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tyles.xml" manifest:media-type="text/xml"/>
  <manifest:file-entry manifest:full-path="Pictures/1000000000000640000004B02C5236E4.png" manifest:media-type="image/png"/>
  <manifest:file-entry manifest:full-path="Pictures/10000000000000200000002000309F1C.png" manifest:media-type="image/png"/>
  <manifest:file-entry manifest:full-path="Pictures/10000201000001F40000008F5F5575FF.png" manifest:media-type="image/png"/>
  <manifest:file-entry manifest:full-path="Pictures/1000000000000064000000373C10483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80808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draw:ole-draw-aspect="1"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176cm" fo:min-width="0cm"/>
    </style:style>
    <style:style style:name="gr7" style:family="graphic" style:parent-style-name="objectwithoutfill">
      <style:graphic-properties draw:fill="none" draw:textarea-horizontal-align="center" draw:textarea-vertical-align="middle"/>
    </style:style>
    <style:style style:name="gr8" style:family="graphic" style:parent-style-name="objectwithoutfill">
      <style:graphic-properties svg:stroke-color="#cccccc" draw:fill="none" draw:textarea-horizontal-align="center" draw:textarea-vertical-align="middle"/>
    </style:style>
    <style:style style:name="gr9" style:family="graphic" style:parent-style-name="objectwithoutfill">
      <style:graphic-properties svg:stroke-color="#000000" draw:fill="none" draw:textarea-horizontal-align="center" draw:textarea-vertical-align="middle"/>
    </style:style>
    <style:style style:name="gr10" style:family="graphic" style:parent-style-name="objectwithoutfill">
      <style:graphic-properties draw:stroke="solid"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11" style:family="graphic" style:parent-style-name="objectwithoutfill">
      <style:graphic-properties draw:stroke="dash" draw:stroke-dash="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12" style:family="graphic" style:parent-style-name="objectwithoutfill">
      <style:graphic-properties draw:stroke="dash" draw:stroke-dash="Ultrafine_20_Dashed"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draw:fill-color="#e6e6e6" draw:textarea-horizontal-align="justify" draw:textarea-vertical-align="middle" draw:auto-grow-height="false"/>
    </style:style>
    <style:style style:name="gr14" style:family="graphic" style:parent-style-name="standard">
      <style:graphic-properties draw:ole-draw-aspect="1"/>
    </style:style>
    <style:style style:name="pr1" style:family="presentation" style:parent-style-name="Kyodai_25_20Presentation-title">
      <style:graphic-properties fo:min-height="3.256cm"/>
    </style:style>
    <style:style style:name="pr2" style:family="presentation" style:parent-style-name="Kyodai_25_20Presentation-subtitle">
      <style:graphic-properties draw:fill-color="#ffffff" draw:auto-grow-height="true" fo:min-height="3.7cm"/>
    </style:style>
    <style:style style:name="pr3" style:family="presentation" style:parent-style-name="Kyodai_25_20Presentation-notes">
      <style:graphic-properties draw:fill-color="#ffffff" draw:auto-grow-height="true" fo:min-height="12.573cm"/>
    </style:style>
    <style:style style:name="pr4" style:family="presentation" style:parent-style-name="Kyodai_25_20Presentation-title">
      <style:graphic-properties fo:min-height="3.237cm"/>
    </style:style>
    <style:style style:name="pr5" style:family="presentation" style:parent-style-name="Kyodai_25_20Presentation-notes">
      <style:graphic-properties draw:fill-color="#ffffff" fo:min-height="12.572cm"/>
    </style:style>
    <style:style style:name="pr6" style:family="presentation" style:parent-style-name="Kyodai_25_20Presentation-title">
      <style:graphic-properties draw:auto-grow-height="true" fo:min-height="3.237cm"/>
    </style:style>
    <style:style style:name="pr7" style:family="presentation" style:parent-style-name="Kyodai_25_20Presentation-outline1">
      <style:graphic-properties fo:min-height="1.16cm"/>
    </style:style>
    <style:style style:name="pr8" style:family="presentation" style:parent-style-name="Kyodai_25_20Presentation-outline1">
      <style:graphic-properties fo:min-height="2.54cm"/>
    </style:style>
    <style:style style:name="pr9" style:family="presentation" style:parent-style-name="Kyodai_25_20Presentation-outline1">
      <style:graphic-properties fo:min-height="0.65cm"/>
    </style:style>
    <style:style style:name="pr10" style:family="presentation" style:parent-style-name="Kyodai_25_20Presentation-outline1">
      <style:graphic-properties fo:min-height="13.86cm"/>
    </style:style>
    <style:style style:name="pr11" style:family="presentation" style:parent-style-name="Kyodai_25_20Presentation-outline1">
      <style:graphic-properties fo:min-height="2.939cm"/>
    </style:style>
    <style:style style:name="pr12" style:family="presentation" style:parent-style-name="Kyodai_25_20Presentation-outline1">
      <style:graphic-properties fo:min-height="0.001cm"/>
    </style:style>
    <style:style style:name="pr13" style:family="presentation" style:parent-style-name="Kyodai_25_20Presentation-outline1">
      <style:graphic-properties fo:min-height="0.5cm"/>
    </style:style>
    <style:style style:name="pr14" style:family="presentation" style:parent-style-name="Kyodai_25_20Presentation-outline1">
      <style:graphic-properties fo:min-height="8.033cm"/>
    </style:style>
    <style:style style:name="pr15" style:family="presentation" style:parent-style-name="Kyodai_25_20Presentation-outline1">
      <style:graphic-properties draw:auto-grow-height="true" fo:min-height="13.86cm"/>
    </style:style>
    <style:style style:name="pr16" style:family="presentation" style:parent-style-name="Kyodai_25_20Presentation-outline1">
      <style:graphic-properties fo:min-height="9.386cm"/>
    </style:style>
    <style:style style:name="P1" style:family="paragraph">
      <style:text-properties fo:font-size="36pt" style:font-size-asian="36pt" style:font-size-complex="36pt"/>
    </style:style>
    <style:style style:name="P2" style:family="paragraph">
      <style:text-properties fo:font-size="28pt" style:font-family-asian="TakaoGothic" style:font-style-name-asian="Regular" style:font-family-generic-asian="swiss" style:font-pitch-asian="variable" style:font-size-asian="28pt" style:font-size-complex="28pt"/>
    </style:style>
    <style:style style:name="P3" style:family="paragraph">
      <style:text-properties style:font-size-asian="20pt"/>
    </style:style>
    <style:style style:name="P4" style:family="paragraph">
      <style:text-properties fo:font-size="66pt" style:font-size-asian="66pt" style:font-size-complex="66pt"/>
    </style:style>
    <style:style style:name="P5" style:family="paragraph">
      <style:text-properties fo:font-size="20pt"/>
    </style:style>
    <style:style style:name="P6" style:family="paragraph">
      <style:paragraph-properties fo:text-align="center"/>
    </style:style>
    <style:style style:name="P7" style:family="paragraph">
      <style:text-properties fo:color="#000080" fo:font-size="24pt" style:text-underline-style="solid" style:text-underline-width="auto" style:text-underline-color="font-color" style:font-size-asian="24pt" style:font-size-complex="24pt"/>
    </style:style>
    <style:style style:name="P8" style:family="paragraph">
      <style:text-properties fo:font-size="22pt" style:font-size-asian="22pt" style:font-size-complex="22pt"/>
    </style:style>
    <style:style style:name="P9" style:family="paragraph">
      <style:text-properties fo:color="#800000" fo:font-size="24pt" style:text-underline-style="solid" style:text-underline-width="auto" style:text-underline-color="font-color" style:font-size-asian="24pt" style:font-size-complex="24pt"/>
    </style:style>
    <style:style style:name="P10" style:family="paragraph">
      <style:text-properties fo:font-size="32pt" style:font-size-asian="32pt" style:font-size-complex="32pt"/>
    </style:style>
    <style:style style:name="P11" style:family="paragraph">
      <style:text-properties fo:color="#008000" fo:font-size="26pt" fo:font-weight="bold" style:font-size-asian="26pt" style:font-weight-asian="bold" style:font-size-complex="26pt" style:font-weight-complex="bold"/>
    </style:style>
    <style:style style:name="P12" style:family="paragraph">
      <style:text-properties fo:color="#800000" fo:font-size="26pt" fo:font-weight="bold" style:font-size-asian="26pt" style:font-weight-asian="bold" style:font-size-complex="26pt" style:font-weight-complex="bold"/>
    </style:style>
    <style:style style:name="P13" style:family="paragraph">
      <style:text-properties fo:font-size="28pt" style:font-size-asian="28pt" style:font-size-complex="28pt"/>
    </style:style>
    <style:style style:name="P14" style:family="paragraph">
      <style:text-properties fo:color="#008000" fo:font-size="26pt" style:font-size-asian="26pt" style:font-size-complex="26pt"/>
    </style:style>
    <style:style style:name="P15" style:family="paragraph">
      <style:text-properties fo:color="#800000" fo:font-size="26pt" style:font-size-asian="26pt" style:font-size-complex="26pt"/>
    </style:style>
    <style:style style:name="P16" style:family="paragraph">
      <style:text-properties fo:font-size="26pt" style:font-size-asian="26pt" style:font-size-complex="26pt"/>
    </style:style>
    <style:style style:name="P17" style:family="paragraph">
      <style:paragraph-properties fo:text-align="center"/>
      <style:text-properties style:use-window-font-color="true" fo:font-size="26pt" style:font-size-asian="26pt" style:font-size-complex="26pt"/>
    </style:style>
    <style:style style:name="P18" style:family="paragraph">
      <style:text-properties fo:font-size="24pt" style:font-size-asian="24pt" style:font-size-complex="24pt"/>
    </style:style>
    <style:style style:name="P19" style:family="paragraph">
      <style:text-properties fo:font-size="24pt" style:font-size-asian="24pt" style:font-size-complex="18pt"/>
    </style:style>
    <style:style style:name="P20" style:family="paragraph">
      <style:text-properties style:use-window-font-color="true" fo:font-size="26pt" style:font-size-asian="26pt" style:font-size-complex="26pt"/>
    </style:style>
    <style:style style:name="P21" style:family="paragraph">
      <style:text-properties fo:color="#008000" fo:font-size="24pt" style:font-size-asian="24pt" style:font-size-complex="24pt"/>
    </style:style>
    <style:style style:name="P22" style:family="paragraph">
      <style:text-properties fo:color="#000080" fo:font-size="26pt" style:font-size-asian="26pt" style:font-size-complex="26pt"/>
    </style:style>
    <style:style style:name="P23" style:family="paragraph">
      <style:text-properties fo:color="#808000" fo:font-size="26pt" style:font-size-asian="26pt" style:font-size-complex="26pt"/>
    </style:style>
    <style:style style:name="T1" style:family="text">
      <style:text-properties fo:font-size="28pt" style:font-family-asian="TakaoGothic" style:font-style-name-asian="Regular" style:font-family-generic-asian="swiss" style:font-pitch-asian="variable" style:font-size-asian="28pt" style:font-size-complex="28pt"/>
    </style:style>
    <style:style style:name="T2" style:family="text">
      <style:text-properties fo:color="#000080" fo:font-size="66pt" style:font-size-asian="66pt" style:font-size-complex="66pt"/>
    </style:style>
    <style:style style:name="T3" style:family="text">
      <style:text-properties fo:font-size="66pt" style:font-size-asian="66pt" style:font-size-complex="66pt"/>
    </style:style>
    <style:style style:name="T4" style:family="text">
      <style:text-properties fo:color="#800000" fo:font-size="66pt" style:font-size-asian="66pt" style:font-size-complex="66pt"/>
    </style:style>
    <style:style style:name="T5" style:family="text">
      <style:text-properties style:use-window-font-color="true" fo:font-size="66pt" style:font-size-asian="66pt" style:font-size-complex="66pt"/>
    </style:style>
    <style:style style:name="T6" style:family="text">
      <style:text-properties fo:color="#000080"/>
    </style:style>
    <style:style style:name="T7" style:family="text">
      <style:text-properties fo:color="#800000"/>
    </style:style>
    <style:style style:name="T8" style:family="text">
      <style:text-properties style:use-window-font-color="true"/>
    </style:style>
    <style:style style:name="T9" style:family="text">
      <style:text-properties fo:color="#800080"/>
    </style:style>
    <style:style style:name="T10" style:family="text">
      <style:text-properties fo:color="#000080" fo:font-size="24pt" style:text-underline-style="solid" style:text-underline-width="auto" style:text-underline-color="font-color" style:font-size-asian="24pt" style:font-size-complex="24pt"/>
    </style:style>
    <style:style style:name="T11" style:family="text">
      <style:text-properties fo:font-size="22pt" style:font-size-asian="22pt" style:font-size-complex="22pt"/>
    </style:style>
    <style:style style:name="T12" style:family="text">
      <style:text-properties fo:color="#800000" fo:font-size="24pt" style:text-underline-style="solid" style:text-underline-width="auto" style:text-underline-color="font-color" style:font-size-asian="24pt" style:font-size-complex="24pt"/>
    </style:style>
    <style:style style:name="T13" style:family="text">
      <style:text-properties fo:font-size="32pt" style:font-size-asian="32pt" style:font-size-complex="32pt"/>
    </style:style>
    <style:style style:name="T14" style:family="text">
      <style:text-properties fo:color="#000080" fo:font-weight="normal" style:font-weight-asian="normal" style:font-weight-complex="normal"/>
    </style:style>
    <style:style style:name="T15" style:family="text">
      <style:text-properties style:use-window-font-color="true" fo:font-weight="normal" style:font-weight-asian="normal" style:font-weight-complex="normal"/>
    </style:style>
    <style:style style:name="T16" style:family="text">
      <style:text-properties fo:color="#800080" fo:font-weight="bold" style:font-weight-asian="bold" style:font-weight-complex="bold"/>
    </style:style>
    <style:style style:name="T17" style:family="text">
      <style:text-properties style:use-window-font-color="true" style:text-position="sub 58%" fo:font-weight="normal" style:font-weight-asian="normal" style:font-weight-complex="normal"/>
    </style:style>
    <style:style style:name="T18" style:family="text">
      <style:text-properties style:use-window-font-color="true" style:text-position="0% 100%" fo:font-weight="normal" style:font-weight-asian="normal" style:font-weight-complex="normal"/>
    </style:style>
    <style:style style:name="T19" style:family="text">
      <style:text-properties fo:color="#008000" fo:font-weight="bold" style:font-weight-asian="bold" style:font-weight-complex="bold"/>
    </style:style>
    <style:style style:name="T20" style:family="text">
      <style:text-properties style:text-position="sub 58%"/>
    </style:style>
    <style:style style:name="T21" style:family="text">
      <style:text-properties style:use-window-font-color="true" fo:font-weight="bold" style:font-weight-asian="bold" style:font-weight-complex="bold"/>
    </style:style>
    <style:style style:name="T22" style:family="text">
      <style:text-properties fo:color="#008000" fo:font-style="italic" style:font-style-asian="italic" style:font-style-complex="italic"/>
    </style:style>
    <style:style style:name="T23" style:family="text">
      <style:text-properties style:use-window-font-color="true" fo:font-style="italic" style:font-style-asian="italic" style:font-style-complex="italic"/>
    </style:style>
    <style:style style:name="T24" style:family="text">
      <style:text-properties fo:color="#000080" fo:font-style="italic" fo:font-weight="normal" style:font-style-asian="italic" style:font-weight-asian="normal" style:font-style-complex="italic" style:font-weight-complex="normal"/>
    </style:style>
    <style:style style:name="T25" style:family="text">
      <style:text-properties style:use-window-font-color="true" fo:font-style="italic" fo:font-weight="normal" style:font-style-asian="italic" style:font-weight-asian="normal" style:font-style-complex="italic" style:font-weight-complex="normal"/>
    </style:style>
    <style:style style:name="T26" style:family="text">
      <style:text-properties fo:color="#800000" fo:font-style="italic" fo:font-weight="normal" style:font-style-asian="italic" style:font-weight-asian="normal" style:font-style-complex="italic" style:font-weight-complex="normal"/>
    </style:style>
    <style:style style:name="T27" style:family="text">
      <style:text-properties fo:color="#800080" fo:font-weight="normal" style:font-weight-asian="normal" style:font-weight-complex="normal"/>
    </style:style>
    <style:style style:name="T28" style:family="text">
      <style:text-properties style:use-window-font-color="true" fo:font-family="LMMonoCaps10" style:font-pitch="fixed" fo:font-weight="bold" style:font-weight-asian="bold" style:font-weight-complex="bold"/>
    </style:style>
    <style:style style:name="T29" style:family="text">
      <style:text-properties fo:color="#800000" fo:font-weight="normal" style:font-weight-asian="normal" style:font-weight-complex="normal"/>
    </style:style>
    <style:style style:name="T30" style:family="text">
      <style:text-properties fo:color="#008000" fo:font-weight="normal" style:font-weight-asian="normal" style:font-weight-complex="normal"/>
    </style:style>
    <style:style style:name="T31" style:family="text">
      <style:text-properties fo:color="#008000" fo:font-style="italic" fo:font-weight="normal" style:font-style-asian="italic" style:font-weight-asian="normal" style:font-style-complex="italic" style:font-weight-complex="normal"/>
    </style:style>
    <style:style style:name="T32" style:family="text">
      <style:text-properties fo:color="#800080" fo:font-style="italic" fo:font-weight="normal" style:font-style-asian="italic" style:font-weight-asian="normal" style:font-style-complex="italic" style:font-weight-complex="normal"/>
    </style:style>
    <style:style style:name="T33" style:family="text">
      <style:text-properties fo:color="#008000" fo:font-size="26pt" fo:font-weight="bold" style:font-size-asian="26pt" style:font-weight-asian="bold" style:font-size-complex="26pt" style:font-weight-complex="bold"/>
    </style:style>
    <style:style style:name="T34" style:family="text">
      <style:text-properties fo:color="#800000" fo:font-size="26pt" fo:font-weight="bold" style:font-size-asian="26pt" style:font-weight-asian="bold" style:font-size-complex="26pt" style:font-weight-complex="bold"/>
    </style:style>
    <style:style style:name="T35" style:family="text">
      <style:text-properties fo:font-size="28pt" style:font-size-asian="28pt" style:font-size-complex="28pt"/>
    </style:style>
    <style:style style:name="T36" style:family="text">
      <style:text-properties fo:color="#008000" fo:font-size="26pt" style:font-size-asian="26pt" style:font-size-complex="26pt"/>
    </style:style>
    <style:style style:name="T37" style:family="text">
      <style:text-properties fo:color="#800000" fo:font-size="26pt" style:font-size-asian="26pt" style:font-size-complex="26pt"/>
    </style:style>
    <style:style style:name="T38" style:family="text">
      <style:text-properties fo:font-size="36pt" style:font-size-asian="36pt" style:font-size-complex="36pt"/>
    </style:style>
    <style:style style:name="T39" style:family="text">
      <style:text-properties style:use-window-font-color="true" fo:font-style="normal" fo:font-weight="bold" style:font-style-asian="normal" style:font-weight-asian="bold" style:font-style-complex="normal" style:font-weight-complex="bold"/>
    </style:style>
    <style:style style:name="T40" style:family="text">
      <style:text-properties style:use-window-font-color="true" fo:font-style="normal" style:font-style-asian="normal" style:font-style-complex="normal"/>
    </style:style>
    <style:style style:name="T41" style:family="text">
      <style:text-properties fo:font-size="20pt" style:font-size-asian="20pt" style:font-size-complex="20pt"/>
    </style:style>
    <style:style style:name="T42" style:family="text">
      <style:text-properties fo:color="#808000"/>
    </style:style>
    <style:style style:name="T43" style:family="text">
      <style:text-properties fo:color="#808000" fo:font-weight="normal" style:font-weight-asian="normal" style:font-weight-complex="normal"/>
    </style:style>
    <style:style style:name="T44" style:family="text">
      <style:text-properties fo:font-size="26pt" style:font-size-asian="26pt" style:font-size-complex="26pt"/>
    </style:style>
    <style:style style:name="T45" style:family="text">
      <style:text-properties fo:color="#800080" fo:font-size="26pt" style:font-size-asian="26pt" style:font-size-complex="26pt"/>
    </style:style>
    <style:style style:name="T46" style:family="text">
      <style:text-properties fo:color="#808000" fo:font-size="26pt" style:font-size-asian="26pt" style:font-size-complex="26pt"/>
    </style:style>
    <style:style style:name="T47" style:family="text">
      <style:text-properties fo:color="#000080" fo:font-size="26pt" style:text-underline-style="solid" style:text-underline-width="auto" style:text-underline-color="font-color" style:font-size-asian="26pt" style:font-size-complex="26pt"/>
    </style:style>
    <style:style style:name="T48" style:family="text">
      <style:text-properties style:use-window-font-color="true" fo:font-size="26pt" style:font-size-asian="26pt" style:font-size-complex="26pt"/>
    </style:style>
    <style:style style:name="T49" style:family="text">
      <style:text-properties fo:color="#008000" style:text-underline-style="solid" style:text-underline-width="auto" style:text-underline-color="font-color"/>
    </style:style>
    <style:style style:name="T50" style:family="text">
      <style:text-properties fo:color="#ff420e"/>
    </style:style>
    <style:style style:name="T51" style:family="text">
      <style:text-properties fo:color="#008000" fo:font-style="normal" style:text-underline-style="solid" style:text-underline-width="auto" style:text-underline-color="font-color" style:font-style-asian="normal" style:font-style-complex="normal"/>
    </style:style>
    <style:style style:name="T52" style:family="text">
      <style:text-properties fo:color="#000000" fo:font-style="italic" fo:font-weight="normal" style:font-style-asian="italic" style:font-weight-asian="normal" style:font-style-complex="italic" style:font-weight-complex="normal"/>
    </style:style>
    <style:style style:name="T53" style:family="text">
      <style:text-properties fo:color="#808000" fo:font-style="italic" fo:font-weight="normal" style:font-style-asian="italic" style:font-weight-asian="normal" style:font-style-complex="italic" style:font-weight-complex="normal"/>
    </style:style>
    <style:style style:name="T54" style:family="text">
      <style:text-properties style:use-window-font-color="true" fo:font-style="normal" fo:font-weight="normal" style:font-style-asian="normal" style:font-weight-asian="normal" style:font-style-complex="normal" style:font-weight-complex="normal"/>
    </style:style>
    <style:style style:name="T55" style:family="text">
      <style:text-properties fo:color="#000000" fo:font-style="normal" fo:font-weight="normal" style:font-style-asian="normal" style:font-weight-asian="normal" style:font-style-complex="normal" style:font-weight-complex="normal"/>
    </style:style>
    <style:style style:name="T56" style:family="text">
      <style:text-properties style:use-window-font-color="true" fo:font-family="LMMonoCaps10" style:font-pitch="fixed" fo:font-style="normal" fo:font-weight="bold" style:font-style-asian="normal" style:font-weight-asian="bold" style:font-style-complex="normal" style:font-weight-complex="bold"/>
    </style:style>
    <style:style style:name="T57" style:family="text">
      <style:text-properties fo:color="#008000" fo:font-style="normal" fo:font-weight="normal" style:font-style-asian="normal" style:font-weight-asian="normal" style:font-style-complex="normal" style:font-weight-complex="normal"/>
    </style:style>
    <style:style style:name="T58" style:family="text">
      <style:text-properties fo:color="#808000" fo:font-style="normal" fo:font-weight="normal" style:font-style-asian="normal" style:font-weight-asian="normal" style:font-style-complex="normal" style:font-weight-complex="normal"/>
    </style:style>
    <style:style style:name="T59" style:family="text">
      <style:text-properties fo:color="#808000" fo:font-size="24pt" style:font-size-asian="24pt" style:font-size-complex="24pt"/>
    </style:style>
    <style:style style:name="T60" style:family="text">
      <style:text-properties fo:font-size="24pt" style:font-size-asian="24pt" style:font-size-complex="24pt"/>
    </style:style>
    <style:style style:name="T61" style:family="text">
      <style:text-properties fo:color="#808000" fo:font-size="24pt" fo:font-style="italic" style:font-size-asian="24pt" style:font-style-asian="italic" style:font-weight-asian="normal" style:font-size-complex="24pt" style:font-style-complex="italic" style:font-weight-complex="normal"/>
    </style:style>
    <style:style style:name="T62" style:family="text">
      <style:text-properties fo:color="#000080" fo:font-size="24pt" style:font-size-asian="24pt" style:font-size-complex="24pt"/>
    </style:style>
    <style:style style:name="T63" style:family="text">
      <style:text-properties fo:font-size="24pt" style:font-size-asian="24pt" style:font-size-complex="18pt"/>
    </style:style>
    <style:style style:name="T64" style:family="text">
      <style:text-properties style:text-position="sub 58%" fo:font-size="24pt" style:font-size-asian="24pt" style:font-size-complex="18pt"/>
    </style:style>
    <style:style style:name="T65" style:family="text">
      <style:text-properties fo:color="#008000" fo:font-size="24pt" style:font-size-asian="24pt" style:font-size-complex="24pt"/>
    </style:style>
    <style:style style:name="T66" style:family="text">
      <style:text-properties fo:color="#808000" fo:font-size="26pt" style:text-underline-style="solid" style:text-underline-width="auto" style:text-underline-color="font-color" style:font-size-asian="26pt" style:font-size-complex="26pt"/>
    </style:style>
    <style:style style:name="T67" style:family="text">
      <style:text-properties fo:color="#008000"/>
    </style:style>
    <style:style style:name="T68" style:family="text">
      <style:text-properties fo:color="#008080" fo:font-style="italic" fo:font-weight="normal" style:font-style-asian="italic" style:font-weight-asian="normal" style:font-style-complex="italic" style:font-weight-complex="normal"/>
    </style:style>
    <style:style style:name="T69" style:family="text">
      <style:text-properties fo:font-family="LMMono10" style:font-pitch="fixed" fo:font-size="28pt" style:font-size-asian="28pt" style:font-size-complex="28pt"/>
    </style:style>
    <style:style style:name="T70" style:family="text">
      <style:text-properties fo:font-family="LMMono10" style:font-pitch="fixed"/>
    </style:style>
    <style:style style:name="T71" style:family="text">
      <style:text-properties fo:font-size="18pt" style:font-size-asian="18pt" style:font-size-complex="18pt"/>
    </style:style>
    <style:style style:name="T72" style:family="text">
      <style:text-properties fo:color="#000080"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Kyodai_25_20Presentation" presentation:presentation-page-layout-name="AL1T0">
        <office:forms form:automatic-focus="false" form:apply-design-mode="false"/>
        <draw:frame presentation:style-name="pr1" draw:text-style-name="P1" draw:layer="layout" svg:width="25.199cm" svg:height="3.256cm" svg:x="1.471cm" svg:y="5.754cm" presentation:class="title" presentation:user-transformed="true">
          <draw:text-box>
            <text:p>自然言語処理プログラミング勉強会9 -<text:line-break/>識別学習の発展版</text:p>
          </draw:text-box>
        </draw:frame>
        <draw:frame presentation:style-name="pr2" draw:text-style-name="P2" draw:layer="layout" svg:width="25.199cm" svg:height="3.7cm" svg:x="1.27cm" svg:y="13.215cm" presentation:class="subtitle" presentation:user-transformed="true">
          <draw:text-box>
            <text:p><text:span text:style-name="T1">Graham Neubig</text:span></text:p>
            <text:p><text:span text:style-name="T1">奈良先端科学技術大学院大学</text:span><text:span text:style-name="T1">(NAIST)</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1" draw:master-page-name="Kyodai_25_20Presentation" presentation:presentation-page-layout-name="AL2T1">
        <office:forms form:automatic-focus="false" form:apply-design-mode="false"/>
        <draw:frame presentation:style-name="pr4" draw:layer="layout" svg:width="25.199cm" svg:height="3.237cm" svg:x="1.27cm" svg:y="8.574cm" presentation:class="title" presentation:user-transformed="true">
          <draw:text-box>
            <text:p>復習: 識別学習とパーセプトロン</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Kyodai_25_20Presentation" presentation:presentation-page-layout-name="AL2T1">
        <office:forms form:automatic-focus="false" form:apply-design-mode="false"/>
        <draw:frame presentation:style-name="pr6" draw:layer="layout" svg:width="25.199cm" svg:height="3.237cm" svg:x="1.27cm" svg:y="1.574cm" presentation:class="title">
          <draw:text-box>
            <text:p>予測問題</text:p>
          </draw:text-box>
        </draw:frame>
        <draw:frame presentation:style-name="pr7" draw:text-style-name="P4" draw:layer="layout" svg:width="19.685cm" svg:height="5.209cm" svg:x="3.175cm" svg:y="8.46cm" presentation:class="outline" presentation:user-transformed="true">
          <draw:text-box>
            <text:list text:style-name="L2">
              <text:list-header>
                <text:p><text:span text:style-name="T2">x</text:span><text:span text:style-name="T3">が与えられた時</text:span><text:span text:style-name="T4">y</text:span><text:span text:style-name="T5">を予測する</text:span></text:p>
              </text:list-header>
            </text:list>
          </draw:text-box>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572cm" svg:x="2.159cm" svg:y="13.271cm" presentation:class="notes" presentation:placeholder="true">
            <draw:text-box/>
          </draw:frame>
        </presentation:notes>
      </draw:page>
      <draw:page draw:name="page4"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今回の例</text:p>
          </draw:text-box>
        </draw:frame>
        <draw:frame presentation:style-name="pr8" draw:layer="layout" svg:width="25.199cm" svg:height="12.732cm" svg:x="1.471cm" svg:y="5.08cm" presentation:class="outline" presentation:user-transformed="true">
          <draw:text-box>
            <text:list text:style-name="L2">
              <text:list-item>
                <text:p><text:span text:style-name="T6">Wikipedia</text:span><text:span text:style-name="T6">記事の最初の１文</text:span>が与えられた時</text:p>
              </text:list-item>
              <text:list-item>
                <text:p><text:span text:style-name="T7">その記事が人物についての記事かどうか</text:span><text:span text:style-name="T8">を予測</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line-break/></text:span><text:span text:style-name="T7"/></text:p>
              </text:list-item>
              <text:list-item>
                <text:p><text:span text:style-name="T8">これはもちろん、</text:span><text:span text:style-name="T9">２値予測</text:span></text:p>
              </text:list-item>
            </text:list>
          </draw:text-box>
        </draw:frame>
        <draw:custom-shape draw:style-name="gr2" draw:text-style-name="P6" draw:layer="layout" svg:width="22.86cm" svg:height="8.255cm" svg:x="2.335cm" svg:y="8.29cm">
          <text:p/>
          <draw:enhanced-geometry svg:viewBox="0 0 21600 21600" draw:type="rectangle" draw:enhanced-path="M 0 0 L 21600 0 21600 21600 0 21600 0 0 Z N"/>
        </draw:custom-shape>
        <draw:frame draw:style-name="gr3" draw:text-style-name="P7" draw:layer="layout" svg:width="6.429cm" svg:height="1.237cm" svg:x="8.645cm" svg:y="8.89cm">
          <draw:text-box>
            <text:p><text:span text:style-name="T10">与えられた情報</text:span></text:p>
          </draw:text-box>
        </draw:frame>
        <draw:frame draw:style-name="gr3" draw:text-style-name="P8" draw:layer="layout" svg:width="15.09cm" svg:height="1.987cm" svg:x="2.735cm" svg:y="10.16cm">
          <draw:text-box>
            <text:p><text:span text:style-name="T11">Gonso was a Sanron sect priest (754-827)</text:span><text:span text:style-name="T11"><text:line-break/></text:span><text:span text:style-name="T11">in the late Nara and early Heian periods.</text:span></text:p>
          </draw:text-box>
        </draw:frame>
        <draw:line draw:style-name="gr4" draw:text-style-name="P6" draw:layer="layout" svg:x1="18.075cm" svg:y1="11.43cm" svg:x2="20.615cm" svg:y2="11.43cm">
          <text:p/>
        </draw:line>
        <draw:frame draw:style-name="gr3" draw:text-style-name="P9" draw:layer="layout" svg:width="2.195cm" svg:height="1.237cm" svg:x="21.645cm" svg:y="8.891cm">
          <draw:text-box>
            <text:p><text:span text:style-name="T12">予測</text:span></text:p>
          </draw:text-box>
        </draw:frame>
        <draw:frame draw:style-name="gr3" draw:text-style-name="P10" draw:layer="layout" svg:width="2.661cm" svg:height="1.517cm" svg:x="21.469cm" svg:y="10.548cm">
          <draw:text-box>
            <text:p><text:span text:style-name="T13">Yes!</text:span></text:p>
          </draw:text-box>
        </draw:frame>
        <draw:frame draw:style-name="gr3" draw:text-style-name="P8" draw:layer="layout" svg:width="15.268cm" svg:height="2.855cm" svg:x="2.775cm" svg:y="13.335cm">
          <draw:text-box>
            <text:p><text:span text:style-name="T11">Shichikuzan Chigogataki Fudomyoo is</text:span></text:p>
            <text:p><text:span text:style-name="T11">a historical site located at Magura, Maizuru</text:span></text:p>
            <text:p><text:span text:style-name="T11">City, Kyoto Prefecture.</text:span></text:p>
          </draw:text-box>
        </draw:frame>
        <draw:line draw:style-name="gr4" draw:text-style-name="P6" draw:layer="layout" svg:x1="18.075cm" svg:y1="14.83cm" svg:x2="20.615cm" svg:y2="14.83cm">
          <text:p/>
        </draw:line>
        <draw:frame draw:style-name="gr3" draw:text-style-name="P10" draw:layer="layout" svg:width="2.263cm" svg:height="1.517cm" svg:x="21.47cm" svg:y="13.949cm">
          <draw:text-box>
            <text:p><text:span text:style-name="T13">No!</text:span></text:p>
          </draw:text-box>
        </draw:frame>
        <presentation:notes draw:style-name="dp2">
          <draw:page-thumbnail draw:style-name="gr1" draw:layer="layout" svg:width="13.968cm" svg:height="10.476cm" svg:x="3.81cm" svg:y="2.123cm" draw:page-number="4" presentation:class="page"/>
          <draw:frame presentation:style-name="pr5" draw:text-style-name="P5" draw:layer="layout" svg:width="17.271cm" svg:height="12.572cm" svg:x="2.159cm" svg:y="13.271cm" presentation:class="notes" presentation:placeholder="true">
            <draw:text-box/>
          </draw:frame>
        </presentation:notes>
      </draw:page>
      <draw:page draw:name="page5" draw:style-name="dp1" draw:master-page-name="Kyodai_25_20Presentation" presentation:presentation-page-layout-name="AL1T0">
        <office:forms form:automatic-focus="false" form:apply-design-mode="false"/>
        <draw:frame presentation:style-name="pr6" draw:layer="layout" svg:width="25.199cm" svg:height="3.237cm" svg:x="1.27cm" svg:y="1.574cm" presentation:class="title">
          <draw:text-box>
            <text:p>数学的な定式化</text:p>
          </draw:text-box>
        </draw:frame>
        <draw:frame draw:style-name="gr5" draw:layer="layout" svg:width="16.223cm" svg:height="4.475cm" svg:x="6.385cm" svg:y="5.966cm">
          <draw:object xlink:href="./Object 3" xlink:type="simple" xlink:show="embed" xlink:actuate="onLoad"/>
          <draw:image xlink:href="./ObjectReplacements/Object 3" xlink:type="simple" xlink:show="embed" xlink:actuate="onLoad"/>
        </draw:frame>
        <draw:frame presentation:style-name="pr9" draw:layer="layout" svg:width="25.199cm" svg:height="8.082cm" svg:x="1.472cm" svg:y="11.665cm" presentation:class="outline" presentation:user-transformed="true">
          <draw:text-box>
            <text:list text:style-name="L2">
              <text:list-item>
                <text:p><text:span text:style-name="T14">x</text:span><text:span text:style-name="T15">: </text:span><text:span text:style-name="T15">入力</text:span></text:p>
              </text:list-item>
              <text:list-item>
                <text:p><text:span text:style-name="T16">φ(x)</text:span><text:span text:style-name="T15">: </text:span><text:span text:style-name="T15">素性関数のベクトル </text:span><text:span text:style-name="T15">{φ</text:span><text:span text:style-name="T17">1</text:span><text:span text:style-name="T18">(x)</text:span><text:span text:style-name="T15">, φ</text:span><text:span text:style-name="T17">2</text:span><text:span text:style-name="T18">(x)</text:span><text:span text:style-name="T15">, …, φ</text:span><text:span text:style-name="T17">I</text:span><text:span text:style-name="T18">(x)</text:span><text:span text:style-name="T15">}</text:span></text:p>
              </text:list-item>
              <text:list-item>
                <text:p><text:span text:style-name="T19">w</text:span>: 重みベクトル {w<text:span text:style-name="T20">1</text:span>, w<text:span text:style-name="T20">2</text:span>, …, w<text:span text:style-name="T20">I</text:span>}</text:p>
              </text:list-item>
              <text:list-item>
                <text:p><text:span text:style-name="T7">y</text:span>: 予測値、「yes」なら+1、「no」なら-1</text:p>
                <text:list>
                  <text:list-item>
                    <text:p>sign(v)は「v &gt;= 0」の場合+1、そうでない場合-1 </text:p>
                  </text:list-item>
                </text:list>
              </text:list-item>
            </text:list>
          </draw:text-box>
        </draw:frame>
        <draw:custom-shape draw:style-name="gr2" draw:text-style-name="P6" draw:layer="layout" svg:width="19.05cm" svg:height="5.215cm" svg:x="5.08cm" svg:y="5.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オンライン学習</text:p>
          </draw:text-box>
        </draw:frame>
        <draw:frame presentation:style-name="pr10" draw:layer="layout" svg:width="25.199cm" svg:height="15.463cm" svg:x="1.471cm" svg:y="4.68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y'</text:span><text:span text:style-name="T15"> = </text:span><text:span text:style-name="T28">predict_one</text:span><text:span text:style-name="T15">(</text:span><text:span text:style-name="T30">w</text:span><text:span text:style-name="T15">, </text:span><text:span text:style-name="T27">phi</text:span><text:span text:style-name="T15">)</text:span><text:span text:style-name="T15"><text:line-break/></text:span><text:span text:style-name="T15"><text:tab/></text:span><text:span text:style-name="T15"><text:tab/></text:span><text:span text:style-name="T21">if</text:span><text:span text:style-name="T15"> </text:span><text:span text:style-name="T29">y'</text:span><text:span text:style-name="T15"> != </text:span><text:span text:style-name="T29">y</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item>
                <text:p><text:span text:style-name="T6">つまり：</text:span></text:p>
                <text:list>
                  <text:list-item>
                    <text:p><text:span text:style-name="T8">各学習事例を分類してみる</text:span></text:p>
                  </text:list-item>
                  <text:list-item>
                    <text:p><text:span text:style-name="T8">間違った答えを返す時に、重みを更新</text:span></text:p>
                  </text:list-item>
                </text:list>
              </text:list-item>
              <text:list-item>
                <text:p><text:span text:style-name="T8">様々なオンライン学習アルゴリズムが存在</text:span></text:p>
                <text:list>
                  <text:list-item>
                    <text:p><text:span text:style-name="T8">最もシンプルで実装しやすいのが</text:span><text:span text:style-name="T6">パーセプトロン</text:span></text:p>
                  </text:list-item>
                </text:list>
              </text:list-item>
            </text:list>
          </draw:text-box>
        </draw:frame>
        <draw:custom-shape draw:style-name="gr2" draw:text-style-name="P6" draw:layer="layout" svg:width="23.06cm" svg:height="8.455cm" svg:x="2.14cm" svg:y="4.5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6" presentation:class="page"/>
          <draw:frame presentation:style-name="pr5" draw:text-style-name="P5" draw:layer="layout" svg:width="17.271cm" svg:height="12.572cm" svg:x="2.159cm" svg:y="13.271cm" presentation:class="notes" presentation:placeholder="true">
            <draw:text-box/>
          </draw:frame>
        </presentation:notes>
      </draw:page>
      <draw:page draw:name="page7"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パーセプトロンによる重み更新</text:p>
          </draw:text-box>
        </draw:frame>
        <draw:frame presentation:style-name="pr10" draw:layer="layout" svg:width="25.199cm" svg:height="13.86cm" svg:x="1.471cm" svg:y="5.88cm" presentation:class="outline" presentation:user-transformed="true">
          <draw:text-box>
            <text:list text:style-name="L2">
              <text:list-header>
                <text:p/>
              </text:list-header>
              <text:list-item>
                <text:p><text:span text:style-name="T6">つまり：</text:span></text:p>
                <text:list>
                  <text:list-item>
                    <text:p><text:span text:style-name="T7">y=1</text:span><text:span text:style-name="T8">の場合、</text:span><text:span text:style-name="T16">φ</text:span>(<text:span text:style-name="T6">x</text:span>)の素性の重みを増やす</text:p>
                    <text:list>
                      <text:list-item>
                        <text:p>「yes」の事例の素性により大きな重みを</text:p>
                      </text:list-item>
                    </text:list>
                  </text:list-item>
                  <text:list-item>
                    <text:p><text:span text:style-name="T7">y=-1</text:span>の場合、<text:span text:style-name="T16">φ</text:span>(<text:span text:style-name="T6">x</text:span>)の素性の重みを減らす</text:p>
                    <text:list>
                      <text:list-item>
                        <text:p>「no」の事例により小さな重みを</text:p>
                      </text:list-item>
                    </text:list>
                  </text:list-item>
                </text:list>
                <text:p>→ <text:span text:style-name="T6">更新のたびに、予測性能が向上！</text:span></text:p>
              </text:list-item>
            </text:list>
          </draw:text-box>
        </draw:frame>
        <draw:frame draw:style-name="gr5" draw:layer="layout" svg:width="9.297cm" svg:height="1.648cm" svg:x="8.89cm" svg:y="5.107cm">
          <draw:object xlink:href="./Object 1" xlink:type="simple" xlink:show="embed" xlink:actuate="onLoad"/>
          <draw:image xlink:href="./ObjectReplacements/Object 1" xlink:type="simple" xlink:show="embed" xlink:actuate="onLoad"/>
        </draw:frame>
        <draw:frame presentation:style-name="pr11" draw:layer="layout" svg:width="14.403cm" svg:height="3.49cm" svg:x="5.917cm" svg:y="16.276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15">)</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3.734cm" svg:height="3.674cm" svg:x="6.586cm" svg:y="16.176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平均化パーセプトロン</text:p>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presentation:style-name="pr12" draw:layer="layout" svg:width="25.199cm" svg:height="2.127cm" svg:x="1.471cm" svg:y="5.08cm" presentation:class="outline" presentation:user-transformed="true">
          <draw:text-box>
            <text:list text:style-name="L2">
              <text:list-item>
                <text:p>線形分離不可能なデータに対してパーセプトロンは不安定：</text:p>
              </text:list-item>
            </text:list>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g>
          <draw:line draw:style-name="gr7" draw:text-style-name="P6" draw:layer="layout" svg:x1="8.555cm" svg:y1="9.325cm" svg:x2="18.08cm" svg:y2="18.215cm">
            <text:p/>
          </draw:line>
          <draw:line draw:style-name="gr4" draw:text-style-name="P6" draw:layer="layout" svg:x1="13.135cm" svg:y1="13.67cm" svg:x2="13.77cm" svg:y2="13.035cm">
            <text:p/>
          </draw:line>
        </draw:g>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8.29cm" svg:y="18.415cm">
          <draw:text-box>
            <text:p><text:span text:style-name="T35">{1, 1}</text:span></text:p>
          </draw:text-box>
        </draw:frame>
        <presentation:notes draw:style-name="dp2">
          <draw:page-thumbnail draw:style-name="gr1" draw:layer="layout" svg:width="13.968cm" svg:height="10.476cm" svg:x="3.81cm" svg:y="2.123cm" draw:page-number="9" presentation:class="page"/>
          <draw:frame presentation:style-name="pr5" draw:text-style-name="P5" draw:layer="layout" svg:width="17.271cm" svg:height="12.572cm" svg:x="2.159cm" svg:y="13.271cm" presentation:class="notes" presentation:placeholder="true">
            <draw:text-box/>
          </draw:frame>
        </presentation:notes>
      </draw:page>
      <draw:page draw:name="page10"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g>
          <draw:line draw:style-name="gr7" draw:text-style-name="P6" draw:layer="layout" svg:x1="8.555cm" svg:y1="9.325cm" svg:x2="18.08cm" svg:y2="18.215cm">
            <text:p/>
          </draw:line>
          <draw:line draw:style-name="gr4" draw:text-style-name="P6" draw:layer="layout" svg:x1="13.135cm" svg:y1="13.67cm" svg:x2="13.77cm" svg:y2="13.035cm">
            <text:p/>
          </draw:line>
        </draw:g>
        <draw:custom-shape draw:style-name="gr2" draw:text-style-name="P6" draw:layer="layout" svg:width="1.905cm" svg:height="1.905cm" svg:x="13.325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8.29cm" svg:y="18.415cm">
          <draw:text-box>
            <text:p><text:span text:style-name="T35">{1, 1}</text:span></text:p>
          </draw:text-box>
        </draw:frame>
        <draw:frame draw:style-name="gr3" draw:text-style-name="P13" draw:layer="layout" svg:width="3.144cm" svg:height="1.352cm" svg:x="9.556cm" svg:y="15.875cm">
          <draw:text-box>
            <text:p><text:span text:style-name="T35">{1, -3}</text:span></text:p>
          </draw:text-box>
        </draw:fram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5" draw:layer="layout" svg:width="17.271cm" svg:height="12.572cm" svg:x="2.159cm" svg:y="13.271cm" presentation:class="notes" presentation:placeholder="true">
            <draw:text-box/>
          </draw:frame>
        </presentation:notes>
      </draw:page>
      <draw:page draw:name="page11"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144cm" svg:height="1.352cm" svg:x="15.589cm" svg:y="8.415cm">
          <draw:text-box>
            <text:p><text:span text:style-name="T35">{2, -2}</text:span></text:p>
          </draw:text-box>
        </draw:frame>
        <draw:line draw:style-name="gr7" draw:text-style-name="P6" draw:layer="layout" svg:x1="17.415cm" svg:y1="9.795cm" svg:x2="9.16cm" svg:y2="17.415cm">
          <text:p/>
        </draw:line>
        <draw:line draw:style-name="gr4" draw:text-style-name="P6" draw:layer="layout" svg:x1="13.135cm" svg:y1="13.735cm" svg:x2="13.97cm" svg:y2="14.605cm">
          <text:p/>
        </draw:lin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5" draw:layer="layout" svg:width="17.271cm" svg:height="12.572cm" svg:x="2.159cm" svg:y="13.271cm" presentation:class="notes" presentation:placeholder="true">
            <draw:text-box/>
          </draw:frame>
        </presentation:notes>
      </draw:page>
      <draw:page draw:name="page12"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144cm" svg:height="1.352cm" svg:x="15.589cm" svg:y="8.415cm">
          <draw:text-box>
            <text:p><text:span text:style-name="T35">{2, -2}</text:span></text:p>
          </draw:text-box>
        </draw:frame>
        <draw:line draw:style-name="gr7" draw:text-style-name="P6" draw:layer="layout" svg:x1="17.415cm" svg:y1="9.795cm" svg:x2="9.16cm" svg:y2="17.415cm">
          <text:p/>
        </draw:line>
        <draw:line draw:style-name="gr4" draw:text-style-name="P6" draw:layer="layout" svg:x1="13.135cm" svg:y1="13.735cm" svg:x2="13.97cm" svg:y2="14.605cm">
          <text:p/>
        </draw:line>
        <draw:custom-shape draw:style-name="gr2" draw:text-style-name="P6" draw:layer="layout" svg:width="1.905cm" svg:height="1.905cm" svg:x="15.24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3.144cm" svg:height="1.352cm" svg:x="16.589cm" svg:y="15.415cm">
          <draw:text-box>
            <text:p><text:span text:style-name="T35">{3, -1}</text:span></text:p>
          </draw:text-box>
        </draw:fram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474cm" svg:height="1.352cm" svg:x="16.51cm" svg:y="17.78cm">
          <draw:text-box>
            <text:p><text:span text:style-name="T35">{-1, -1}</text:span></text:p>
          </draw:text-box>
        </draw:frame>
        <draw:g>
          <draw:line draw:style-name="gr7" draw:text-style-name="P6" draw:layer="layout" svg:x1="17.78cm" svg:y1="18.015cm" svg:x2="8.255cm" svg:y2="9.125cm">
            <text:p/>
          </draw:line>
          <draw:line draw:style-name="gr4" draw:text-style-name="P6" draw:layer="layout" svg:x1="13.2cm" svg:y1="13.67cm" svg:x2="12.565cm" svg:y2="14.305cm">
            <text:p/>
          </draw:line>
        </draw:g>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5" draw:layer="layout" svg:width="17.271cm" svg:height="12.572cm" svg:x="2.159cm" svg:y="13.271cm" presentation:class="notes" presentation:placeholder="true">
            <draw:text-box/>
          </draw:frame>
        </presentation:notes>
      </draw:page>
      <draw:page draw:name="page14"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3.474cm" svg:height="1.352cm" svg:x="16.51cm" svg:y="17.78cm">
          <draw:text-box>
            <text:p><text:span text:style-name="T35">{-1, -1}</text:span></text:p>
          </draw:text-box>
        </draw:frame>
        <draw:g>
          <draw:line draw:style-name="gr7" draw:text-style-name="P6" draw:layer="layout" svg:x1="17.78cm" svg:y1="18.015cm" svg:x2="8.255cm" svg:y2="9.125cm">
            <text:p/>
          </draw:line>
          <draw:line draw:style-name="gr4" draw:text-style-name="P6" draw:layer="layout" svg:x1="13.2cm" svg:y1="13.67cm" svg:x2="12.565cm" svg:y2="14.305cm">
            <text:p/>
          </draw:line>
        </draw:g>
        <draw:custom-shape draw:style-name="gr2" draw:text-style-name="P6" draw:layer="layout" svg:width="1.905cm" svg:height="1.905cm" svg:x="11.241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3.474cm" svg:height="1.352cm" svg:x="8.51cm" svg:y="15.18cm">
          <draw:text-box>
            <text:p><text:span text:style-name="T35">{-1, -1}</text:span></text:p>
          </draw:text-box>
        </draw:fram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5" draw:layer="layout" svg:width="17.271cm" svg:height="12.572cm" svg:x="2.159cm" svg:y="13.271cm" presentation:class="notes" presentation:placeholder="true">
            <draw:text-box/>
          </draw:frame>
        </presentation:notes>
      </draw:page>
      <draw:page draw:name="page15"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3.135cm" svg:y="13.97cm">
          <draw:text-box>
            <text:p><text:span text:style-name="T35">{0, 0}</text:span></text:p>
          </draw:text-box>
        </draw:frame>
        <draw:frame draw:style-name="gr3" draw:text-style-name="P13" draw:layer="layout" svg:width="1.052cm" svg:height="1.352cm" svg:x="12.536cm" svg:y="12.97cm">
          <draw:text-box>
            <text:p><text:span text:style-name="T35">?</text:span></text:p>
          </draw:text-box>
        </draw:fram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5" draw:layer="layout" svg:width="17.271cm" svg:height="12.572cm" svg:x="2.159cm" svg:y="13.271cm" presentation:class="notes" presentation:placeholder="true">
            <draw:text-box/>
          </draw:frame>
        </presentation:notes>
      </draw:page>
      <draw:page draw:name="page16"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3.135cm" svg:y="13.97cm">
          <draw:text-box>
            <text:p><text:span text:style-name="T35">{0, 0}</text:span></text:p>
          </draw:text-box>
        </draw:frame>
        <draw:frame draw:style-name="gr3" draw:text-style-name="P13" draw:layer="layout" svg:width="1.052cm" svg:height="1.352cm" svg:x="12.536cm" svg:y="12.97cm">
          <draw:text-box>
            <text:p><text:span text:style-name="T35">?</text:span></text:p>
          </draw:text-box>
        </draw:frame>
        <draw:custom-shape draw:style-name="gr2" draw:text-style-name="P6" draw:layer="layout" svg:width="1.905cm" svg:height="1.905cm" svg:x="13.242cm" svg:y="11.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2.813cm" svg:height="1.352cm" svg:x="15.136cm" svg:y="10.97cm">
          <draw:text-box>
            <text:p><text:span text:style-name="T35">{1, 1}</text:span></text:p>
          </draw:text-box>
        </draw:fram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6" presentation:class="page"/>
          <draw:frame presentation:style-name="pr5" draw:text-style-name="P5" draw:layer="layout" svg:width="17.271cm" svg:height="12.572cm" svg:x="2.159cm" svg:y="13.271cm" presentation:class="notes" presentation:placeholder="true">
            <draw:text-box/>
          </draw:frame>
        </presentation:notes>
      </draw:page>
      <draw:page draw:name="page17" draw:style-name="dp1" draw:master-page-name="Kyodai_25_20Presentation" presentation:presentation-page-layout-name="AL2T1">
        <draw:frame presentation:style-name="pr4" draw:layer="layout" svg:width="25.199cm" svg:height="3.237cm" svg:x="1.27cm" svg:y="1.574cm" presentation:class="title">
          <draw:text-box>
            <text:p>パーセプトロンの安定性問題</text:p>
          </draw:text-box>
        </draw:frame>
        <draw:frame draw:style-name="gr3" draw:text-style-name="P11" draw:layer="layout" svg:width="1.217cm" svg:height="1.276cm" svg:x="11.617cm" svg:y="10.025cm">
          <draw:text-box>
            <text:p><text:span text:style-name="T33">O</text:span></text:p>
          </draw:text-box>
        </draw:frame>
        <draw:frame draw:style-name="gr3" draw:text-style-name="P12" draw:layer="layout" svg:width="1.116cm" svg:height="1.276cm" svg:x="11.618cm" svg:y="14.025cm">
          <draw:text-box>
            <text:p><text:span text:style-name="T34">X</text:span></text:p>
          </draw:text-box>
        </draw:frame>
        <draw:frame draw:style-name="gr3" draw:text-style-name="P11" draw:layer="layout" svg:width="1.217cm" svg:height="1.276cm" svg:x="13.618cm" svg:y="16.025cm">
          <draw:text-box>
            <text:p><text:span text:style-name="T33">O</text:span></text:p>
          </draw:text-box>
        </draw:frame>
        <draw:frame draw:style-name="gr3" draw:text-style-name="P12" draw:layer="layout" svg:width="1.116cm" svg:height="1.276cm" svg:x="9.617cm" svg:y="12.025cm">
          <draw:text-box>
            <text:p><text:span text:style-name="T34">X</text:span></text:p>
          </draw:text-box>
        </draw:frame>
        <draw:frame draw:style-name="gr3" draw:text-style-name="P11" draw:layer="layout" svg:width="1.217cm" svg:height="1.276cm" svg:x="13.618cm" svg:y="12.025cm">
          <draw:text-box>
            <text:p><text:span text:style-name="T33">O</text:span></text:p>
          </draw:text-box>
        </draw:frame>
        <draw:frame draw:style-name="gr6" draw:text-style-name="P12" draw:layer="layout" svg:width="1.116cm" svg:height="1.426cm" svg:x="15.618cm" svg:y="14.025cm">
          <draw:text-box>
            <text:p><text:span text:style-name="T34">X</text:span></text:p>
          </draw:text-box>
        </draw:frame>
        <draw:g>
          <draw:line draw:style-name="gr7" draw:text-style-name="P6" draw:layer="layout" svg:x1="8.555cm" svg:y1="9.325cm" svg:x2="18.08cm" svg:y2="18.215cm">
            <text:p/>
          </draw:line>
          <draw:line draw:style-name="gr4" draw:text-style-name="P6" draw:layer="layout" svg:x1="13.135cm" svg:y1="13.67cm" svg:x2="13.77cm" svg:y2="13.035cm">
            <text:p/>
          </draw:line>
        </draw:g>
        <draw:line draw:style-name="gr8" draw:text-style-name="P6" draw:layer="layout" svg:x1="13.135cm" svg:y1="8.255cm" svg:x2="13.135cm" svg:y2="20.32cm">
          <text:p/>
        </draw:line>
        <draw:line draw:style-name="gr8" draw:text-style-name="P6" draw:layer="layout" svg:x1="6.985cm" svg:y1="13.67cm" svg:x2="20.32cm" svg:y2="13.67cm">
          <text:p/>
        </draw:line>
        <draw:frame draw:style-name="gr3" draw:text-style-name="P13" draw:layer="layout" svg:width="2.813cm" svg:height="1.352cm" svg:x="18.29cm" svg:y="18.415cm">
          <draw:text-box>
            <text:p><text:span text:style-name="T35">{1, 1}</text:span></text:p>
          </draw:text-box>
        </draw:frame>
        <draw:frame presentation:style-name="pr12" draw:layer="layout" svg:width="25.199cm" svg:height="2.127cm" svg:x="1.472cm" svg:y="5.081cm" presentation:class="outline" presentation:user-transformed="true">
          <draw:text-box>
            <text:list text:style-name="L2">
              <text:list-item>
                <text:p>線形分離不可能なデータに対してパーセプトロンは不安定：</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572cm" svg:x="2.159cm" svg:y="13.271cm" presentation:class="notes" presentation:placeholder="true">
            <draw:text-box/>
          </draw:frame>
        </presentation:notes>
      </draw:page>
      <draw:page draw:name="page18" draw:style-name="dp1" draw:master-page-name="Kyodai_25_20Presentation" presentation:presentation-page-layout-name="AL2T1">
        <draw:frame presentation:style-name="pr4" draw:layer="layout" svg:width="25.199cm" svg:height="3.237cm" svg:x="1.27cm" svg:y="1.574cm" presentation:class="title">
          <draw:text-box>
            <text:p>パーセプトロン学習の結果：</text:p>
          </draw:text-box>
        </draw:frame>
        <draw:frame presentation:style-name="pr10" draw:layer="layout" svg:width="15.039cm" svg:height="13.86cm" svg:x="1.27cm" svg:y="5.08cm" presentation:class="outline" presentation:user-transformed="true">
          <draw:text-box>
            <text:list text:style-name="L2">
              <text:list-item>
                <text:p>永遠に収束しない重みの羅列</text:p>
              </text:list-item>
              <text:list-item>
                <text:p>学習を止めるタイミングで重みが大きく左右される</text:p>
              </text:list-item>
            </text:list>
          </draw:text-box>
        </draw:frame>
        <draw:frame draw:style-name="gr3" draw:text-style-name="P13" draw:layer="layout" svg:width="3.474cm" svg:height="14.564cm" svg:x="19.05cm" svg:y="5.08cm">
          <draw:text-box>
            <text:p><text:span text:style-name="T35">{1, 1}</text:span></text:p>
            <text:p><text:span text:style-name="T35">{2, -2}</text:span></text:p>
            <text:p><text:span text:style-name="T35">{-1, -1}</text:span></text:p>
            <text:p><text:span text:style-name="T35">{0, 0}</text:span></text:p>
            <text:p><text:span text:style-name="T35">{1, 1}</text:span></text:p>
            <text:p><text:span text:style-name="T35">{1, 1}</text:span></text:p>
            <text:p><text:span text:style-name="T35">{1, 1}</text:span></text:p>
            <text:p><text:span text:style-name="T35">{2, -2}</text:span></text:p>
            <text:p><text:span text:style-name="T35">{-1, -1}</text:span></text:p>
            <text:p><text:span text:style-name="T35">{0, 0}</text:span></text:p>
            <text:p><text:span text:style-name="T35">{1, 1}</text:span></text:p>
            <text:p><text:span text:style-name="T35">{1, 1}</text:span></text:p>
            <text:p><text:span text:style-name="T35">{1, 1}</text:span></text:p>
          </draw:text-box>
        </draw:frame>
        <draw:line draw:style-name="gr4" draw:text-style-name="P6" draw:layer="layout" svg:x1="16.51cm" svg:y1="12.065cm" svg:x2="19.05cm" svg:y2="12.065cm">
          <text:p/>
        </draw:line>
        <draw:line draw:style-name="gr4" draw:text-style-name="P6" draw:layer="layout" svg:x1="16.51cm" svg:y1="12.065cm" svg:x2="19.05cm" svg:y2="11.43cm">
          <text:p/>
        </draw:line>
        <draw:line draw:style-name="gr4" draw:text-style-name="P6" draw:layer="layout" svg:x1="16.51cm" svg:y1="12.065cm" svg:x2="19.05cm" svg:y2="10.16cm">
          <text:p/>
        </draw:line>
        <draw:line draw:style-name="gr4" draw:text-style-name="P6" draw:layer="layout" svg:x1="16.51cm" svg:y1="15.266cm" svg:x2="19.05cm" svg:y2="15.266cm">
          <text:p/>
        </draw:line>
        <draw:line draw:style-name="gr4" draw:text-style-name="P6" draw:layer="layout" svg:x1="16.51cm" svg:y1="15.266cm" svg:x2="19.05cm" svg:y2="14.631cm">
          <text:p/>
        </draw:line>
        <draw:line draw:style-name="gr4" draw:text-style-name="P6" draw:layer="layout" svg:x1="16.51cm" svg:y1="15.266cm" svg:x2="19.05cm" svg:y2="13.361cm">
          <text:p/>
        </draw:line>
        <draw:frame draw:style-name="gr3" draw:text-style-name="P14" draw:layer="layout" svg:width="5.152cm" svg:height="1.318cm" svg:x="10.425cm" svg:y="11.284cm">
          <draw:text-box>
            <text:p><text:span text:style-name="T36">悪くない</text:span><text:span text:style-name="T36">...</text:span></text:p>
          </draw:text-box>
        </draw:frame>
        <draw:frame draw:style-name="gr3" draw:text-style-name="P15" draw:layer="layout" svg:width="6.014cm" svg:height="1.318cm" svg:x="10.426cm" svg:y="14.284cm">
          <draw:text-box>
            <text:p><text:span text:style-name="T37">非常に悪い！</text:span></text:p>
          </draw:text-box>
        </draw:frame>
        <draw:frame draw:style-name="gr3" draw:layer="layout" svg:width="1.035cm" svg:height="0.962cm" svg:x="19.685cm" svg:y="19.685cm">
          <draw:text-box>
            <text:p>...</text:p>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Kyodai_25_20Presentation" presentation:presentation-page-layout-name="AL2T1">
        <draw:frame presentation:style-name="pr4" draw:layer="layout" svg:width="25.199cm" svg:height="3.237cm" svg:x="1.27cm" svg:y="1.574cm" presentation:class="title">
          <draw:text-box>
            <text:p>平均化パーセプトロン</text:p>
          </draw:text-box>
        </draw:frame>
        <draw:frame presentation:style-name="pr13" draw:layer="layout" svg:width="25.199cm" svg:height="1.064cm" svg:x="1.471cm" svg:y="4.58cm" presentation:class="outline" presentation:user-transformed="true">
          <draw:text-box>
            <text:list text:style-name="L2">
              <text:list-item>
                <text:p>重みの<text:span text:style-name="T6">平均</text:span>を取るだけ！</text:p>
              </text:list-item>
            </text:list>
          </draw:text-box>
        </draw:frame>
        <draw:frame draw:style-name="gr3" draw:text-style-name="P13" draw:layer="layout" svg:width="3.474cm" svg:height="14.564cm" svg:x="5.51cm" svg:y="6.05cm">
          <draw:text-box>
            <text:p><text:span text:style-name="T35">{1, 1}</text:span></text:p>
            <text:p><text:span text:style-name="T35">{2, -2}</text:span></text:p>
            <text:p><text:span text:style-name="T35">{-1, -1}</text:span></text:p>
            <text:p><text:span text:style-name="T35">{0, 0}</text:span></text:p>
            <text:p><text:span text:style-name="T35">{1, 1}</text:span></text:p>
            <text:p><text:span text:style-name="T35">{1, 1}</text:span></text:p>
            <text:p><text:span text:style-name="T35">{1, 1}</text:span></text:p>
            <text:p><text:span text:style-name="T35">{2, -2}</text:span></text:p>
            <text:p><text:span text:style-name="T35">{-1, -1}</text:span></text:p>
            <text:p><text:span text:style-name="T35">{0, 0}</text:span></text:p>
            <text:p><text:span text:style-name="T35">{1, 1}</text:span></text:p>
            <text:p><text:span text:style-name="T35">{1, 1}</text:span></text:p>
            <text:p><text:span text:style-name="T35">{1, 1}</text:span></text:p>
          </draw:text-box>
        </draw:frame>
        <draw:frame draw:style-name="gr3" draw:text-style-name="P13" draw:layer="layout" svg:width="10.679cm" svg:height="1.352cm" svg:x="0.635cm" svg:y="12.4cm">
          <draw:text-box>
            <text:p><text:span text:style-name="T35">average( <text:s text:c="15"/>) <text:s/>→</text:span></text:p>
          </draw:text-box>
        </draw:frame>
        <draw:frame draw:style-name="gr3" draw:text-style-name="P1" draw:layer="layout" svg:width="5.231cm" svg:height="1.673cm" svg:x="11.835cm" svg:y="12.2cm">
          <draw:text-box>
            <text:p><text:span text:style-name="T38">{0.67, 0}</text:span></text:p>
          </draw:text-box>
        </draw:frame>
        <draw:frame draw:style-name="gr3" draw:layer="layout" svg:width="1.035cm" svg:height="0.962cm" svg:x="6.285cm" svg:y="20.02cm">
          <draw:text-box>
            <text:p>...</text:p>
          </draw:text-box>
        </draw:frame>
        <draw:frame draw:style-name="gr3" draw:text-style-name="P11" draw:layer="layout" svg:width="1.217cm" svg:height="1.276cm" svg:x="20.507cm" svg:y="10.025cm">
          <draw:text-box>
            <text:p><text:span text:style-name="T33">O</text:span></text:p>
          </draw:text-box>
        </draw:frame>
        <draw:frame draw:style-name="gr3" draw:text-style-name="P12" draw:layer="layout" svg:width="1.116cm" svg:height="1.276cm" svg:x="20.508cm" svg:y="14.025cm">
          <draw:text-box>
            <text:p><text:span text:style-name="T34">X</text:span></text:p>
          </draw:text-box>
        </draw:frame>
        <draw:frame draw:style-name="gr3" draw:text-style-name="P11" draw:layer="layout" svg:width="1.217cm" svg:height="1.276cm" svg:x="22.508cm" svg:y="16.025cm">
          <draw:text-box>
            <text:p><text:span text:style-name="T33">O</text:span></text:p>
          </draw:text-box>
        </draw:frame>
        <draw:frame draw:style-name="gr3" draw:text-style-name="P12" draw:layer="layout" svg:width="1.116cm" svg:height="1.276cm" svg:x="18.507cm" svg:y="12.025cm">
          <draw:text-box>
            <text:p><text:span text:style-name="T34">X</text:span></text:p>
          </draw:text-box>
        </draw:frame>
        <draw:frame draw:style-name="gr3" draw:text-style-name="P11" draw:layer="layout" svg:width="1.217cm" svg:height="1.276cm" svg:x="22.508cm" svg:y="12.025cm">
          <draw:text-box>
            <text:p><text:span text:style-name="T33">O</text:span></text:p>
          </draw:text-box>
        </draw:frame>
        <draw:frame draw:style-name="gr6" draw:text-style-name="P12" draw:layer="layout" svg:width="1.116cm" svg:height="1.426cm" svg:x="24.508cm" svg:y="14.025cm">
          <draw:text-box>
            <text:p><text:span text:style-name="T34">X</text:span></text:p>
          </draw:text-box>
        </draw:frame>
        <draw:line draw:style-name="gr9" draw:text-style-name="P6" draw:layer="layout" svg:x1="22.025cm" svg:y1="8.255cm" svg:x2="22.025cm" svg:y2="20.32cm">
          <text:p/>
        </draw:line>
        <draw:line draw:style-name="gr8" draw:text-style-name="P6" draw:layer="layout" svg:x1="18.415cm" svg:y1="13.67cm" svg:x2="26.035cm" svg:y2="13.67cm">
          <text:p/>
        </draw:line>
        <draw:line draw:style-name="gr4" draw:text-style-name="P6" draw:layer="layout" svg:x1="22.025cm" svg:y1="13.635cm" svg:x2="23.295cm" svg:y2="13.635cm">
          <text:p/>
        </draw:lin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Kyodai_25_20Presentation" presentation:presentation-page-layout-name="AL2T1">
        <draw:frame presentation:style-name="pr4" draw:layer="layout" svg:width="25.199cm" svg:height="3.237cm" svg:x="1.27cm" svg:y="1.574cm" presentation:class="title">
          <draw:text-box>
            <text:p>平均化パーセプトロンのコード</text:p>
          </draw:text-box>
        </draw:frame>
        <draw:custom-shape draw:style-name="gr2" draw:text-style-name="P6" draw:layer="layout" svg:width="23.625cm" svg:height="13.199cm" svg:x="1.14cm" svg:y="4.581cm">
          <text:p/>
          <draw:enhanced-geometry svg:viewBox="0 0 21600 21600" draw:type="rectangle" draw:enhanced-path="M 0 0 L 21600 0 21600 21600 0 21600 0 0 Z N"/>
        </draw:custom-shape>
        <draw:frame presentation:style-name="pr10" draw:layer="layout" svg:width="25.199cm" svg:height="13.86cm" svg:x="1.472cm" svg:y="4.681cm" presentation:class="outline" presentation:user-transformed="true">
          <draw:text-box>
            <text:list text:style-name="L2">
              <text:list-header>
                <text:p><text:span text:style-name="T21">create</text:span><text:span text:style-name="T8"> map </text:span><text:span text:style-name="T22">w</text:span><text:span text:style-name="T22"><text:line-break/></text:span><text:span text:style-name="T39">create</text:span><text:span text:style-name="T40"> map </text:span><text:span text:style-name="T23">avg</text:span><text:span text:style-name="T23"><text:line-break/></text:span><text:span text:style-name="T39">set</text:span><text:span text:style-name="T40"> </text:span><text:span text:style-name="T23">updates</text:span><text:span text:style-name="T40"> = 0</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y'</text:span><text:span text:style-name="T15"> = </text:span><text:span text:style-name="T28">predict_one</text:span><text:span text:style-name="T15">(</text:span><text:span text:style-name="T30">w</text:span><text:span text:style-name="T15">, </text:span><text:span text:style-name="T27">phi</text:span><text:span text:style-name="T15">)</text:span><text:span text:style-name="T15"><text:line-break/></text:span><text:span text:style-name="T15"><text:tab/></text:span><text:span text:style-name="T15"><text:tab/></text:span><text:span text:style-name="T21">if</text:span><text:span text:style-name="T15"> </text:span><text:span text:style-name="T29">y'</text:span><text:span text:style-name="T15"> != </text:span><text:span text:style-name="T29">y</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span text:style-name="T15"><text:line-break/></text:span><text:span text:style-name="T15"><text:tab/></text:span><text:span text:style-name="T15"><text:tab/></text:span><text:span text:style-name="T25">updates</text:span><text:span text:style-name="T15"> += 1</text:span><text:span text:style-name="T15"><text:tab/></text:span><text:span text:style-name="T15"><text:tab/></text:span><text:span text:style-name="T15"><text:line-break/></text:span><text:span text:style-name="T15"><text:tab/></text:span><text:span text:style-name="T15"><text:tab/></text:span><text:span text:style-name="T25">avg</text:span><text:span text:style-name="T15"> = (</text:span><text:span text:style-name="T25">avg</text:span><text:span text:style-name="T15"> * (</text:span><text:span text:style-name="T25">updates</text:span><text:span text:style-name="T15">-1) + </text:span><text:span text:style-name="T31">w</text:span><text:span text:style-name="T15">) / </text:span><text:span text:style-name="T25">updates</text:span><text:span text:style-name="T15"><text:line-break/></text:span><text:span text:style-name="T15"><text:tab/></text:span><text:span text:style-name="T15"><text:tab/></text:span></text:p>
              </text:list-header>
            </text:list>
          </draw:text-box>
        </draw:frame>
        <draw:frame draw:style-name="gr3" draw:text-style-name="P15" draw:layer="layout" svg:width="1.328cm" svg:height="1.276cm" svg:x="1.07cm" svg:y="5.765cm">
          <draw:text-box>
            <text:p><text:span text:style-name="T37">★</text:span></text:p>
          </draw:text-box>
        </draw:frame>
        <draw:frame draw:style-name="gr3" draw:text-style-name="P15" draw:layer="layout" svg:width="1.328cm" svg:height="1.276cm" svg:x="1.07cm" svg:y="6.865cm">
          <draw:text-box>
            <text:p><text:span text:style-name="T37">★</text:span></text:p>
          </draw:text-box>
        </draw:frame>
        <draw:frame draw:style-name="gr3" draw:text-style-name="P15" draw:layer="layout" svg:width="1.328cm" svg:height="1.276cm" svg:x="1.07cm" svg:y="15.165cm">
          <draw:text-box>
            <text:p><text:span text:style-name="T37">★</text:span></text:p>
          </draw:text-box>
        </draw:frame>
        <draw:frame draw:style-name="gr3" draw:text-style-name="P15" draw:layer="layout" svg:width="1.328cm" svg:height="1.276cm" svg:x="1.07cm" svg:y="16.165cm">
          <draw:text-box>
            <text:p><text:span text:style-name="T37">★</text:span></text:p>
          </draw:text-box>
        </draw:frame>
        <draw:frame presentation:style-name="pr13" draw:layer="layout" svg:width="25.199cm" svg:height="1.064cm" svg:x="1.472cm" svg:y="18.28cm" presentation:class="outline" presentation:user-transformed="true">
          <draw:text-box>
            <text:list text:style-name="L2">
              <text:list-item>
                <text:p>全ての更新で平均も更新</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マージンを考慮した識別</text:p>
          </draw:text-box>
        </draw:frame>
        <presentation:notes draw:style-name="dp2">
          <draw:page-thumbnail draw:style-name="gr1" draw:layer="layout" svg:width="13.968cm" svg:height="10.476cm" svg:x="3.81cm" svg:y="2.123cm" draw:page-number="21" presentation:class="page"/>
          <draw:frame presentation:style-name="pr5" draw:text-style-name="P5" draw:layer="layout" svg:width="17.271cm" svg:height="12.572cm" svg:x="2.159cm" svg:y="13.271cm" presentation:class="notes" presentation:placeholder="true">
            <draw:text-box/>
          </draw:frame>
        </presentation:notes>
      </draw:page>
      <draw:page draw:name="page22"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38">精度が同一の識別平面の選択方法</text:span></text:p>
          </draw:text-box>
        </draw:frame>
        <draw:frame presentation:style-name="pr10" draw:layer="layout" svg:width="25.199cm" svg:height="13.86cm" svg:x="1.471cm" svg:y="5.08cm" presentation:class="outline">
          <draw:text-box>
            <text:list text:style-name="L2">
              <text:list-item>
                <text:p>どの線が良い？直線か点線か？</text:p>
              </text:list-item>
            </text:list>
          </draw:text-box>
        </draw:frame>
        <draw:frame draw:style-name="gr3" draw:text-style-name="P11" draw:layer="layout" svg:width="1.217cm" svg:height="1.276cm" svg:x="10.347cm" svg:y="8.52cm">
          <draw:text-box>
            <text:p><text:span text:style-name="T33">O</text:span></text:p>
          </draw:text-box>
        </draw:frame>
        <draw:frame draw:style-name="gr3" draw:text-style-name="P12" draw:layer="layout" svg:width="1.116cm" svg:height="1.276cm" svg:x="10.348cm" svg:y="12.52cm">
          <draw:text-box>
            <text:p><text:span text:style-name="T34">X</text:span></text:p>
          </draw:text-box>
        </draw:frame>
        <draw:frame draw:style-name="gr3" draw:text-style-name="P11" draw:layer="layout" svg:width="1.217cm" svg:height="1.276cm" svg:x="14.348cm" svg:y="12.52cm">
          <draw:text-box>
            <text:p><text:span text:style-name="T33">O</text:span></text:p>
          </draw:text-box>
        </draw:frame>
        <draw:frame draw:style-name="gr3" draw:text-style-name="P12" draw:layer="layout" svg:width="1.116cm" svg:height="1.276cm" svg:x="8.347cm" svg:y="10.52cm">
          <draw:text-box>
            <text:p><text:span text:style-name="T34">X</text:span></text:p>
          </draw:text-box>
        </draw:frame>
        <draw:frame draw:style-name="gr3" draw:text-style-name="P11" draw:layer="layout" svg:width="1.217cm" svg:height="1.276cm" svg:x="12.348cm" svg:y="10.52cm">
          <draw:text-box>
            <text:p><text:span text:style-name="T33">O</text:span></text:p>
          </draw:text-box>
        </draw:frame>
        <draw:frame draw:style-name="gr6" draw:text-style-name="P12" draw:layer="layout" svg:width="1.116cm" svg:height="1.426cm" svg:x="12.348cm" svg:y="14.52cm">
          <draw:text-box>
            <text:p><text:span text:style-name="T34">X</text:span></text:p>
          </draw:text-box>
        </draw:frame>
        <draw:line draw:style-name="gr8" draw:text-style-name="P6" draw:layer="layout" svg:x1="11.865cm" svg:y1="6.75cm" svg:x2="11.865cm" svg:y2="18.815cm">
          <text:p/>
        </draw:line>
        <draw:line draw:style-name="gr8" draw:text-style-name="P6" draw:layer="layout" svg:x1="5.715cm" svg:y1="12.165cm" svg:x2="19.05cm" svg:y2="12.165cm">
          <text:p/>
        </draw:line>
        <draw:line draw:style-name="gr10" draw:text-style-name="P6" draw:layer="layout" svg:x1="9.425cm" svg:y1="6.75cm" svg:x2="14.505cm" svg:y2="17.545cm">
          <text:p/>
        </draw:line>
        <draw:line draw:style-name="gr11" draw:text-style-name="P6" draw:layer="layout" svg:x1="7.286cm" svg:y1="7.82cm" svg:x2="16.811cm" svg:y2="16.71cm">
          <text:p/>
        </draw:lin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38">精度が同一の識別平面の選択方法</text:span></text:p>
          </draw:text-box>
        </draw:frame>
        <draw:frame presentation:style-name="pr10" draw:layer="layout" svg:width="25.199cm" svg:height="14.82cm" svg:x="1.471cm" svg:y="5.08cm" presentation:class="outline" presentation:user-transformed="true">
          <draw:text-box>
            <text:list text:style-name="L2">
              <text:list-item>
                <text:p>どの線が良い？直線か点線か？<text:line-break/><text:line-break/><text:line-break/><text:line-break/><text:line-break/><text:line-break/><text:line-break/><text:line-break/><text:line-break/><text:line-break/></text:p>
              </text:list-item>
              <text:list-item>
                <text:p><text:span text:style-name="T6">答え</text:span>：おそらく点線</text:p>
              </text:list-item>
              <text:list-item>
                <text:p><text:span text:style-name="T6">理由</text:span>：マージンがより大きいから</text:p>
              </text:list-item>
            </text:list>
          </draw:text-box>
        </draw:frame>
        <draw:frame draw:style-name="gr3" draw:text-style-name="P11" draw:layer="layout" svg:width="1.217cm" svg:height="1.276cm" svg:x="10.347cm" svg:y="8.52cm">
          <draw:text-box>
            <text:p><text:span text:style-name="T33">O</text:span></text:p>
          </draw:text-box>
        </draw:frame>
        <draw:frame draw:style-name="gr3" draw:text-style-name="P12" draw:layer="layout" svg:width="1.116cm" svg:height="1.276cm" svg:x="10.348cm" svg:y="12.52cm">
          <draw:text-box>
            <text:p><text:span text:style-name="T34">X</text:span></text:p>
          </draw:text-box>
        </draw:frame>
        <draw:frame draw:style-name="gr3" draw:text-style-name="P11" draw:layer="layout" svg:width="1.217cm" svg:height="1.276cm" svg:x="14.348cm" svg:y="12.52cm">
          <draw:text-box>
            <text:p><text:span text:style-name="T33">O</text:span></text:p>
          </draw:text-box>
        </draw:frame>
        <draw:frame draw:style-name="gr3" draw:text-style-name="P12" draw:layer="layout" svg:width="1.116cm" svg:height="1.276cm" svg:x="8.347cm" svg:y="10.52cm">
          <draw:text-box>
            <text:p><text:span text:style-name="T34">X</text:span></text:p>
          </draw:text-box>
        </draw:frame>
        <draw:frame draw:style-name="gr3" draw:text-style-name="P11" draw:layer="layout" svg:width="1.217cm" svg:height="1.276cm" svg:x="12.348cm" svg:y="10.52cm">
          <draw:text-box>
            <text:p><text:span text:style-name="T33">O</text:span></text:p>
          </draw:text-box>
        </draw:frame>
        <draw:frame draw:style-name="gr6" draw:text-style-name="P12" draw:layer="layout" svg:width="1.116cm" svg:height="1.426cm" svg:x="12.348cm" svg:y="14.52cm">
          <draw:text-box>
            <text:p><text:span text:style-name="T34">X</text:span></text:p>
          </draw:text-box>
        </draw:frame>
        <draw:line draw:style-name="gr8" draw:text-style-name="P6" draw:layer="layout" svg:x1="11.865cm" svg:y1="6.75cm" svg:x2="11.865cm" svg:y2="18.815cm">
          <text:p/>
        </draw:line>
        <draw:line draw:style-name="gr8" draw:text-style-name="P6" draw:layer="layout" svg:x1="5.715cm" svg:y1="12.165cm" svg:x2="19.05cm" svg:y2="12.165cm">
          <text:p/>
        </draw:line>
        <draw:line draw:style-name="gr10" draw:text-style-name="P6" draw:layer="layout" svg:x1="9.425cm" svg:y1="6.75cm" svg:x2="14.505cm" svg:y2="17.545cm">
          <text:p/>
        </draw:line>
        <draw:line draw:style-name="gr11" draw:text-style-name="P6" draw:layer="layout" svg:x1="7.286cm" svg:y1="7.82cm" svg:x2="16.811cm" svg:y2="16.71cm">
          <text:p/>
        </draw:line>
        <presentation:notes draw:style-name="dp2">
          <draw:page-thumbnail draw:style-name="gr1" draw:layer="layout" svg:width="13.968cm" svg:height="10.476cm" svg:x="3.81cm" svg:y="2.123cm" draw:page-number="23" presentation:class="page"/>
          <draw:frame presentation:style-name="pr5" draw:text-style-name="P5" draw:layer="layout" svg:width="17.271cm" svg:height="12.572cm" svg:x="2.159cm" svg:y="13.271cm" presentation:class="notes" presentation:placeholder="true">
            <draw:text-box/>
          </draw:frame>
        </presentation:notes>
      </draw:page>
      <draw:page draw:name="page24" draw:style-name="dp1" draw:master-page-name="Kyodai_25_20Presentation" presentation:presentation-page-layout-name="AL2T1">
        <office:forms form:automatic-focus="false" form:apply-design-mode="false"/>
        <draw:frame presentation:style-name="pr4" draw:text-style-name="P1" draw:layer="layout" svg:width="25.199cm" svg:height="3.237cm" svg:x="1.27cm" svg:y="1.574cm" presentation:class="title" presentation:user-transformed="true">
          <draw:text-box>
            <text:p><text:span text:style-name="T38">マージンとは？</text:span></text:p>
          </draw:text-box>
        </draw:frame>
        <draw:frame presentation:style-name="pr10" draw:layer="layout" svg:width="25.199cm" svg:height="13.86cm" svg:x="1.471cm" svg:y="5.08cm" presentation:class="outline" presentation:user-transformed="true">
          <draw:text-box>
            <text:list text:style-name="L2">
              <text:list-item>
                <text:p>識別平面と事例の間の最短距離</text:p>
              </text:list-item>
            </text:list>
          </draw:text-box>
        </draw:frame>
        <draw:frame draw:style-name="gr3" draw:text-style-name="P11" draw:layer="layout" svg:width="1.217cm" svg:height="1.276cm" svg:x="10.347cm" svg:y="9.32cm">
          <draw:text-box>
            <text:p><text:span text:style-name="T33">O</text:span></text:p>
          </draw:text-box>
        </draw:frame>
        <draw:frame draw:style-name="gr3" draw:text-style-name="P12" draw:layer="layout" svg:width="1.116cm" svg:height="1.276cm" svg:x="10.348cm" svg:y="13.32cm">
          <draw:text-box>
            <text:p><text:span text:style-name="T34">X</text:span></text:p>
          </draw:text-box>
        </draw:frame>
        <draw:frame draw:style-name="gr3" draw:text-style-name="P11" draw:layer="layout" svg:width="1.217cm" svg:height="1.276cm" svg:x="14.348cm" svg:y="13.32cm">
          <draw:text-box>
            <text:p><text:span text:style-name="T33">O</text:span></text:p>
          </draw:text-box>
        </draw:frame>
        <draw:frame draw:style-name="gr3" draw:text-style-name="P12" draw:layer="layout" svg:width="1.116cm" svg:height="1.276cm" svg:x="8.347cm" svg:y="11.32cm">
          <draw:text-box>
            <text:p><text:span text:style-name="T34">X</text:span></text:p>
          </draw:text-box>
        </draw:frame>
        <draw:frame draw:style-name="gr3" draw:text-style-name="P11" draw:layer="layout" svg:width="1.217cm" svg:height="1.276cm" svg:x="12.348cm" svg:y="11.32cm">
          <draw:text-box>
            <text:p><text:span text:style-name="T33">O</text:span></text:p>
          </draw:text-box>
        </draw:frame>
        <draw:frame draw:style-name="gr6" draw:text-style-name="P12" draw:layer="layout" svg:width="1.116cm" svg:height="1.426cm" svg:x="12.348cm" svg:y="15.32cm">
          <draw:text-box>
            <text:p><text:span text:style-name="T34">X</text:span></text:p>
          </draw:text-box>
        </draw:frame>
        <draw:line draw:style-name="gr8" draw:text-style-name="P6" draw:layer="layout" svg:x1="11.865cm" svg:y1="7.55cm" svg:x2="11.865cm" svg:y2="19.615cm">
          <text:p/>
        </draw:line>
        <draw:line draw:style-name="gr8" draw:text-style-name="P6" draw:layer="layout" svg:x1="5.715cm" svg:y1="12.965cm" svg:x2="19.05cm" svg:y2="12.965cm">
          <text:p/>
        </draw:line>
        <draw:line draw:style-name="gr12" draw:text-style-name="P6" draw:layer="layout" svg:x1="9.425cm" svg:y1="7.55cm" svg:x2="14.505cm" svg:y2="18.345cm">
          <text:p/>
        </draw:line>
        <draw:line draw:style-name="gr11" draw:text-style-name="P6" draw:layer="layout" svg:x1="7.286cm" svg:y1="8.62cm" svg:x2="16.811cm" svg:y2="17.51cm">
          <text:p/>
        </draw:line>
        <draw:line draw:style-name="gr4" draw:text-style-name="P6" draw:layer="layout" svg:x1="9.827cm" svg:y1="10.9cm" svg:x2="9.065cm" svg:y2="11.662cm">
          <text:p/>
        </draw:line>
        <draw:line draw:style-name="gr4" draw:text-style-name="P6" draw:layer="layout" svg:x1="14.065cm" svg:y1="14.862cm" svg:x2="14.827cm" svg:y2="14.1cm">
          <text:p/>
        </draw:line>
        <draw:line draw:style-name="gr4" draw:text-style-name="P6" draw:layer="layout" svg:x1="10.727cm" svg:y1="10.042cm" svg:x2="10.981cm" svg:y2="9.89cm">
          <text:p/>
        </draw:line>
        <draw:line draw:style-name="gr4" draw:text-style-name="P6" draw:layer="layout" svg:x1="13.081cm" svg:y1="15.69cm" svg:x2="12.827cm" svg:y2="15.842cm">
          <text:p/>
        </draw:line>
        <presentation:notes draw:style-name="dp2">
          <draw:page-thumbnail draw:style-name="gr1" draw:layer="layout" svg:width="13.968cm" svg:height="10.476cm" svg:x="3.81cm" svg:y="2.123cm" draw:page-number="24" presentation:class="page"/>
          <draw:frame presentation:style-name="pr5" draw:text-style-name="P5" draw:layer="layout" svg:width="17.271cm" svg:height="12.572cm" svg:x="2.159cm" svg:y="13.271cm" presentation:class="notes" presentation:placeholder="true">
            <draw:text-box/>
          </draw:frame>
        </presentation:notes>
      </draw:page>
      <draw:page draw:name="page25"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サポートベクトルマシン<text:line-break/>(Support Vector Machine: SVM)</text:p>
          </draw:text-box>
        </draw:frame>
        <draw:frame presentation:style-name="pr10" draw:layer="layout" svg:width="25.199cm" svg:height="14.859cm" svg:x="1.471cm" svg:y="5.08cm" presentation:class="outline" presentation:user-transformed="true">
          <draw:text-box>
            <text:list text:style-name="L2">
              <text:list-item>
                <text:p>最も有名な分類器</text:p>
                <text:list>
                  <text:list-item>
                    <text:p><text:span text:style-name="T6">ハードマージン</text:span><text:span text:style-name="T8">：マージンを直接最大化</text:span></text:p>
                  </text:list-item>
                  <text:list-item>
                    <text:p><text:span text:style-name="T6">ソフトマージン</text:span><text:span text:style-name="T8">：誤りを少々許す</text:span></text:p>
                  </text:list-item>
                </text:list>
              </text:list-item>
              <text:list-item>
                <text:p>多くの場合はバッチ学習を利用</text:p>
                <text:list>
                  <text:list-item>
                    <text:p><text:span text:style-name="T6">バッチ学習</text:span><text:span text:style-name="T8">：全ての例で統計を計算してから更新</text:span><text:span text:style-name="T8"><text:line-break/></text:span><text:span text:style-name="T8">→精度が少々高い、より安定した学習 </text:span></text:p>
                  </text:list-item>
                  <text:list-item>
                    <text:p><text:span text:style-name="T6">オンライン学習</text:span><text:span text:style-name="T8">：事例ごとに更新</text:span><text:span text:style-name="T8"><text:line-break/></text:span><text:span text:style-name="T8">シンプル、省メモリ、収束が速い</text:span></text:p>
                  </text:list-item>
                </text:list>
              </text:list-item>
              <text:list-item>
                <text:p>SVMのバッチ学習についての資料<text:line-break/><text:span text:style-name="T41">http://disi.unitn.it/moschitti/material/Interspeech2010-Tutorial.Moschitti.pdf</text:span></text:p>
              </text:list-item>
              <text:list-item>
                <text:p>バッチ学習ライブラリ:<text:line-break/>LIBSVM, LIBLINEAR, SVMLite</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Kyodai_25_20Presentation" presentation:presentation-page-layout-name="AL2T1">
        <office:forms form:automatic-focus="false" form:apply-design-mode="false"/>
        <draw:frame presentation:style-name="pr4" draw:layer="layout" svg:width="25.199cm" svg:height="3.237cm" svg:x="1.27cm" svg:y="1.574cm" presentation:class="title">
          <draw:text-box>
            <text:p>マージンを用いたオンライン学習</text:p>
          </draw:text-box>
        </draw:frame>
        <draw:frame presentation:style-name="pr10" draw:layer="layout" svg:width="25.199cm" svg:height="13.86cm" svg:x="1.471cm" svg:y="5.08cm" presentation:class="outline">
          <draw:text-box>
            <text:list text:style-name="L2">
              <text:list-item>
                <text:p>誤りだけでなく、一定の<text:span text:style-name="T42">マージン</text:span>以内の場合でも更新</text:p>
              </text:list-item>
            </text:list>
          </draw:text-box>
        </draw:frame>
        <draw:frame presentation:style-name="pr14" draw:layer="layout" svg:width="25.199cm" svg:height="8.08cm" svg:x="1.471cm" svg:y="6.742cm" presentation:class="outline" presentation:user-transformed="true">
          <draw:text-box>
            <text:list text:style-name="L2">
              <text:list-header>
                <text:p><text:span text:style-name="T21">create</text:span><text:span text:style-name="T8"> map </text:span><text:span text:style-name="T22">w</text:span><text:span text:style-name="T8"><text:line-break/></text:span><text:span text:style-name="T21">for</text:span><text:span text:style-name="T8"> </text:span><text:span text:style-name="T23">I</text:span><text:span text:style-name="T8"> iterations</text:span><text:span text:style-name="T8"><text:line-break/></text:span><text:span text:style-name="T8"><text:tab/></text:span><text:span text:style-name="T21">for each </text:span><text:span text:style-name="T15">labeled pair </text:span><text:span text:style-name="T24">x</text:span><text:span text:style-name="T25">, </text:span><text:span text:style-name="T26">y</text:span><text:span text:style-name="T15"> in the data</text:span><text:span text:style-name="T15"><text:line-break/></text:span><text:span text:style-name="T15"><text:tab/></text:span><text:span text:style-name="T15"><text:tab/></text:span><text:span text:style-name="T27">phi</text:span><text:span text:style-name="T15"> = </text:span><text:span text:style-name="T28">create_features</text:span><text:span text:style-name="T15">(</text:span><text:span text:style-name="T14">x</text:span><text:span text:style-name="T15">)</text:span><text:span text:style-name="T15"><text:line-break/></text:span><text:span text:style-name="T15"><text:tab/></text:span><text:span text:style-name="T15"><text:tab/></text:span><text:span text:style-name="T29">val</text:span><text:span text:style-name="T15"> = </text:span><text:span text:style-name="T30">w </text:span><text:span text:style-name="T15">* </text:span><text:span text:style-name="T27">phi </text:span><text:span text:style-name="T15">* </text:span><text:span text:style-name="T29">y</text:span><text:span text:style-name="T15"><text:line-break/></text:span><text:span text:style-name="T15"><text:tab/></text:span><text:span text:style-name="T15"><text:tab/></text:span><text:span text:style-name="T21">if</text:span><text:span text:style-name="T15"> </text:span><text:span text:style-name="T29">val</text:span><text:span text:style-name="T15"> &lt;= </text:span><text:span text:style-name="T43">margin</text:span><text:span text:style-name="T15"><text:line-break/></text:span><text:span text:style-name="T15"><text:tab/></text:span><text:span text:style-name="T15"><text:tab/></text:span><text:span text:style-name="T15"><text:tab/></text:span><text:span text:style-name="T28">update_weights</text:span><text:span text:style-name="T15">(</text:span><text:span text:style-name="T30">w</text:span><text:span text:style-name="T15">, </text:span><text:span text:style-name="T27">phi</text:span><text:span text:style-name="T15">, </text:span><text:span text:style-name="T29">y</text:span><text:span text:style-name="T15">)</text:span></text:p>
              </text:list-header>
            </text:list>
          </draw:text-box>
        </draw:frame>
        <draw:custom-shape draw:style-name="gr2" draw:text-style-name="P6" draw:layer="layout" svg:width="23.06cm" svg:height="8.455cm" svg:x="2.14cm" svg:y="6.642cm">
          <text:p/>
          <draw:enhanced-geometry svg:viewBox="0 0 21600 21600" draw:type="rectangle" draw:enhanced-path="M 0 0 L 21600 0 21600 21600 0 21600 0 0 Z N"/>
        </draw:custom-shape>
        <draw:frame draw:style-name="gr3" draw:text-style-name="P16" draw:layer="layout" svg:width="18.855cm" svg:height="2.385cm" svg:x="3.181cm" svg:y="15.911cm">
          <draw:text-box>
            <text:p><text:span text:style-name="T44">(</text:span><text:span text:style-name="T44">正しい分類結果は常に </text:span><text:span text:style-name="T36">w</text:span><text:span text:style-name="T44"> * </text:span><text:span text:style-name="T45">phi</text:span><text:span text:style-name="T44"> * </text:span><text:span text:style-name="T37">y</text:span><text:span text:style-name="T44"> &gt; 0)</text:span><text:span text:style-name="T44"><text:line-break/></text:span><text:span text:style-name="T46">margin</text:span><text:span text:style-name="T44"> = 0</text:span><text:span text:style-name="T44">の場合はパーセプトロンと等しい</text:span></text:p>
          </draw:text-box>
        </draw:frame>
        <draw:frame draw:style-name="gr3" draw:text-style-name="P15" draw:layer="layout" svg:width="1.328cm" svg:height="1.276cm" svg:x="1.07cm" svg:y="12.265cm">
          <draw:text-box>
            <text:p><text:span text:style-name="T37">★</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正則化</text:p>
          </draw:text-box>
        </draw:frame>
        <presentation:notes draw:style-name="dp2">
          <draw:page-thumbnail draw:style-name="gr1" draw:layer="layout" svg:width="13.968cm" svg:height="10.476cm" svg:x="3.81cm" svg:y="2.123cm" draw:page-number="27" presentation:class="page"/>
          <draw:frame presentation:style-name="pr5" draw:text-style-name="P5" draw:layer="layout" svg:width="17.271cm" svg:height="12.572cm" svg:x="2.159cm" svg:y="13.271cm" presentation:class="notes" presentation:placeholder="true">
            <draw:text-box/>
          </draw:frame>
        </presentation:notes>
      </draw:page>
      <draw:page draw:name="page28" draw:style-name="dp1" draw:master-page-name="Kyodai_25_20Presentation" presentation:presentation-page-layout-name="AL2T1">
        <draw:frame presentation:style-name="pr4" draw:layer="layout" svg:width="25.199cm" svg:height="3.237cm" svg:x="1.27cm" svg:y="1.574cm" presentation:class="title">
          <draw:text-box>
            <text:p>大きい分類器と小さい分類器</text:p>
          </draw:text-box>
        </draw:frame>
        <draw:frame presentation:style-name="pr10"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3" draw:text-style-name="P16" draw:layer="layout" svg:width="13.663cm" svg:height="2.301cm" svg:x="6.145cm" svg:y="6.885cm">
          <draw:text-box>
            <text:p><text:span text:style-name="T44">-1 <text:s text:c="2"/>he saw a bird in the park</text:span></text:p>
            <text:p><text:span text:style-name="T44">+1 <text:s/>he saw a robbery in the park</text:span></text:p>
          </draw:text-box>
        </draw:frame>
        <draw:frame draw:style-name="gr3" draw:text-style-name="P16" draw:layer="layout" svg:width="4.926cm" svg:height="9.518cm" svg:x="3.646cm" svg:y="11.286cm">
          <draw:text-box>
            <text:p><text:span text:style-name="T47">分類器１</text:span></text:p>
            <text:p><text:span text:style-name="T44">he</text:span><text:span text:style-name="T44"><text:tab/></text:span><text:span text:style-name="T44">+3</text:span></text:p>
            <text:p><text:span text:style-name="T44">saw</text:span><text:span text:style-name="T44"><text:tab/></text:span><text:span text:style-name="T44">-5</text:span></text:p>
            <text:p><text:span text:style-name="T44">a</text:span><text:span text:style-name="T44"><text:tab/></text:span><text:span text:style-name="T44">+0.5</text:span></text:p>
            <text:p><text:span text:style-name="T44">bird -1</text:span></text:p>
            <text:p><text:span text:style-name="T44">robbery +1</text:span></text:p>
            <text:p><text:span text:style-name="T44">in +5</text:span></text:p>
            <text:p><text:span text:style-name="T44">the -3</text:span></text:p>
            <text:p><text:span text:style-name="T44">park -2</text:span></text:p>
          </draw:text-box>
        </draw:frame>
        <draw:frame draw:style-name="gr3" draw:text-style-name="P16" draw:layer="layout" svg:width="4.926cm" svg:height="3.368cm" svg:x="10.247cm" svg:y="11.286cm">
          <draw:text-box>
            <text:p><text:span text:style-name="T47">分類器２</text:span></text:p>
            <text:p><text:span text:style-name="T44">bird -1</text:span></text:p>
            <text:p><text:span text:style-name="T4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Kyodai_25_20Presentation" presentation:presentation-page-layout-name="AL2T1">
        <draw:frame presentation:style-name="pr4" draw:layer="layout" svg:width="25.199cm" svg:height="3.237cm" svg:x="1.27cm" svg:y="1.574cm" presentation:class="title">
          <draw:text-box>
            <text:p>大きい分類器と小さい分類器</text:p>
          </draw:text-box>
        </draw:frame>
        <draw:frame presentation:style-name="pr10" draw:layer="layout" svg:width="25.199cm" svg:height="13.86cm" svg:x="1.471cm" svg:y="5.08cm" presentation:class="outline">
          <draw:text-box>
            <text:list text:style-name="L2">
              <text:list-item>
                <text:p>次の事例に対して：<text:line-break/><text:line-break/><text:line-break/></text:p>
              </text:list-item>
              <text:list-item>
                <text:p>どの分類器が良い？</text:p>
              </text:list-item>
            </text:list>
          </draw:text-box>
        </draw:frame>
        <draw:frame draw:style-name="gr3" draw:text-style-name="P16" draw:layer="layout" svg:width="13.663cm" svg:height="2.301cm" svg:x="6.145cm" svg:y="6.885cm">
          <draw:text-box>
            <text:p><text:span text:style-name="T44">-1 <text:s text:c="2"/>he saw a bird in the park</text:span></text:p>
            <text:p><text:span text:style-name="T44">+1 <text:s/>he saw a robbery in the park</text:span></text:p>
          </draw:text-box>
        </draw:frame>
        <draw:frame draw:style-name="gr3" draw:text-style-name="P16" draw:layer="layout" svg:width="4.926cm" svg:height="9.518cm" svg:x="3.646cm" svg:y="11.286cm">
          <draw:text-box>
            <text:p><text:span text:style-name="T47">分類器１</text:span></text:p>
            <text:p><text:span text:style-name="T44">he</text:span><text:span text:style-name="T44"><text:tab/></text:span><text:span text:style-name="T44">+3</text:span></text:p>
            <text:p><text:span text:style-name="T44">saw</text:span><text:span text:style-name="T44"><text:tab/></text:span><text:span text:style-name="T44">-5</text:span></text:p>
            <text:p><text:span text:style-name="T44">a</text:span><text:span text:style-name="T44"><text:tab/></text:span><text:span text:style-name="T44">+0.5</text:span></text:p>
            <text:p><text:span text:style-name="T44">bird -1</text:span></text:p>
            <text:p><text:span text:style-name="T44">robbery +1</text:span></text:p>
            <text:p><text:span text:style-name="T44">in +5</text:span></text:p>
            <text:p><text:span text:style-name="T44">the -3</text:span></text:p>
            <text:p><text:span text:style-name="T44">park -2</text:span></text:p>
          </draw:text-box>
        </draw:frame>
        <draw:frame draw:style-name="gr3" draw:text-style-name="P16" draw:layer="layout" svg:width="4.926cm" svg:height="3.368cm" svg:x="10.247cm" svg:y="11.286cm">
          <draw:text-box>
            <text:p><text:span text:style-name="T47">分類器２</text:span></text:p>
            <text:p><text:span text:style-name="T44">bird -1</text:span></text:p>
            <text:p><text:span text:style-name="T44">robbery +1</text:span></text:p>
          </draw:text-box>
        </draw:frame>
        <draw:custom-shape draw:style-name="gr2" draw:text-style-name="P6" draw:layer="layout" svg:width="15.24cm" svg:height="2.54cm" svg:x="5.715cm" svg:y="6.785cm">
          <text:p/>
          <draw:enhanced-geometry svg:viewBox="0 0 21600 21600" draw:type="rectangle" draw:enhanced-path="M 0 0 L 21600 0 21600 21600 0 21600 0 0 Z N"/>
        </draw:custom-shape>
        <draw:custom-shape draw:style-name="gr2" draw:text-style-name="P6" draw:layer="layout" svg:width="12.36cm" svg:height="9.37cm" svg:x="3.515cm" svg:y="11.33cm">
          <text:p/>
          <draw:enhanced-geometry svg:viewBox="0 0 21600 21600" draw:type="rectangle" draw:enhanced-path="M 0 0 L 21600 0 21600 21600 0 21600 0 0 Z N"/>
        </draw:custom-shape>
        <draw:custom-shape draw:style-name="gr13" draw:text-style-name="P17" draw:layer="layout" svg:width="10.795cm" svg:height="6.985cm" svg:x="16.51cm" svg:y="12.065cm">
          <text:p text:style-name="P6"><text:span text:style-name="T48">たぶん分類器２！</text:span></text:p>
          <text:p text:style-name="P6"><text:span text:style-name="T48">無関係な情報を</text:span><text:span text:style-name="T48"><text:line-break/></text:span><text:span text:style-name="T48">使用しないから</text:span></text:p>
          <draw:enhanced-geometry svg:viewBox="0 0 21600 21600" draw:text-areas="?f1 ?f2 ?f3 ?f4" draw:type="star24" draw:modifiers="990.366802519452"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3.968cm" svg:height="10.476cm" svg:x="3.81cm" svg:y="2.123cm" draw:page-number="29" presentation:class="page"/>
          <draw:frame presentation:style-name="pr5" draw:text-style-name="P5" draw:layer="layout" svg:width="17.271cm" svg:height="12.572cm" svg:x="2.159cm" svg:y="13.271cm" presentation:class="notes" presentation:placeholder="true">
            <draw:text-box/>
          </draw:frame>
        </presentation:notes>
      </draw:page>
      <draw:page draw:name="page30" draw:style-name="dp1" draw:master-page-name="Kyodai_25_20Presentation" presentation:presentation-page-layout-name="AL2T1">
        <draw:frame presentation:style-name="pr4" draw:layer="layout" svg:width="25.199cm" svg:height="3.237cm" svg:x="1.27cm" svg:y="1.574cm" presentation:class="title">
          <draw:text-box>
            <text:p>正則化</text:p>
          </draw:text-box>
        </draw:frame>
        <draw:frame presentation:style-name="pr10" draw:layer="layout" svg:width="25.199cm" svg:height="13.86cm" svg:x="1.471cm" svg:y="5.08cm" presentation:class="outline" presentation:user-transformed="true">
          <draw:text-box>
            <text:list text:style-name="L2">
              <text:list-item>
                <text:p>モデルに重みを追加することに対する罰則</text:p>
              </text:list-item>
              <text:list-item>
                <text:p><text:span text:style-name="T6">L2</text:span><text:span text:style-name="T6">正則化：</text:span></text:p>
                <text:list>
                  <text:list-item>
                    <text:p>大きな重みに対して大きな罰則<text:line-break/>小さな重みに対して小さな罰則</text:p>
                  </text:list-item>
                  <text:list-item>
                    <text:p><text:span text:style-name="T49">精度が少々高い</text:span></text:p>
                  </text:list-item>
                </text:list>
              </text:list-item>
              <text:list-item>
                <text:p><text:span text:style-name="T50">L1</text:span><text:span text:style-name="T50">正則化</text:span><text:span text:style-name="T50">:</text:span></text:p>
                <text:list>
                  <text:list-item>
                    <text:p>大小に関わらず同等の罰則</text:p>
                  </text:list-item>
                  <text:list-item>
                    <text:p>多くの重みが０になるため<text:line-break/><text:span text:style-name="T51">小さなモデル</text:span>が学習可能</text:p>
                  </text:list-item>
                </text:list>
              </text:list-item>
            </text:list>
          </draw:text-box>
        </draw:frame>
        <draw:frame draw:style-name="gr14" draw:layer="layout" svg:width="11.212cm" svg:height="8.999cm" svg:x="16.788cm" svg:y="7.511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Kyodai_25_20Presentation" presentation:presentation-page-layout-name="AL2T1">
        <draw:frame presentation:style-name="pr6" draw:layer="layout" svg:width="25.199cm" svg:height="3.237cm" svg:x="1.27cm" svg:y="1.574cm" presentation:class="title">
          <draw:text-box>
            <text:p>オンライン学習でL1正則化</text:p>
          </draw:text-box>
        </draw:frame>
        <draw:frame presentation:style-name="pr15" draw:layer="layout" svg:width="25.199cm" svg:height="13.86cm" svg:x="1.471cm" svg:y="5.08cm" presentation:class="outline">
          <draw:text-box>
            <text:list text:style-name="L2">
              <text:list-item>
                <text:p>更新のたびに、重みから定数<text:span text:style-name="T42">c</text:span><text:span text:style-name="T8">を引く</text:span></text:p>
              </text:list-item>
            </text:list>
          </draw:text-box>
        </draw:frame>
        <draw:frame presentation:style-name="pr16" draw:layer="layout" svg:width="18.415cm" svg:height="9.386cm" svg:x="1.27cm" svg:y="7.124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52">, </text:span><text:span text:style-name="T53">c</text:span><text:span text:style-name="T15">)</text:span><text:span text:style-name="T15"><text:line-break/></text:span><text:span text:style-name="T15"><text:tab/></text:span><text:span text:style-name="T39">for</text:span><text:span text:style-name="T54"> </text:span><text:span text:style-name="T25">name, value</text:span><text:span text:style-name="T54"> </text:span><text:span text:style-name="T39">in</text:span><text:span text:style-name="T54"> </text:span><text:span text:style-name="T31">w</text:span><text:span text:style-name="T55">:</text:span><text:span text:style-name="T55"><text:line-break/></text:span><text:span text:style-name="T55"><text:tab/></text:span><text:span text:style-name="T55"><text:tab/></text:span><text:span text:style-name="T39">if</text:span><text:span text:style-name="T54"> </text:span><text:span text:style-name="T56">abs</text:span><text:span text:style-name="T54">(</text:span><text:span text:style-name="T25">value</text:span><text:span text:style-name="T54">) &lt; </text:span><text:span text:style-name="T53">c</text:span><text:span text:style-name="T55">:</text:span><text:span text:style-name="T55"><text:line-break/></text:span><text:span text:style-name="T55"><text:tab/></text:span><text:span text:style-name="T55"><text:tab/></text:span><text:span text:style-name="T55"><text:tab/></text:span><text:span text:style-name="T31">w</text:span><text:span text:style-name="T54">[</text:span><text:span text:style-name="T25">name</text:span><text:span text:style-name="T54">] = 0</text:span><text:span text:style-name="T55"><text:line-break/></text:span><text:span text:style-name="T55"><text:tab/></text:span><text:span text:style-name="T55"><text:tab/></text:span><text:span text:style-name="T39">else</text:span><text:span text:style-name="T54">:</text:span><text:span text:style-name="T55"><text:line-break/></text:span><text:span text:style-name="T55"><text:tab/></text:span><text:span text:style-name="T55"><text:tab/></text:span><text:span text:style-name="T55"><text:tab/></text:span><text:span text:style-name="T57">w</text:span><text:span text:style-name="T54">[</text:span><text:span text:style-name="T25">name</text:span><text:span text:style-name="T54">] -= </text:span><text:span text:style-name="T56">sign</text:span><text:span text:style-name="T54">(</text:span><text:span text:style-name="T25">value</text:span><text:span text:style-name="T54">) * </text:span><text:span text:style-name="T58">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6cm" svg:y="6.985cm">
          <text:p/>
          <draw:enhanced-geometry svg:viewBox="0 0 21600 21600" draw:type="rectangle" draw:enhanced-path="M 0 0 L 21600 0 21600 21600 0 21600 0 0 Z N"/>
        </draw:custom-shape>
        <draw:frame draw:style-name="gr3" draw:text-style-name="P15" draw:layer="layout" svg:width="1.328cm" svg:height="1.276cm" svg:x="1.352cm" svg:y="8.359cm">
          <draw:text-box>
            <text:p><text:span text:style-name="T37">★</text:span></text:p>
          </draw:text-box>
        </draw:frame>
        <draw:frame draw:style-name="gr3" draw:text-style-name="P15" draw:layer="layout" svg:width="1.328cm" svg:height="1.276cm" svg:x="1.352cm" svg:y="9.459cm">
          <draw:text-box>
            <text:p><text:span text:style-name="T37">★</text:span></text:p>
          </draw:text-box>
        </draw:frame>
        <draw:frame draw:style-name="gr3" draw:text-style-name="P15" draw:layer="layout" svg:width="1.328cm" svg:height="1.276cm" svg:x="1.352cm" svg:y="10.659cm">
          <draw:text-box>
            <text:p><text:span text:style-name="T37">★</text:span></text:p>
          </draw:text-box>
        </draw:frame>
        <draw:frame draw:style-name="gr3" draw:text-style-name="P15" draw:layer="layout" svg:width="1.328cm" svg:height="1.276cm" svg:x="1.352cm" svg:y="11.859cm">
          <draw:text-box>
            <text:p><text:span text:style-name="T37">★</text:span></text:p>
          </draw:text-box>
        </draw:frame>
        <draw:frame draw:style-name="gr3" draw:text-style-name="P15" draw:layer="layout" svg:width="1.328cm" svg:height="1.276cm" svg:x="1.352cm" svg:y="13.059cm">
          <draw:text-box>
            <text:p><text:span text:style-name="T37">★</text:span></text:p>
          </draw:text-box>
        </draw:frame>
        <draw:frame draw:style-name="gr3" draw:text-style-name="P16" draw:layer="layout" svg:width="5.27cm" svg:height="2.385cm" svg:x="19.917cm" svg:y="9.065cm">
          <draw:text-box>
            <text:p><text:span text:style-name="T44">絶対値 </text:span><text:span text:style-name="T44">&lt; </text:span><text:span text:style-name="T46">c</text:span><text:span text:style-name="T44">,</text:span></text:p>
            <text:p><text:span text:style-name="T44">→</text:span><text:span text:style-name="T44">0</text:span><text:span text:style-name="T44">に設定</text:span></text:p>
          </draw:text-box>
        </draw:frame>
        <draw:frame draw:style-name="gr3" draw:text-style-name="P16" draw:layer="layout" svg:width="4.431cm" svg:height="4.519cm" svg:x="19.928cm" svg:y="11.924cm">
          <draw:text-box>
            <text:p><text:span text:style-name="T44">値 </text:span><text:span text:style-name="T44">&gt; 0,</text:span><text:span text:style-name="T44"><text:line-break/></text:span><text:span text:style-name="T44"> <text:s/></text:span><text:span text:style-name="T46">c</text:span><text:span text:style-name="T48">を引く</text:span></text:p>
            <text:p><text:span text:style-name="T44">値 </text:span><text:span text:style-name="T44">&lt; 0,</text:span><text:span text:style-name="T44"><text:line-break/></text:span><text:span text:style-name="T44"> <text:s/></text:span><text:span text:style-name="T46">c</text:span><text:span text:style-name="T48">を足す</text:span></text:p>
          </draw:text-box>
        </draw:frame>
        <draw:line draw:style-name="gr4" draw:text-style-name="P6" draw:layer="layout" svg:x1="20.32cm" svg:y1="13.735cm" svg:x2="18.415cm" svg:y2="13.735cm">
          <text:p/>
        </draw:line>
        <draw:line draw:style-name="gr4" draw:text-style-name="P6" draw:layer="layout" svg:x1="19.935cm" svg:y1="10.38cm" svg:x2="13.97cm" svg:y2="10cm">
          <text:p/>
        </draw:lin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Kyodai_25_20Presentation" presentation:presentation-page-layout-name="AL2T1">
        <draw:frame presentation:style-name="pr4" draw:layer="layout" svg:width="25.199cm" svg:height="3.237cm" svg:x="1.27cm" svg:y="1.574cm" presentation:class="title">
          <draw:text-box>
            <text:p>例</text:p>
          </draw:text-box>
        </draw:frame>
        <draw:frame presentation:style-name="pr7" draw:layer="layout" svg:width="25.834cm" svg:height="1.16cm" svg:x="1.471cm" svg:y="4.445cm" presentation:class="outline" presentation:user-transformed="true">
          <draw:text-box>
            <text:list text:style-name="L2">
              <text:list-item>
                <text:p>順番に正則化(R)更新(U)正則化(R)更新(U)</text:p>
              </text:list-item>
            </text:list>
          </draw:text-box>
        </draw:frame>
        <draw:frame draw:style-name="gr3" draw:text-style-name="P18" draw:layer="layout" svg:width="13.929cm" svg:height="3.209cm" svg:x="1.27cm" svg:y="5.95cm">
          <draw:text-box>
            <text:p><text:span text:style-name="T59">正則化係数</text:span><text:span text:style-name="T59">:</text:span><text:span text:style-name="T60"> </text:span><text:span text:style-name="T60"><text:tab/></text:span><text:span text:style-name="T60"><text:tab/></text:span><text:span text:style-name="T61">c</text:span><text:span text:style-name="T60">=0.1</text:span><text:span text:style-name="T60"><text:line-break/></text:span><text:span text:style-name="T62">更新</text:span><text:span text:style-name="T62">: </text:span><text:span text:style-name="T60"><text:tab/></text:span><text:span text:style-name="T60"><text:tab/></text:span><text:span text:style-name="T60"> <text:s text:c="2"/></text:span><text:span text:style-name="T60"><text:tab/></text:span><text:span text:style-name="T60"><text:tab/></text:span><text:span text:style-name="T60">1</text:span><text:span text:style-name="T60">回と</text:span><text:span text:style-name="T60">5</text:span><text:span text:style-name="T60">回に</text:span><text:span text:style-name="T60">{1, 0}</text:span></text:p>
            <text:p><text:span text:style-name="T60"><text:tab/></text:span><text:span text:style-name="T60"><text:tab/></text:span><text:span text:style-name="T60"><text:tab/></text:span><text:span text:style-name="T60"><text:tab/></text:span><text:span text:style-name="T60"><text:tab/></text:span><text:span text:style-name="T60">３回に</text:span><text:span text:style-name="T60">{0, -1}</text:span></text:p>
          </draw:text-box>
        </draw:frame>
        <draw:frame draw:style-name="gr3" draw:text-style-name="P19" draw:layer="layout" svg:width="1.387cm" svg:height="1.475cm" svg:x="5.175cm" svg:y="9.755cm">
          <draw:text-box>
            <text:p><text:span text:style-name="T63">R</text:span><text:span text:style-name="T64">1</text:span></text:p>
          </draw:text-box>
        </draw:frame>
        <draw:frame draw:style-name="gr3" draw:text-style-name="P19" draw:layer="layout" svg:width="1.387cm" svg:height="1.475cm" svg:x="9.075cm" svg:y="9.756cm">
          <draw:text-box>
            <text:p><text:span text:style-name="T63">U</text:span><text:span text:style-name="T64">1</text:span></text:p>
          </draw:text-box>
        </draw:frame>
        <draw:frame draw:style-name="gr3" draw:text-style-name="P20" draw:layer="layout" svg:width="2.644cm" svg:height="1.276cm" svg:x="4.405cm" svg:y="11.295cm">
          <draw:text-box>
            <text:p><text:span text:style-name="T48">{0, 0}</text:span></text:p>
          </draw:text-box>
        </draw:frame>
        <draw:frame draw:style-name="gr3" draw:text-style-name="P18" draw:layer="layout" svg:width="2.629cm" svg:height="1.237cm" svg:x="0.635cm" svg:y="11.295cm">
          <draw:text-box>
            <text:p><text:span text:style-name="T60">変更</text:span><text:span text:style-name="T60">:</text:span></text:p>
          </draw:text-box>
        </draw:frame>
        <draw:frame draw:style-name="gr3" draw:text-style-name="P21" draw:layer="layout" svg:width="1.349cm" svg:height="1.195cm" svg:x="0.635cm" svg:y="12.796cm">
          <draw:text-box>
            <text:p><text:span text:style-name="T65">w:</text:span></text:p>
          </draw:text-box>
        </draw:frame>
        <draw:frame draw:style-name="gr3" draw:text-style-name="P16" draw:layer="layout" svg:width="2.644cm" svg:height="1.276cm" svg:x="4.405cm" svg:y="12.795cm">
          <draw:text-box>
            <text:p><text:span text:style-name="T44">{0, 0}</text:span></text:p>
          </draw:text-box>
        </draw:frame>
        <draw:frame draw:style-name="gr3" draw:text-style-name="P22" draw:layer="layout" svg:width="2.644cm" svg:height="1.276cm" svg:x="8.305cm" svg:y="11.295cm">
          <draw:text-box>
            <text:p><text:span text:style-name="T48">{</text:span><text:span text:style-name="T47">1</text:span><text:span text:style-name="T48">, 0}</text:span></text:p>
          </draw:text-box>
        </draw:frame>
        <draw:frame draw:style-name="gr3" draw:text-style-name="P16" draw:layer="layout" svg:width="2.644cm" svg:height="1.276cm" svg:x="8.305cm" svg:y="12.795cm">
          <draw:text-box>
            <text:p><text:span text:style-name="T44">{1, 0}</text:span></text:p>
          </draw:text-box>
        </draw:frame>
        <draw:custom-shape draw:style-name="gr2" draw:text-style-name="P6" draw:layer="layout" svg:width="26.67cm" svg:height="13.97cm" svg:x="0.435cm" svg:y="5.715cm">
          <text:p/>
          <draw:enhanced-geometry svg:viewBox="0 0 21600 21600" draw:type="rectangle" draw:enhanced-path="M 0 0 L 21600 0 21600 21600 0 21600 0 0 Z N"/>
        </draw:custom-shape>
        <draw:frame draw:style-name="gr3" draw:text-style-name="P19" draw:layer="layout" svg:width="1.387cm" svg:height="1.475cm" svg:x="12.876cm" svg:y="9.755cm">
          <draw:text-box>
            <text:p><text:span text:style-name="T63">R</text:span><text:span text:style-name="T64">2</text:span></text:p>
          </draw:text-box>
        </draw:frame>
        <draw:frame draw:style-name="gr3" draw:text-style-name="P19" draw:layer="layout" svg:width="1.387cm" svg:height="1.475cm" svg:x="16.776cm" svg:y="9.756cm">
          <draw:text-box>
            <text:p><text:span text:style-name="T63">U</text:span><text:span text:style-name="T64">2</text:span></text:p>
          </draw:text-box>
        </draw:frame>
        <draw:frame draw:style-name="gr3" draw:text-style-name="P19" draw:layer="layout" svg:width="1.387cm" svg:height="1.475cm" svg:x="20.677cm" svg:y="9.755cm">
          <draw:text-box>
            <text:p><text:span text:style-name="T63">R</text:span><text:span text:style-name="T64">3</text:span></text:p>
          </draw:text-box>
        </draw:frame>
        <draw:frame draw:style-name="gr3" draw:text-style-name="P19" draw:layer="layout" svg:width="1.387cm" svg:height="1.475cm" svg:x="24.577cm" svg:y="9.756cm">
          <draw:text-box>
            <text:p><text:span text:style-name="T63">U</text:span><text:span text:style-name="T64">3</text:span></text:p>
          </draw:text-box>
        </draw:frame>
        <draw:frame draw:style-name="gr3" draw:text-style-name="P23" draw:layer="layout" svg:width="3.715cm" svg:height="1.276cm" svg:x="11.605cm" svg:y="11.295cm">
          <draw:text-box>
            <text:p><text:span text:style-name="T48">{</text:span><text:span text:style-name="T66">-0.1</text:span><text:span text:style-name="T48">, 0}</text:span></text:p>
          </draw:text-box>
        </draw:frame>
        <draw:frame draw:style-name="gr3" draw:text-style-name="P20" draw:layer="layout" svg:width="2.644cm" svg:height="1.276cm" svg:x="16.005cm" svg:y="11.295cm">
          <draw:text-box>
            <text:p><text:span text:style-name="T48">{0, 0}</text:span></text:p>
          </draw:text-box>
        </draw:frame>
        <draw:frame draw:style-name="gr3" draw:text-style-name="P16" draw:layer="layout" svg:width="3.41cm" svg:height="1.276cm" svg:x="11.605cm" svg:y="12.795cm">
          <draw:text-box>
            <text:p><text:span text:style-name="T44">{0.9, 0}</text:span></text:p>
          </draw:text-box>
        </draw:frame>
        <draw:frame draw:style-name="gr3" draw:text-style-name="P16" draw:layer="layout" svg:width="3.41cm" svg:height="1.276cm" svg:x="15.505cm" svg:y="12.795cm">
          <draw:text-box>
            <text:p><text:span text:style-name="T44">{0.9, 0}</text:span></text:p>
          </draw:text-box>
        </draw:frame>
        <draw:frame draw:style-name="gr3" draw:text-style-name="P16" draw:layer="layout" svg:width="3.41cm" svg:height="1.276cm" svg:x="19.405cm" svg:y="12.795cm">
          <draw:text-box>
            <text:p><text:span text:style-name="T44">{0.8, 0}</text:span></text:p>
          </draw:text-box>
        </draw:frame>
        <draw:frame draw:style-name="gr3" draw:text-style-name="P20" draw:layer="layout" svg:width="2.949cm" svg:height="1.276cm" svg:x="23.605cm" svg:y="11.295cm">
          <draw:text-box>
            <text:p><text:span text:style-name="T48">{0, </text:span><text:span text:style-name="T47">-1</text:span><text:span text:style-name="T48">}</text:span></text:p>
          </draw:text-box>
        </draw:frame>
        <draw:frame draw:style-name="gr3" draw:text-style-name="P16" draw:layer="layout" svg:width="3.715cm" svg:height="1.276cm" svg:x="23.105cm" svg:y="12.795cm">
          <draw:text-box>
            <text:p><text:span text:style-name="T44">{0.8, -1}</text:span></text:p>
          </draw:text-box>
        </draw:frame>
        <draw:frame draw:style-name="gr3" draw:text-style-name="P19" draw:layer="layout" svg:width="1.387cm" svg:height="1.475cm" svg:x="5.176cm" svg:y="14.755cm">
          <draw:text-box>
            <text:p><text:span text:style-name="T63">R</text:span><text:span text:style-name="T64">4</text:span></text:p>
          </draw:text-box>
        </draw:frame>
        <draw:frame draw:style-name="gr3" draw:text-style-name="P19" draw:layer="layout" svg:width="1.387cm" svg:height="1.475cm" svg:x="9.076cm" svg:y="14.756cm">
          <draw:text-box>
            <text:p><text:span text:style-name="T63">U</text:span><text:span text:style-name="T64">4</text:span></text:p>
          </draw:text-box>
        </draw:frame>
        <draw:frame draw:style-name="gr3" draw:text-style-name="P23" draw:layer="layout" svg:width="4.481cm" svg:height="1.276cm" svg:x="3.806cm" svg:y="16.295cm">
          <draw:text-box>
            <text:p><text:span text:style-name="T48">{</text:span><text:span text:style-name="T66">-0.1</text:span><text:span text:style-name="T48">, </text:span><text:span text:style-name="T66">0.1</text:span><text:span text:style-name="T48">}</text:span></text:p>
          </draw:text-box>
        </draw:frame>
        <draw:frame draw:style-name="gr3" draw:text-style-name="P18" draw:layer="layout" svg:width="2.629cm" svg:height="1.237cm" svg:x="0.636cm" svg:y="16.295cm">
          <draw:text-box>
            <text:p><text:span text:style-name="T60">変更</text:span><text:span text:style-name="T60">:</text:span></text:p>
          </draw:text-box>
        </draw:frame>
        <draw:frame draw:style-name="gr3" draw:text-style-name="P21" draw:layer="layout" svg:width="1.349cm" svg:height="1.195cm" svg:x="0.636cm" svg:y="17.796cm">
          <draw:text-box>
            <text:p><text:span text:style-name="T65">w:</text:span></text:p>
          </draw:text-box>
        </draw:frame>
        <draw:frame draw:style-name="gr3" draw:text-style-name="P18" draw:layer="layout" svg:width="4.181cm" svg:height="1.195cm" svg:x="3.806cm" svg:y="17.795cm">
          <draw:text-box>
            <text:p><text:span text:style-name="T60">{0.7, -0.9}</text:span></text:p>
          </draw:text-box>
        </draw:frame>
        <draw:frame draw:style-name="gr3" draw:text-style-name="P20" draw:layer="layout" svg:width="2.644cm" svg:height="1.276cm" svg:x="8.306cm" svg:y="16.295cm">
          <draw:text-box>
            <text:p><text:span text:style-name="T48">{0, 0}</text:span></text:p>
          </draw:text-box>
        </draw:frame>
        <draw:frame draw:style-name="gr3" draw:text-style-name="P19" draw:layer="layout" svg:width="1.387cm" svg:height="1.475cm" svg:x="12.877cm" svg:y="14.755cm">
          <draw:text-box>
            <text:p><text:span text:style-name="T63">R</text:span><text:span text:style-name="T64">5</text:span></text:p>
          </draw:text-box>
        </draw:frame>
        <draw:frame draw:style-name="gr3" draw:text-style-name="P19" draw:layer="layout" svg:width="1.387cm" svg:height="1.475cm" svg:x="16.777cm" svg:y="14.756cm">
          <draw:text-box>
            <text:p><text:span text:style-name="T63">U</text:span><text:span text:style-name="T64">5</text:span></text:p>
          </draw:text-box>
        </draw:frame>
        <draw:frame draw:style-name="gr3" draw:text-style-name="P19" draw:layer="layout" svg:width="1.387cm" svg:height="1.475cm" svg:x="20.678cm" svg:y="14.755cm">
          <draw:text-box>
            <text:p><text:span text:style-name="T63">R</text:span><text:span text:style-name="T64">6</text:span></text:p>
          </draw:text-box>
        </draw:frame>
        <draw:frame draw:style-name="gr3" draw:text-style-name="P19" draw:layer="layout" svg:width="1.387cm" svg:height="1.475cm" svg:x="24.578cm" svg:y="14.756cm">
          <draw:text-box>
            <text:p><text:span text:style-name="T63">U</text:span><text:span text:style-name="T64">6</text:span></text:p>
          </draw:text-box>
        </draw:frame>
        <draw:frame draw:style-name="gr3" draw:text-style-name="P20" draw:layer="layout" svg:width="2.644cm" svg:height="1.276cm" svg:x="23.706cm" svg:y="16.295cm">
          <draw:text-box>
            <text:p><text:span text:style-name="T48">{0, 0}</text:span></text:p>
          </draw:text-box>
        </draw:frame>
        <draw:frame draw:style-name="gr3" draw:text-style-name="P18" draw:layer="layout" svg:width="4.181cm" svg:height="1.195cm" svg:x="7.507cm" svg:y="17.796cm">
          <draw:text-box>
            <text:p><text:span text:style-name="T60">{0.7, -0.9}</text:span></text:p>
          </draw:text-box>
        </draw:frame>
        <draw:frame draw:style-name="gr3" draw:text-style-name="P18" draw:layer="layout" svg:width="4.181cm" svg:height="1.195cm" svg:x="11.408cm" svg:y="17.797cm">
          <draw:text-box>
            <text:p><text:span text:style-name="T60">{0.6, -0.8}</text:span></text:p>
          </draw:text-box>
        </draw:frame>
        <draw:frame draw:style-name="gr3" draw:text-style-name="P18" draw:layer="layout" svg:width="4.181cm" svg:height="1.195cm" svg:x="15.209cm" svg:y="17.798cm">
          <draw:text-box>
            <text:p><text:span text:style-name="T60">{1.6, -0.8}</text:span></text:p>
          </draw:text-box>
        </draw:frame>
        <draw:frame draw:style-name="gr3" draw:text-style-name="P18" draw:layer="layout" svg:width="4.181cm" svg:height="1.195cm" svg:x="19.11cm" svg:y="17.799cm">
          <draw:text-box>
            <text:p><text:span text:style-name="T60">{1.5, -0.7}</text:span></text:p>
          </draw:text-box>
        </draw:frame>
        <draw:frame draw:style-name="gr3" draw:text-style-name="P18" draw:layer="layout" svg:width="4.181cm" svg:height="1.195cm" svg:x="22.811cm" svg:y="17.8cm">
          <draw:text-box>
            <text:p><text:span text:style-name="T60">{1.5, -0.7}</text:span></text:p>
          </draw:text-box>
        </draw:frame>
        <draw:frame draw:style-name="gr3" draw:text-style-name="P23" draw:layer="layout" svg:width="3.715cm" svg:height="1.276cm" svg:x="19.206cm" svg:y="11.295cm">
          <draw:text-box>
            <text:p><text:span text:style-name="T48">{</text:span><text:span text:style-name="T66">-0.1</text:span><text:span text:style-name="T48">, 0}</text:span></text:p>
          </draw:text-box>
        </draw:frame>
        <draw:frame draw:style-name="gr3" draw:text-style-name="P22" draw:layer="layout" svg:width="2.644cm" svg:height="1.276cm" svg:x="16.105cm" svg:y="16.295cm">
          <draw:text-box>
            <text:p><text:span text:style-name="T48">{</text:span><text:span text:style-name="T47">1</text:span><text:span text:style-name="T48">, 0}</text:span></text:p>
          </draw:text-box>
        </draw:frame>
        <draw:frame draw:style-name="gr3" draw:text-style-name="P23" draw:layer="layout" svg:width="4.481cm" svg:height="1.276cm" svg:x="11.207cm" svg:y="16.295cm">
          <draw:text-box>
            <text:p><text:span text:style-name="T48">{</text:span><text:span text:style-name="T66">-0.1</text:span><text:span text:style-name="T48">, </text:span><text:span text:style-name="T66">0.1</text:span><text:span text:style-name="T48">}</text:span></text:p>
          </draw:text-box>
        </draw:frame>
        <draw:frame draw:style-name="gr3" draw:text-style-name="P23" draw:layer="layout" svg:width="4.481cm" svg:height="1.276cm" svg:x="19.008cm" svg:y="16.295cm">
          <draw:text-box>
            <text:p><text:span text:style-name="T48">{</text:span><text:span text:style-name="T66">-0.1</text:span><text:span text:style-name="T48">, </text:span><text:span text:style-name="T66">0.1</text:span><text:span text:style-name="T48">}</text:span></text:p>
          </draw:text-box>
        </draw:frame>
        <presentation:notes draw:style-name="dp2">
          <draw:page-thumbnail draw:style-name="gr1"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1" draw:master-page-name="Kyodai_25_20Presentation" presentation:presentation-page-layout-name="AL2T1">
        <draw:frame presentation:style-name="pr4" draw:layer="layout" svg:width="25.199cm" svg:height="3.237cm" svg:x="1.27cm" svg:y="1.574cm" presentation:class="title">
          <draw:text-box>
            <text:p>効率の問題</text:p>
          </draw:text-box>
        </draw:frame>
        <draw:frame presentation:style-name="pr7" draw:layer="layout" svg:width="25.199cm" svg:height="3.957cm" svg:x="1.471cm" svg:y="4.48cm" presentation:class="outline" presentation:user-transformed="true">
          <draw:text-box>
            <text:list text:style-name="L2">
              <text:list-item>
                <text:p>素性の数:</text:p>
                <text:list>
                  <text:list-item>
                    <text:p>各文 (<text:span text:style-name="T9">phi</text:span>): 10~1000</text:p>
                  </text:list-item>
                  <text:list-item>
                    <text:p>全体 (<text:span text:style-name="T67">w</text:span>): 1,000,000~100,000,000</text:p>
                  </text:list-item>
                </text:list>
              </text:list-item>
            </text:list>
          </draw:text-box>
        </draw:frame>
        <draw:frame draw:style-name="gr3" draw:text-style-name="P16" draw:layer="layout" svg:width="6.014cm" svg:height="2.385cm" svg:x="20.585cm" svg:y="10.6cm">
          <draw:text-box>
            <text:p><text:span text:style-name="T44">このループは</text:span></text:p>
            <text:p><text:span text:style-name="T37">非常に遅い</text:span><text:span text:style-name="T44">！</text:span></text:p>
          </draw:text-box>
        </draw:frame>
        <draw:frame presentation:style-name="pr16" draw:layer="layout" svg:width="18.415cm" svg:height="9.386cm" svg:x="1.271cm" svg:y="9.425cm" presentation:class="outline" presentation:user-transformed="true">
          <draw:text-box>
            <text:list text:style-name="L2">
              <text:list-header>
                <text:p><text:span text:style-name="T28">update_weights</text:span><text:span text:style-name="T15">(</text:span><text:span text:style-name="T31">w</text:span><text:span text:style-name="T25">, </text:span><text:span text:style-name="T32">phi</text:span><text:span text:style-name="T25">, </text:span><text:span text:style-name="T26">y</text:span><text:span text:style-name="T52">, </text:span><text:span text:style-name="T53">c</text:span><text:span text:style-name="T15">)</text:span><text:span text:style-name="T15"><text:line-break/></text:span><text:span text:style-name="T15"><text:tab/></text:span><text:span text:style-name="T39">for</text:span><text:span text:style-name="T54"> </text:span><text:span text:style-name="T25">name, value</text:span><text:span text:style-name="T54"> </text:span><text:span text:style-name="T39">in</text:span><text:span text:style-name="T54"> </text:span><text:span text:style-name="T31">w</text:span><text:span text:style-name="T55">:</text:span><text:span text:style-name="T55"><text:line-break/></text:span><text:span text:style-name="T55"><text:tab/></text:span><text:span text:style-name="T55"><text:tab/></text:span><text:span text:style-name="T39">if</text:span><text:span text:style-name="T54"> </text:span><text:span text:style-name="T56">abs</text:span><text:span text:style-name="T54">(</text:span><text:span text:style-name="T25">value</text:span><text:span text:style-name="T54">) &lt;= </text:span><text:span text:style-name="T53">c</text:span><text:span text:style-name="T55">:</text:span><text:span text:style-name="T55"><text:line-break/></text:span><text:span text:style-name="T55"><text:tab/></text:span><text:span text:style-name="T55"><text:tab/></text:span><text:span text:style-name="T55"><text:tab/></text:span><text:span text:style-name="T31">w</text:span><text:span text:style-name="T54">[</text:span><text:span text:style-name="T25">name</text:span><text:span text:style-name="T54">] = 0</text:span><text:span text:style-name="T55"><text:line-break/></text:span><text:span text:style-name="T55"><text:tab/></text:span><text:span text:style-name="T55"><text:tab/></text:span><text:span text:style-name="T39">else</text:span><text:span text:style-name="T54">:</text:span><text:span text:style-name="T55"><text:line-break/></text:span><text:span text:style-name="T55"><text:tab/></text:span><text:span text:style-name="T55"><text:tab/></text:span><text:span text:style-name="T55"><text:tab/></text:span><text:span text:style-name="T57">w</text:span><text:span text:style-name="T54">[</text:span><text:span text:style-name="T25">name</text:span><text:span text:style-name="T54">] -= </text:span><text:span text:style-name="T56">sign</text:span><text:span text:style-name="T54">(</text:span><text:span text:style-name="T25">value</text:span><text:span text:style-name="T54">) * </text:span><text:span text:style-name="T58">c</text:span><text:span text:style-name="T15"><text:line-break/></text:span><text:span text:style-name="T15"><text:tab/></text:span><text:span text:style-name="T21">for</text:span><text:span text:style-name="T15"> </text:span><text:span text:style-name="T25">name, value</text:span><text:span text:style-name="T15"> </text:span><text:span text:style-name="T21">in</text:span><text:span text:style-name="T15"> </text:span><text:span text:style-name="T32">phi</text:span><text:span text:style-name="T15">:</text:span><text:span text:style-name="T15"><text:line-break/></text:span><text:span text:style-name="T15"><text:tab/></text:span><text:span text:style-name="T15"><text:tab/></text:span><text:span text:style-name="T31">w</text:span><text:span text:style-name="T15">[</text:span><text:span text:style-name="T25">name</text:span><text:span text:style-name="T15">] += </text:span><text:span text:style-name="T25">value</text:span><text:span text:style-name="T15"> * </text:span><text:span text:style-name="T26">y</text:span></text:p>
              </text:list-header>
            </text:list>
          </draw:text-box>
        </draw:frame>
        <draw:custom-shape draw:style-name="gr2" draw:text-style-name="P6" draw:layer="layout" svg:width="18.099cm" svg:height="9.525cm" svg:x="1.587cm" svg:y="9.286cm">
          <text:p/>
          <draw:enhanced-geometry svg:viewBox="0 0 21600 21600" draw:type="rectangle" draw:enhanced-path="M 0 0 L 21600 0 21600 21600 0 21600 0 0 Z N"/>
        </draw:custom-shape>
        <draw:line draw:style-name="gr4" draw:text-style-name="P6" draw:layer="layout" svg:x1="20.32cm" svg:y1="11.43cm" svg:x2="13.97cm" svg:y2="11.43cm">
          <text:p/>
        </draw:lin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Kyodai_25_20Presentation" presentation:presentation-page-layout-name="AL2T1">
        <draw:frame presentation:style-name="pr4" draw:layer="layout" svg:width="25.199cm" svg:height="3.237cm" svg:x="1.27cm" svg:y="1.574cm" presentation:class="title">
          <draw:text-box>
            <text:p>効率化のトリック</text:p>
          </draw:text-box>
        </draw:frame>
        <draw:frame presentation:style-name="pr10" draw:layer="layout" svg:width="25.199cm" svg:height="14.32cm" svg:x="1.471cm" svg:y="5.08cm" presentation:class="outline" presentation:user-transformed="true">
          <draw:text-box>
            <text:list text:style-name="L2">
              <text:list-item>
                <text:p>正則化は<text:span text:style-name="T6">重みの使用時に行う！</text:span><text:line-break/><text:line-break/><text:line-break/><text:line-break/><text:line-break/><text:line-break/><text:line-break/><text:line-break/><text:line-break/><text:line-break/><text:line-break/></text:p>
              </text:list-item>
              <text:list-item>
                <text:p>これは「遅延評価」というやり方</text:p>
              </text:list-item>
            </text:list>
          </draw:text-box>
        </draw:frame>
        <draw:frame presentation:style-name="pr16" draw:layer="layout" svg:width="26.035cm" svg:height="10.468cm" svg:x="1.27cm" svg:y="6.434cm" presentation:class="outline" presentation:user-transformed="true">
          <draw:text-box>
            <text:list text:style-name="L2">
              <text:list-header>
                <text:p><text:span text:style-name="T28">getw</text:span><text:span text:style-name="T15">(</text:span><text:span text:style-name="T31">w</text:span><text:span text:style-name="T25">, name, </text:span><text:span text:style-name="T53">c</text:span><text:span text:style-name="T25">, </text:span><text:span text:style-name="T68">iter</text:span><text:span text:style-name="T25">, </text:span><text:span text:style-name="T32">last</text:span><text:span text:style-name="T15">)</text:span><text:span text:style-name="T15"><text:line-break/></text:span><text:span text:style-name="T15"><text:tab/></text:span><text:span text:style-name="T21">if</text:span><text:span text:style-name="T15"> </text:span><text:span text:style-name="T68">iter</text:span><text:span text:style-name="T15"> != </text:span><text:span text:style-name="T32">last</text:span><text:span text:style-name="T15">[</text:span><text:span text:style-name="T25">name</text:span><text:span text:style-name="T15">]: <text:s text:c="10"/></text:span><text:span text:style-name="T14"><text:s/># </text:span><text:span text:style-name="T14">重みが古くなっている</text:span><text:span text:style-name="T54"><text:line-break/></text:span><text:span text:style-name="T54"><text:tab/></text:span><text:span text:style-name="T54"><text:tab/></text:span><text:span text:style-name="T53">c_size</text:span><text:span text:style-name="T54"> = </text:span><text:span text:style-name="T53">c</text:span><text:span text:style-name="T54"> * (</text:span><text:span text:style-name="T68">iter</text:span><text:span text:style-name="T54"> - </text:span><text:span text:style-name="T32">last</text:span><text:span text:style-name="T54">[</text:span><text:span text:style-name="T25">name</text:span><text:span text:style-name="T54">])</text:span><text:span text:style-name="T55"><text:line-break/></text:span><text:span text:style-name="T55"><text:tab/></text:span><text:span text:style-name="T55"><text:tab/></text:span><text:span text:style-name="T39">if</text:span><text:span text:style-name="T54"> </text:span><text:span text:style-name="T56">abs</text:span><text:span text:style-name="T54">(</text:span><text:span text:style-name="T57">w</text:span><text:span text:style-name="T54">[</text:span><text:span text:style-name="T25">name</text:span><text:span text:style-name="T54">]) &lt;= </text:span><text:span text:style-name="T53">c_size</text:span><text:span text:style-name="T55">:</text:span><text:span text:style-name="T55"><text:line-break/></text:span><text:span text:style-name="T55"><text:tab/></text:span><text:span text:style-name="T55"><text:tab/></text:span><text:span text:style-name="T55"><text:tab/></text:span><text:span text:style-name="T31">w</text:span><text:span text:style-name="T54">[</text:span><text:span text:style-name="T25">name</text:span><text:span text:style-name="T54">] = 0</text:span><text:span text:style-name="T55"><text:line-break/></text:span><text:span text:style-name="T55"><text:tab/></text:span><text:span text:style-name="T55"><text:tab/></text:span><text:span text:style-name="T39">else</text:span><text:span text:style-name="T54">:</text:span><text:span text:style-name="T55"><text:line-break/></text:span><text:span text:style-name="T55"><text:tab/></text:span><text:span text:style-name="T55"><text:tab/></text:span><text:span text:style-name="T55"><text:tab/></text:span><text:span text:style-name="T57">w</text:span><text:span text:style-name="T54">[</text:span><text:span text:style-name="T25">name</text:span><text:span text:style-name="T54">] -= </text:span><text:span text:style-name="T56">sign</text:span><text:span text:style-name="T54">(</text:span><text:span text:style-name="T57">w</text:span><text:span text:style-name="T54">[</text:span><text:span text:style-name="T25">name</text:span><text:span text:style-name="T54">]) * </text:span><text:span text:style-name="T53">c_size</text:span><text:span text:style-name="T53"><text:line-break/></text:span><text:span text:style-name="T53"><text:tab/></text:span><text:span text:style-name="T53"><text:tab/></text:span><text:span text:style-name="T32">last</text:span><text:span text:style-name="T25">[name] = iter</text:span><text:span text:style-name="T53"><text:line-break/></text:span><text:span text:style-name="T58"><text:tab/></text:span><text:span text:style-name="T39">return</text:span><text:span text:style-name="T54"> </text:span><text:span text:style-name="T31">w</text:span><text:span text:style-name="T54">[</text:span><text:span text:style-name="T25">name</text:span><text:span text:style-name="T54">]</text:span></text:p>
              </text:list-header>
            </text:list>
          </draw:text-box>
        </draw:frame>
        <draw:custom-shape draw:style-name="gr2" draw:text-style-name="P6" draw:layer="layout" svg:width="25.719cm" svg:height="11.185cm" svg:x="1.586cm" svg:y="6.29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Kyodai_25_20Presentation" presentation:presentation-page-layout-name="AL2T1">
        <draw:frame presentation:style-name="pr4" draw:layer="layout" svg:width="25.199cm" svg:height="3.237cm" svg:x="1.27cm" svg:y="1.574cm" presentation:class="title">
          <draw:text-box>
            <text:p>正則化係数の選び方</text:p>
          </draw:text-box>
        </draw:frame>
        <draw:frame presentation:style-name="pr10" draw:layer="layout" svg:width="25.199cm" svg:height="15.068cm" svg:x="1.471cm" svg:y="5.08cm" presentation:class="outline" presentation:user-transformed="true">
          <draw:text-box>
            <text:list text:style-name="L2">
              <text:list-item>
                <text:p>正則化係数<text:span text:style-name="T42">c</text:span><text:span text:style-name="T8">は大きな影響を及ぼす</text:span></text:p>
              </text:list-item>
              <text:list-item>
                <text:p><text:span text:style-name="T6">大きい</text:span></text:p>
                <text:list>
                  <text:list-item>
                    <text:p>モデルサイズ：小</text:p>
                  </text:list-item>
                  <text:list-item>
                    <text:p>学習データ精度：低</text:p>
                  </text:list-item>
                  <text:list-item>
                    <text:p>過学習：少</text:p>
                  </text:list-item>
                </text:list>
              </text:list-item>
              <text:list-item>
                <text:p><text:span text:style-name="T6">小さい</text:span></text:p>
                <text:list>
                  <text:list-item>
                    <text:p><text:span text:style-name="T8">モデルサイズ：大</text:span></text:p>
                  </text:list-item>
                  <text:list-item>
                    <text:p><text:span text:style-name="T8">学習データ精度：高</text:span></text:p>
                  </text:list-item>
                  <text:list-item>
                    <text:p><text:span text:style-name="T8">過学習：多</text:span></text:p>
                  </text:list-item>
                </text:list>
              </text:list-item>
              <text:list-item>
                <text:p><text:span text:style-name="T8">交差検定などで様々な値を試して決定：</text:span></text:p>
                <text:list>
                  <text:list-item>
                    <text:p><text:span text:style-name="T8">例： </text:span><text:span text:style-name="T8">0.0001, 0.001, 0.01, 0.1, 1.0</text:span></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Kyodai_25_20Presentation" presentation:presentation-page-layout-name="AL2T1">
        <draw:frame presentation:style-name="pr4" draw:layer="layout" svg:width="25.199cm" svg:height="3.237cm" svg:x="1.27cm" svg:y="8.774cm" presentation:class="title" presentation:user-transformed="true">
          <draw:text-box>
            <text:p>演習課題</text:p>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Kyodai_25_20Presentation" presentation:presentation-page-layout-name="AL2T1">
        <draw:frame presentation:style-name="pr4" draw:layer="layout" svg:width="25.199cm" svg:height="3.237cm" svg:x="1.27cm" svg:y="1.574cm" presentation:class="title">
          <draw:text-box>
            <text:p>演習課題</text:p>
          </draw:text-box>
        </draw:frame>
        <draw:frame presentation:style-name="pr10" draw:layer="layout" svg:width="25.199cm" svg:height="13.86cm" svg:x="1.471cm" svg:y="5.08cm" presentation:class="outline" presentation:user-transformed="true">
          <draw:text-box>
            <text:list text:style-name="L2">
              <text:list-item>
                <text:p><text:span text:style-name="T6">実装：</text:span><text:span text:style-name="T8">L1</text:span><text:span text:style-name="T8">正則化とマージンで学習を行う</text:span><text:span text:style-name="T8">train-svm</text:span></text:p>
              </text:list-item>
              <text:list-item>
                <text:p><text:span text:style-name="T6">学習</text:span> <text:span text:style-name="T69">data-en/titles-en-train.labeled</text:span></text:p>
              </text:list-item>
              <text:list-item>
                <text:p><text:span text:style-name="T6">テスト</text:span> <text:span text:style-name="T70">data-en/titles-en-test.word</text:span></text:p>
              </text:list-item>
              <text:list-item>
                <text:p><text:span text:style-name="T6">比較 </text:span><text:span text:style-name="T8">c=0.0001</text:span><text:span text:style-name="T8">で精度を測り、パーセプトロンと比較</text:span></text:p>
                <text:list>
                  <text:list-item>
                    <text:p><text:span text:style-name="T71">script/grade-prediction.py data-en/titles-en-test.labeled your_answer</text:span></text:p>
                  </text:list-item>
                </text:list>
              </text:list-item>
              <text:list-item>
                <text:p><text:span text:style-name="T72">チャレンジ：</text:span></text:p>
                <text:list>
                  <text:list-item>
                    <text:p><text:span text:style-name="T44">様々な正則化係数を試す</text:span></text:p>
                  </text:list-item>
                  <text:list-item>
                    <text:p><text:span text:style-name="T44">効率化を実装</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Kyodai_25_20Presentation" presentation:presentation-page-layout-name="AL2T1">
        <draw:frame presentation:style-name="pr4" draw:layer="layout" svg:width="25.199cm" svg:height="3.237cm" svg:x="1.27cm" svg:y="8.574cm" presentation:class="title" presentation:user-transformed="true">
          <draw:text-box>
            <text:p>Thank You!</text:p>
          </draw:text-box>
        </draw:frame>
        <presentation:notes draw:style-name="dp2">
          <draw:page-thumbnail draw:style-name="gr1" draw:layer="layout" svg:width="13.968cm" svg:height="10.476cm" svg:x="3.81cm" svg:y="2.123cm" draw:page-number="38" presentation:class="page"/>
          <draw:frame presentation:style-name="pr5"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lue" xlink:href="Pictures/1000000000000640000004B02C5236E4.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Kyodai_25_20Presentation-background" style:display-name="Kyodai%20Presentation-background" style:family="presentation">
      <style:graphic-properties draw:stroke="none" draw:fill="none"/>
      <style:text-properties style:letter-kerning="true"/>
    </style:style>
    <style:style style:name="Kyodai_25_20Presentation-backgroundobjects" style:display-name="Kyodai%20Presentation-backgroundobjects" style:family="presentation">
      <style:graphic-properties draw:shadow="hidden" draw:shadow-offset-x="0.3cm" draw:shadow-offset-y="0.3cm" draw:shadow-color="#808080"/>
      <style:text-properties style:letter-kerning="true"/>
    </style:style>
    <style:style style:name="Kyodai_25_20Presentation-notes" style:display-name="Kyodai%20Presentati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yodai_25_20Presentation-outline1" style:display-name="Kyodai%20Presentation-outline1" style:family="presentation">
      <style:graphic-properties draw:stroke="none" draw:fill="none">
        <text:list-style style:name="Kyodai_25_20Presentation-outline1" style:display-name="Kyodai%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8pt" fo:font-style="normal" fo:text-shadow="none" style:text-underline-style="none" fo:font-weight="normal" style:letter-kerning="true" style:font-family-asian="TakaoGothic" style:font-style-name-asian="Regular" style:font-family-generic-asian="swiss"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Kyodai_25_20Presentation-outline2" style:display-name="Kyodai%20Presentation-outline2" style:family="presentation" style:parent-style-name="Kyodai_25_20Presentation-outline1">
      <style:paragraph-properties fo:margin-left="0cm" fo:margin-right="0cm" fo:margin-top="0cm" fo:margin-bottom="0.305cm" fo:text-indent="0cm"/>
      <style:text-properties fo:font-size="26pt" style:font-size-asian="26pt" style:font-size-complex="26pt"/>
    </style:style>
    <style:style style:name="Kyodai_25_20Presentation-outline3" style:display-name="Kyodai%20Presentation-outline3" style:family="presentation" style:parent-style-name="Kyodai_25_20Presentation-outline2">
      <style:paragraph-properties fo:margin-top="0cm" fo:margin-bottom="0.3cm"/>
      <style:text-properties fo:font-size="24pt" style:font-size-asian="24pt" style:font-size-complex="24pt"/>
    </style:style>
    <style:style style:name="Kyodai_25_20Presentation-outline4" style:display-name="Kyodai%20Presentation-outline4" style:family="presentation" style:parent-style-name="Kyodai_25_20Presentation-outline3">
      <style:paragraph-properties fo:margin-top="0cm" fo:margin-bottom="0.2cm"/>
      <style:text-properties fo:font-size="20pt" style:font-size-asian="20pt" style:font-size-complex="20pt"/>
    </style:style>
    <style:style style:name="Kyodai_25_20Presentation-outline5" style:display-name="Kyodai%20Presentation-outline5" style:family="presentation" style:parent-style-name="Kyodai_25_20Presentation-outline4">
      <style:paragraph-properties fo:margin-top="0cm" fo:margin-bottom="0.1cm"/>
      <style:text-properties fo:font-size="20pt" style:font-size-asian="20pt" style:font-size-complex="20pt"/>
    </style:style>
    <style:style style:name="Kyodai_25_20Presentation-outline6" style:display-name="Kyodai%20Presentation-outline6" style:family="presentation" style:parent-style-name="Kyodai_25_20Presentation-outline5">
      <style:paragraph-properties fo:margin-top="0cm" fo:margin-bottom="0.1cm"/>
      <style:text-properties fo:font-size="20pt" style:font-size-asian="20pt" style:font-size-complex="20pt"/>
    </style:style>
    <style:style style:name="Kyodai_25_20Presentation-outline7" style:display-name="Kyodai%20Presentation-outline7" style:family="presentation" style:parent-style-name="Kyodai_25_20Presentation-outline6">
      <style:paragraph-properties fo:margin-top="0cm" fo:margin-bottom="0.1cm"/>
      <style:text-properties fo:font-size="20pt" style:font-size-asian="20pt" style:font-size-complex="20pt"/>
    </style:style>
    <style:style style:name="Kyodai_25_20Presentation-outline8" style:display-name="Kyodai%20Presentation-outline8" style:family="presentation" style:parent-style-name="Kyodai_25_20Presentation-outline7">
      <style:paragraph-properties fo:margin-top="0cm" fo:margin-bottom="0.1cm"/>
      <style:text-properties fo:font-size="20pt" style:font-size-asian="20pt" style:font-size-complex="20pt"/>
    </style:style>
    <style:style style:name="Kyodai_25_20Presentation-outline9" style:display-name="Kyodai%20Presentation-outline9" style:family="presentation" style:parent-style-name="Kyodai_25_20Presentation-outline8">
      <style:paragraph-properties fo:margin-top="0cm" fo:margin-bottom="0.1cm"/>
      <style:text-properties fo:font-size="20pt" style:font-size-asian="20pt" style:font-size-complex="20pt"/>
    </style:style>
    <style:style style:name="Kyodai_25_20Presentation-subtitle" style:display-name="Kyodai%20Presentation-subtitle" style:family="presentation">
      <style:graphic-properties draw:stroke="none" draw:fill="none" draw:textarea-vertical-align="middle">
        <text:list-style style:name="Kyodai_25_20Presentation-subtitle" style:display-name="Kyodai%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yodai_25_20Presentation-title" style:display-name="Kyodai%20Presentation-title" style:family="presentation">
      <style:graphic-properties draw:stroke="none" draw:fill="none" draw:textarea-vertical-align="middle">
        <text:list-style style:name="Kyodai_25_20Presentation-title" style:display-name="Kyodai%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660000" style:text-outline="false" style:text-line-through-style="none" fo:font-family="Arial" style:font-family-generic="roman" style:font-pitch="variable" fo:font-size="40pt" fo:font-style="normal" fo:text-shadow="none" style:text-underline-style="none" fo:font-weight="normal" style:letter-kerning="true" style:font-family-asian="TakaoGothic" style:font-style-name-asian="Regular" style:font-family-generic-asian="swiss" style:font-pitch-asian="variable" style:font-size-asian="40pt" style:font-style-asian="normal" style:font-weight-asian="normal" style:font-family-complex="'DejaVu Sans'" style:font-family-generic-complex="system" style:font-pitch-complex="variable" style:font-size-complex="40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28pt" fo:font-style="normal" fo:text-shadow="none" style:text-underline-style="none" fo:font-weight="normal"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6pt" style:font-size-asian="26pt" style:font-size-complex="26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solid" draw:fill-color="#000066" draw:textarea-horizontal-align="right" draw:textarea-vertical-align="middle" draw:auto-grow-height="true" draw:auto-grow-width="false" fo:max-height="0cm" fo:min-height="1.02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yodai_25_20Presentation-backgroundobjects">
      <style:graphic-properties draw:stroke="none" draw:fill="none" draw:fill-color="#ffffff" draw:auto-grow-height="false" fo:min-height="1.449cm"/>
    </style:style>
    <style:style style:name="Mpr2" style:family="presentation" style:parent-style-name="Kyodai_25_20Presentation-backgroundobjects">
      <style:graphic-properties draw:stroke="none" draw:fill="none" draw:fill-color="#ffffff" draw:auto-grow-height="false" fo:min-height="1.397cm"/>
    </style:style>
    <style:style style:name="Mpr3" style:family="presentation" style:parent-style-name="Kyodai_25_20Presentation-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end"/>
    </style:style>
    <style:style style:name="MP5" style:family="paragraph">
      <style:paragraph-properties fo:text-align="end"/>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style:style style:name="MP6" style:family="paragraph">
      <style:paragraph-properties fo:text-align="center"/>
    </style:style>
    <style:style style:name="MP7" style:family="paragraph">
      <style:paragraph-properties fo:margin-left="0cm" fo:margin-right="0cm" fo:text-indent="0cm"/>
    </style:style>
    <style:style style:name="MP8" style:family="paragraph">
      <style:paragraph-properties fo:margin-left="1.2cm" fo:margin-right="0cm" fo:text-indent="-0.9cm"/>
    </style:style>
    <style:style style:name="MP9" style:family="paragraph">
      <style:paragraph-properties fo:margin-left="0cm" fo:margin-right="0cm" fo:text-indent="0cm"/>
      <style:text-properties fo:font-size="14pt" style:font-size-asian="14pt" style:font-size-complex="14pt"/>
    </style:style>
    <style:style style:name="MP10" style:family="paragraph">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e6e6ff" fo:font-family="TakaoExGothic" style:font-family-generic="swiss" style:font-pitch="variable" fo:font-size="17pt" style:font-family-asian="TakaoExGothic" style:font-family-generic-asian="swiss" style:font-pitch-asian="variable" style:font-size-asian="17pt" style:font-size-complex="17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Kyodai_25_20Presentation" style:display-name="Kyodai%20Presentation" style:page-layout-name="PM1" draw:style-name="Mdp1">
      <draw:frame presentation:style-name="Kyodai_25_20Presentation-title" draw:layer="backgroundobjects" svg:width="25.199cm" svg:height="3.237cm" svg:x="1.27cm" svg:y="1.574cm" presentation:class="title" presentation:placeholder="true">
        <draw:text-box/>
      </draw:frame>
      <draw:frame presentation:style-name="Kyodai_25_20Presentation-outline1" draw:layer="backgroundobjects" svg:width="25.199cm" svg:height="12.179cm" svg:x="1.471cm" svg:y="5.08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5" draw:layer="backgroundobjects" svg:width="28cm" svg:height="1.27cm" svg:x="-0.001cm" svg:y="0cm">
        <draw:text-box>
          <text:p text:style-name="MP4"><text:span text:style-name="MT2">NLP</text:span><text:span text:style-name="MT2">プログラミング勉強会</text:span><text:span text:style-name="MT2">9 – </text:span><text:span text:style-name="MT2">識別学習の発展版</text:span></text:p>
        </draw:text-box>
      </draw:frame>
      <draw:frame draw:style-name="Mgr4" draw:text-style-name="MP6" draw:layer="backgroundobjects" svg:width="2.507cm" svg:height="0.716cm" svg:x="1.733cm" svg:y="0.3cm">
        <draw:image xlink:href="Pictures/10000201000001F40000008F5F5575FF.png" xlink:type="simple" xlink:show="embed" xlink:actuate="onLoad">
          <text:p/>
        </draw:image>
      </draw:frame>
      <draw:frame draw:style-name="Mgr4" draw:text-style-name="MP6" draw:layer="backgroundobjects" svg:width="1.397cm" svg:height="0.762cm" svg:x="0.178cm" svg:y="0.279cm">
        <draw:image xlink:href="Pictures/1000000000000064000000373C104831.png" xlink:type="simple" xlink:show="embed" xlink:actuate="onLoad">
          <text:p/>
        </draw:image>
      </draw:frame>
      <presentation:notes style:page-layout-name="PM2">
        <draw:page-thumbnail presentation:style-name="Kyodai_25_20Presentation-title" draw:layer="backgroundobjects" svg:width="13.968cm" svg:height="10.476cm" svg:x="3.81cm" svg:y="2.123cm" presentation:class="page"/>
        <draw:frame presentation:style-name="Kyodai_25_20Presentation-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7">Muokkaa otsikon tekstimuotoa napsauttamalla</text:p>
        </draw:text-box>
      </draw:frame>
      <draw:frame presentation:style-name="Mpr5" draw:text-style-name="MP8"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9" draw:layer="backgroundobjects" svg:width="6.523cm" svg:height="1.448cm" svg:x="1.4cm" svg:y="19.131cm" presentation:class="date-time">
        <draw:text-box>
          <text:p text:style-name="MP9"><text:span text:style-name="MT1"><presentation:date-time/></text:span></text:p>
        </draw:text-box>
      </draw:frame>
      <draw:frame presentation:style-name="Mpr6" draw:text-style-name="MP10" draw:layer="backgroundobjects" svg:width="8.875cm" svg:height="1.448cm" svg:x="9.576cm" svg:y="19.131cm" presentation:class="footer">
        <draw:text-box>
          <text:p text:style-name="MP10"><text:span text:style-name="MT1"><presentation:footer/></text:span></text:p>
        </draw:text-box>
      </draw:frame>
      <draw:frame presentation:style-name="Mpr6" draw:text-style-name="MP11" draw:layer="backgroundobjects" svg:width="6.523cm" svg:height="1.448cm" svg:x="20.075cm" svg:y="19.131cm" presentation:class="page-number">
        <draw:text-box>
          <text:p text:style-name="MP11"><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7" draw:text-style-name="MP9" draw:layer="backgroundobjects" svg:width="9.112cm" svg:height="1.484cm" svg:x="0cm" svg:y="0cm" presentation:class="header">
          <draw:text-box>
            <text:p text:style-name="MP9"><text:span text:style-name="MT1"><presentation:header/></text:span></text:p>
          </draw:text-box>
        </draw:frame>
        <draw:frame presentation:style-name="Mpr7" draw:text-style-name="MP11" draw:layer="backgroundobjects" svg:width="9.112cm" svg:height="1.484cm" svg:x="11.887cm" svg:y="0cm" presentation:class="date-time">
          <draw:text-box>
            <text:p text:style-name="MP11"><text:span text:style-name="MT1"><presentation:date-time/></text:span></text:p>
          </draw:text-box>
        </draw:frame>
        <draw:frame presentation:style-name="Mpr8" draw:text-style-name="MP9" draw:layer="backgroundobjects" svg:width="9.112cm" svg:height="1.484cm" svg:x="0cm" svg:y="28.215cm" presentation:class="footer">
          <draw:text-box>
            <text:p text:style-name="MP9"><text:span text:style-name="MT1"><presentation:footer/></text:span></text:p>
          </draw:text-box>
        </draw:frame>
        <draw:frame presentation:style-name="Mpr8" draw:text-style-name="MP11" draw:layer="backgroundobjects" svg:width="9.112cm" svg:height="1.484cm" svg:x="11.887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raham Neubig</meta:initial-creator>
    <meta:creation-date>2009-01-20T18:02:08</meta:creation-date>
    <meta:editing-duration>P7DT19H23M31S</meta:editing-duration>
    <meta:editing-cycles>582</meta:editing-cycles>
    <dc:date>2013-07-08T18:57:29</dc:date>
    <dc:creator>Graham Neubig</dc:creator>
    <meta:generator>LibreOffice/3.5$Linux_x86 LibreOffice_project/350m1$Build-2</meta:generator>
    <meta:document-statistic meta:object-count="444"/>
    <meta:user-defined meta:name="情報 1"/>
    <meta:user-defined meta:name="情報 2"/>
    <meta:user-defined meta:name="情報 3"/>
    <meta:user-defined meta:name="情報 4"/>
  </office:meta>
</office:document-meta>
</file>

<file path=Object 1/content.xml><?xml version="1.0" encoding="utf-8"?>
<math xmlns="http://www.w3.org/1998/Math/MathML">
  <semantics>
    <mrow>
      <mstyle color="green">
        <mrow>
          <mstyle mathvariant="bold">
            <mrow>
              <mi>w</mi>
            </mrow>
          </mstyle>
        </mrow>
      </mstyle>
      <mo stretchy="false">←</mo>
      <mrow>
        <mstyle color="green">
          <mrow>
            <mstyle mathvariant="bold">
              <mrow>
                <mi>w</mi>
              </mrow>
            </mstyle>
          </mrow>
        </mstyle>
        <mo stretchy="false">+</mo>
        <mstyle color="red">
          <mrow>
            <mi>y</mi>
          </mrow>
        </mstyle>
      </mrow>
      <mstyle color="fuchsia">
        <mrow>
          <mstyle mathvariant="bold">
            <mrow>
              <mo stretchy="false">ϕ</mo>
            </mrow>
          </mstyle>
        </mrow>
      </mstyle>
      <mrow>
        <mo stretchy="false">(</mo>
        <mrow>
          <mstyle color="blue">
            <mrow>
              <mi>x</mi>
            </mrow>
          </mstyle>
        </mrow>
        <mo stretchy="false">)</mo>
      </mrow>
    </mrow>
    <annotation encoding="StarMath 5.0">color green bold w leftarrow color green bold w + color red y color magenta bold %phi (color blue x)
</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20pt" style:font-size-asian="20pt" style:font-size-complex="10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display-label="true" chart:logarithmic="false" chart:minimum="-2" chart:maximum="2" chart:reverse-direction="false" text:line-break="false" chart:link-data-style-to-source="false" chart:axis-position="0"/>
      <style:graphic-properties svg:stroke-color="#b3b3b3"/>
      <style:text-properties fo:font-size="20pt" style:font-size-asian="2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20pt" style:font-size-asian="2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213cm" svg:height="9cm" xlink:href="." xlink:type="simple" chart:class="chart:scatter" chart:style-name="ch1">
        <chart:legend chart:legend-position="end" svg:x="8.788cm" svg:y="3.493cm" style:legend-expansion="high" chart:style-name="ch2"/>
        <chart:plot-area chart:style-name="ch3" chart:data-source-has-labels="both" svg:x="0.674cm" svg:y="0.855cm" svg:width="7.666cm" svg:height="7.545cm">
          <chartooo:coordinate-region svg:x="0.992cm" svg:y="1.254cm" svg:width="7.148cm" svg:height="6.102cm"/>
          <chart:axis chart:dimension="x" chart:name="primary-x" chart:style-name="ch4" chartooo:axis-type="auto">
            <chart:categories table:cell-range-address="local-table.$A$2:.$A$82"/>
          </chart:axis>
          <chart:axis chart:dimension="y" chart:name="primary-y" chart:style-name="ch5">
            <chart:grid chart:style-name="ch6" chart:class="major"/>
          </chart:axis>
          <chart:series chart:style-name="ch7" chart:values-cell-range-address="local-table.$C$2:.$C$82" chart:label-cell-address="local-table.$C$1" chart:class="chart:scatter">
            <chart:domain table:cell-range-address="local-table.$B$2:.$B$82"/>
            <chart:data-point chart:repeated="81"/>
          </chart:series>
          <chart:series chart:style-name="ch8" chart:values-cell-range-address="local-table.$D$2:.$D$82" chart:label-cell-address="local-table.$D$1" chart:class="chart:scatter">
            <chart:data-point chart:repeated="81"/>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L2</text:p>
              </table:table-cell>
              <table:table-cell office:value-type="string">
                <text:p>L1</text:p>
              </table:table-cell>
            </table:table-row>
          </table:table-header-rows>
          <table:table-rows>
            <table:table-row>
              <table:table-cell office:value-type="string">
                <text:p>1</text:p>
              </table:table-cell>
              <table:table-cell office:value-type="float" office:value="-2">
                <text:p>-2</text:p>
              </table:table-cell>
              <table:table-cell office:value-type="float" office:value="4">
                <text:p>4</text:p>
              </table:table-cell>
              <table:table-cell office:value-type="float" office:value="2">
                <text:p>2</text:p>
              </table:table-cell>
            </table:table-row>
            <table:table-row>
              <table:table-cell office:value-type="string">
                <text:p>2</text:p>
              </table:table-cell>
              <table:table-cell office:value-type="float" office:value="-1.95">
                <text:p>-1.95</text:p>
              </table:table-cell>
              <table:table-cell office:value-type="float" office:value="3.8025">
                <text:p>3.8025</text:p>
              </table:table-cell>
              <table:table-cell office:value-type="float" office:value="1.95">
                <text:p>1.95</text:p>
              </table:table-cell>
            </table:table-row>
            <table:table-row>
              <table:table-cell office:value-type="string">
                <text:p>3</text:p>
              </table:table-cell>
              <table:table-cell office:value-type="float" office:value="-1.9">
                <text:p>-1.9</text:p>
              </table:table-cell>
              <table:table-cell office:value-type="float" office:value="3.61">
                <text:p>3.61</text:p>
              </table:table-cell>
              <table:table-cell office:value-type="float" office:value="1.9">
                <text:p>1.9</text:p>
              </table:table-cell>
            </table:table-row>
            <table:table-row>
              <table:table-cell office:value-type="string">
                <text:p>4</text:p>
              </table:table-cell>
              <table:table-cell office:value-type="float" office:value="-1.85">
                <text:p>-1.85</text:p>
              </table:table-cell>
              <table:table-cell office:value-type="float" office:value="3.4225">
                <text:p>3.4225</text:p>
              </table:table-cell>
              <table:table-cell office:value-type="float" office:value="1.85">
                <text:p>1.85</text:p>
              </table:table-cell>
            </table:table-row>
            <table:table-row>
              <table:table-cell office:value-type="string">
                <text:p>5</text:p>
              </table:table-cell>
              <table:table-cell office:value-type="float" office:value="-1.8">
                <text:p>-1.8</text:p>
              </table:table-cell>
              <table:table-cell office:value-type="float" office:value="3.24">
                <text:p>3.24</text:p>
              </table:table-cell>
              <table:table-cell office:value-type="float" office:value="1.8">
                <text:p>1.8</text:p>
              </table:table-cell>
            </table:table-row>
            <table:table-row>
              <table:table-cell office:value-type="string">
                <text:p>6</text:p>
              </table:table-cell>
              <table:table-cell office:value-type="float" office:value="-1.75">
                <text:p>-1.75</text:p>
              </table:table-cell>
              <table:table-cell office:value-type="float" office:value="3.0625">
                <text:p>3.0625</text:p>
              </table:table-cell>
              <table:table-cell office:value-type="float" office:value="1.75">
                <text:p>1.75</text:p>
              </table:table-cell>
            </table:table-row>
            <table:table-row>
              <table:table-cell office:value-type="string">
                <text:p>7</text:p>
              </table:table-cell>
              <table:table-cell office:value-type="float" office:value="-1.7">
                <text:p>-1.7</text:p>
              </table:table-cell>
              <table:table-cell office:value-type="float" office:value="2.89">
                <text:p>2.89</text:p>
              </table:table-cell>
              <table:table-cell office:value-type="float" office:value="1.7">
                <text:p>1.7</text:p>
              </table:table-cell>
            </table:table-row>
            <table:table-row>
              <table:table-cell office:value-type="string">
                <text:p>8</text:p>
              </table:table-cell>
              <table:table-cell office:value-type="float" office:value="-1.65">
                <text:p>-1.65</text:p>
              </table:table-cell>
              <table:table-cell office:value-type="float" office:value="2.7225">
                <text:p>2.7225</text:p>
              </table:table-cell>
              <table:table-cell office:value-type="float" office:value="1.65">
                <text:p>1.65</text:p>
              </table:table-cell>
            </table:table-row>
            <table:table-row>
              <table:table-cell office:value-type="string">
                <text:p>9</text:p>
              </table:table-cell>
              <table:table-cell office:value-type="float" office:value="-1.6">
                <text:p>-1.6</text:p>
              </table:table-cell>
              <table:table-cell office:value-type="float" office:value="2.56">
                <text:p>2.56</text:p>
              </table:table-cell>
              <table:table-cell office:value-type="float" office:value="1.6">
                <text:p>1.6</text:p>
              </table:table-cell>
            </table:table-row>
            <table:table-row>
              <table:table-cell office:value-type="string">
                <text:p>10</text:p>
              </table:table-cell>
              <table:table-cell office:value-type="float" office:value="-1.55">
                <text:p>-1.55</text:p>
              </table:table-cell>
              <table:table-cell office:value-type="float" office:value="2.4025">
                <text:p>2.4025</text:p>
              </table:table-cell>
              <table:table-cell office:value-type="float" office:value="1.55">
                <text:p>1.55</text:p>
              </table:table-cell>
            </table:table-row>
            <table:table-row>
              <table:table-cell office:value-type="string">
                <text:p>11</text:p>
              </table:table-cell>
              <table:table-cell office:value-type="float" office:value="-1.5">
                <text:p>-1.5</text:p>
              </table:table-cell>
              <table:table-cell office:value-type="float" office:value="2.25">
                <text:p>2.25</text:p>
              </table:table-cell>
              <table:table-cell office:value-type="float" office:value="1.5">
                <text:p>1.5</text:p>
              </table:table-cell>
            </table:table-row>
            <table:table-row>
              <table:table-cell office:value-type="string">
                <text:p>12</text:p>
              </table:table-cell>
              <table:table-cell office:value-type="float" office:value="-1.45">
                <text:p>-1.45</text:p>
              </table:table-cell>
              <table:table-cell office:value-type="float" office:value="2.1025">
                <text:p>2.1025</text:p>
              </table:table-cell>
              <table:table-cell office:value-type="float" office:value="1.45">
                <text:p>1.45</text:p>
              </table:table-cell>
            </table:table-row>
            <table:table-row>
              <table:table-cell office:value-type="string">
                <text:p>13</text:p>
              </table:table-cell>
              <table:table-cell office:value-type="float" office:value="-1.4">
                <text:p>-1.4</text:p>
              </table:table-cell>
              <table:table-cell office:value-type="float" office:value="1.96">
                <text:p>1.96</text:p>
              </table:table-cell>
              <table:table-cell office:value-type="float" office:value="1.4">
                <text:p>1.4</text:p>
              </table:table-cell>
            </table:table-row>
            <table:table-row>
              <table:table-cell office:value-type="string">
                <text:p>14</text:p>
              </table:table-cell>
              <table:table-cell office:value-type="float" office:value="-1.35">
                <text:p>-1.35</text:p>
              </table:table-cell>
              <table:table-cell office:value-type="float" office:value="1.8225">
                <text:p>1.8225</text:p>
              </table:table-cell>
              <table:table-cell office:value-type="float" office:value="1.35">
                <text:p>1.35</text:p>
              </table:table-cell>
            </table:table-row>
            <table:table-row>
              <table:table-cell office:value-type="string">
                <text:p>15</text:p>
              </table:table-cell>
              <table:table-cell office:value-type="float" office:value="-1.3">
                <text:p>-1.3</text:p>
              </table:table-cell>
              <table:table-cell office:value-type="float" office:value="1.69">
                <text:p>1.69</text:p>
              </table:table-cell>
              <table:table-cell office:value-type="float" office:value="1.3">
                <text:p>1.3</text:p>
              </table:table-cell>
            </table:table-row>
            <table:table-row>
              <table:table-cell office:value-type="string">
                <text:p>16</text:p>
              </table:table-cell>
              <table:table-cell office:value-type="float" office:value="-1.25">
                <text:p>-1.25</text:p>
              </table:table-cell>
              <table:table-cell office:value-type="float" office:value="1.5625">
                <text:p>1.5625</text:p>
              </table:table-cell>
              <table:table-cell office:value-type="float" office:value="1.25">
                <text:p>1.25</text:p>
              </table:table-cell>
            </table:table-row>
            <table:table-row>
              <table:table-cell office:value-type="string">
                <text:p>17</text:p>
              </table:table-cell>
              <table:table-cell office:value-type="float" office:value="-1.2">
                <text:p>-1.2</text:p>
              </table:table-cell>
              <table:table-cell office:value-type="float" office:value="1.44">
                <text:p>1.44</text:p>
              </table:table-cell>
              <table:table-cell office:value-type="float" office:value="1.2">
                <text:p>1.2</text:p>
              </table:table-cell>
            </table:table-row>
            <table:table-row>
              <table:table-cell office:value-type="string">
                <text:p>18</text:p>
              </table:table-cell>
              <table:table-cell office:value-type="float" office:value="-1.15">
                <text:p>-1.15</text:p>
              </table:table-cell>
              <table:table-cell office:value-type="float" office:value="1.3225">
                <text:p>1.3225</text:p>
              </table:table-cell>
              <table:table-cell office:value-type="float" office:value="1.15">
                <text:p>1.15</text:p>
              </table:table-cell>
            </table:table-row>
            <table:table-row>
              <table:table-cell office:value-type="string">
                <text:p>19</text:p>
              </table:table-cell>
              <table:table-cell office:value-type="float" office:value="-1.1">
                <text:p>-1.1</text:p>
              </table:table-cell>
              <table:table-cell office:value-type="float" office:value="1.21">
                <text:p>1.21</text:p>
              </table:table-cell>
              <table:table-cell office:value-type="float" office:value="1.1">
                <text:p>1.1</text:p>
              </table:table-cell>
            </table:table-row>
            <table:table-row>
              <table:table-cell office:value-type="string">
                <text:p>20</text:p>
              </table:table-cell>
              <table:table-cell office:value-type="float" office:value="-1.05">
                <text:p>-1.05</text:p>
              </table:table-cell>
              <table:table-cell office:value-type="float" office:value="1.1025">
                <text:p>1.1025</text:p>
              </table:table-cell>
              <table:table-cell office:value-type="float" office:value="1.05">
                <text:p>1.05</text:p>
              </table:table-cell>
            </table:table-row>
            <table:table-row>
              <table:table-cell office:value-type="string">
                <text:p>21</text:p>
              </table:table-cell>
              <table:table-cell office:value-type="float" office:value="-0.999999999999999">
                <text:p>-0.999999999999999</text:p>
              </table:table-cell>
              <table:table-cell office:value-type="float" office:value="0.999999999999998">
                <text:p>0.999999999999998</text:p>
              </table:table-cell>
              <table:table-cell office:value-type="float" office:value="0.999999999999999">
                <text:p>0.999999999999999</text:p>
              </table:table-cell>
            </table:table-row>
            <table:table-row>
              <table:table-cell office:value-type="string">
                <text:p>22</text:p>
              </table:table-cell>
              <table:table-cell office:value-type="float" office:value="-0.949999999999999">
                <text:p>-0.949999999999999</text:p>
              </table:table-cell>
              <table:table-cell office:value-type="float" office:value="0.902499999999998">
                <text:p>0.902499999999998</text:p>
              </table:table-cell>
              <table:table-cell office:value-type="float" office:value="0.949999999999999">
                <text:p>0.949999999999999</text:p>
              </table:table-cell>
            </table:table-row>
            <table:table-row>
              <table:table-cell office:value-type="string">
                <text:p>23</text:p>
              </table:table-cell>
              <table:table-cell office:value-type="float" office:value="-0.899999999999999">
                <text:p>-0.899999999999999</text:p>
              </table:table-cell>
              <table:table-cell office:value-type="float" office:value="0.809999999999998">
                <text:p>0.809999999999998</text:p>
              </table:table-cell>
              <table:table-cell office:value-type="float" office:value="0.899999999999999">
                <text:p>0.899999999999999</text:p>
              </table:table-cell>
            </table:table-row>
            <table:table-row>
              <table:table-cell office:value-type="string">
                <text:p>24</text:p>
              </table:table-cell>
              <table:table-cell office:value-type="float" office:value="-0.849999999999999">
                <text:p>-0.849999999999999</text:p>
              </table:table-cell>
              <table:table-cell office:value-type="float" office:value="0.722499999999998">
                <text:p>0.722499999999998</text:p>
              </table:table-cell>
              <table:table-cell office:value-type="float" office:value="0.849999999999999">
                <text:p>0.849999999999999</text:p>
              </table:table-cell>
            </table:table-row>
            <table:table-row>
              <table:table-cell office:value-type="string">
                <text:p>25</text:p>
              </table:table-cell>
              <table:table-cell office:value-type="float" office:value="-0.799999999999999">
                <text:p>-0.799999999999999</text:p>
              </table:table-cell>
              <table:table-cell office:value-type="float" office:value="0.639999999999998">
                <text:p>0.639999999999998</text:p>
              </table:table-cell>
              <table:table-cell office:value-type="float" office:value="0.799999999999999">
                <text:p>0.799999999999999</text:p>
              </table:table-cell>
            </table:table-row>
            <table:table-row>
              <table:table-cell office:value-type="string">
                <text:p>26</text:p>
              </table:table-cell>
              <table:table-cell office:value-type="float" office:value="-0.749999999999999">
                <text:p>-0.749999999999999</text:p>
              </table:table-cell>
              <table:table-cell office:value-type="float" office:value="0.562499999999998">
                <text:p>0.562499999999998</text:p>
              </table:table-cell>
              <table:table-cell office:value-type="float" office:value="0.749999999999999">
                <text:p>0.749999999999999</text:p>
              </table:table-cell>
            </table:table-row>
            <table:table-row>
              <table:table-cell office:value-type="string">
                <text:p>27</text:p>
              </table:table-cell>
              <table:table-cell office:value-type="float" office:value="-0.699999999999999">
                <text:p>-0.699999999999999</text:p>
              </table:table-cell>
              <table:table-cell office:value-type="float" office:value="0.489999999999998">
                <text:p>0.489999999999998</text:p>
              </table:table-cell>
              <table:table-cell office:value-type="float" office:value="0.699999999999999">
                <text:p>0.699999999999999</text:p>
              </table:table-cell>
            </table:table-row>
            <table:table-row>
              <table:table-cell office:value-type="string">
                <text:p>28</text:p>
              </table:table-cell>
              <table:table-cell office:value-type="float" office:value="-0.649999999999999">
                <text:p>-0.649999999999999</text:p>
              </table:table-cell>
              <table:table-cell office:value-type="float" office:value="0.422499999999998">
                <text:p>0.422499999999998</text:p>
              </table:table-cell>
              <table:table-cell office:value-type="float" office:value="0.649999999999999">
                <text:p>0.649999999999999</text:p>
              </table:table-cell>
            </table:table-row>
            <table:table-row>
              <table:table-cell office:value-type="string">
                <text:p>29</text:p>
              </table:table-cell>
              <table:table-cell office:value-type="float" office:value="-0.599999999999999">
                <text:p>-0.599999999999999</text:p>
              </table:table-cell>
              <table:table-cell office:value-type="float" office:value="0.359999999999998">
                <text:p>0.359999999999998</text:p>
              </table:table-cell>
              <table:table-cell office:value-type="float" office:value="0.599999999999999">
                <text:p>0.599999999999999</text:p>
              </table:table-cell>
            </table:table-row>
            <table:table-row>
              <table:table-cell office:value-type="string">
                <text:p>30</text:p>
              </table:table-cell>
              <table:table-cell office:value-type="float" office:value="-0.549999999999999">
                <text:p>-0.549999999999999</text:p>
              </table:table-cell>
              <table:table-cell office:value-type="float" office:value="0.302499999999999">
                <text:p>0.302499999999999</text:p>
              </table:table-cell>
              <table:table-cell office:value-type="float" office:value="0.549999999999999">
                <text:p>0.549999999999999</text:p>
              </table:table-cell>
            </table:table-row>
            <table:table-row>
              <table:table-cell office:value-type="string">
                <text:p>31</text:p>
              </table:table-cell>
              <table:table-cell office:value-type="float" office:value="-0.499999999999999">
                <text:p>-0.499999999999999</text:p>
              </table:table-cell>
              <table:table-cell office:value-type="float" office:value="0.249999999999999">
                <text:p>0.249999999999999</text:p>
              </table:table-cell>
              <table:table-cell office:value-type="float" office:value="0.499999999999999">
                <text:p>0.499999999999999</text:p>
              </table:table-cell>
            </table:table-row>
            <table:table-row>
              <table:table-cell office:value-type="string">
                <text:p>32</text:p>
              </table:table-cell>
              <table:table-cell office:value-type="float" office:value="-0.449999999999999">
                <text:p>-0.449999999999999</text:p>
              </table:table-cell>
              <table:table-cell office:value-type="float" office:value="0.202499999999999">
                <text:p>0.202499999999999</text:p>
              </table:table-cell>
              <table:table-cell office:value-type="float" office:value="0.449999999999999">
                <text:p>0.449999999999999</text:p>
              </table:table-cell>
            </table:table-row>
            <table:table-row>
              <table:table-cell office:value-type="string">
                <text:p>33</text:p>
              </table:table-cell>
              <table:table-cell office:value-type="float" office:value="-0.399999999999999">
                <text:p>-0.399999999999999</text:p>
              </table:table-cell>
              <table:table-cell office:value-type="float" office:value="0.159999999999999">
                <text:p>0.159999999999999</text:p>
              </table:table-cell>
              <table:table-cell office:value-type="float" office:value="0.399999999999999">
                <text:p>0.399999999999999</text:p>
              </table:table-cell>
            </table:table-row>
            <table:table-row>
              <table:table-cell office:value-type="string">
                <text:p>34</text:p>
              </table:table-cell>
              <table:table-cell office:value-type="float" office:value="-0.349999999999999">
                <text:p>-0.349999999999999</text:p>
              </table:table-cell>
              <table:table-cell office:value-type="float" office:value="0.122499999999999">
                <text:p>0.122499999999999</text:p>
              </table:table-cell>
              <table:table-cell office:value-type="float" office:value="0.349999999999999">
                <text:p>0.349999999999999</text:p>
              </table:table-cell>
            </table:table-row>
            <table:table-row>
              <table:table-cell office:value-type="string">
                <text:p>35</text:p>
              </table:table-cell>
              <table:table-cell office:value-type="float" office:value="-0.299999999999998">
                <text:p>-0.299999999999998</text:p>
              </table:table-cell>
              <table:table-cell office:value-type="float" office:value="0.0899999999999991">
                <text:p>0.0899999999999991</text:p>
              </table:table-cell>
              <table:table-cell office:value-type="float" office:value="0.299999999999998">
                <text:p>0.299999999999998</text:p>
              </table:table-cell>
            </table:table-row>
            <table:table-row>
              <table:table-cell office:value-type="string">
                <text:p>36</text:p>
              </table:table-cell>
              <table:table-cell office:value-type="float" office:value="-0.249999999999998">
                <text:p>-0.249999999999998</text:p>
              </table:table-cell>
              <table:table-cell office:value-type="float" office:value="0.0624999999999992">
                <text:p>0.0624999999999992</text:p>
              </table:table-cell>
              <table:table-cell office:value-type="float" office:value="0.249999999999998">
                <text:p>0.249999999999998</text:p>
              </table:table-cell>
            </table:table-row>
            <table:table-row>
              <table:table-cell office:value-type="string">
                <text:p>37</text:p>
              </table:table-cell>
              <table:table-cell office:value-type="float" office:value="-0.199999999999998">
                <text:p>-0.199999999999998</text:p>
              </table:table-cell>
              <table:table-cell office:value-type="float" office:value="0.0399999999999994">
                <text:p>0.0399999999999994</text:p>
              </table:table-cell>
              <table:table-cell office:value-type="float" office:value="0.199999999999998">
                <text:p>0.199999999999998</text:p>
              </table:table-cell>
            </table:table-row>
            <table:table-row>
              <table:table-cell office:value-type="string">
                <text:p>38</text:p>
              </table:table-cell>
              <table:table-cell office:value-type="float" office:value="-0.149999999999998">
                <text:p>-0.149999999999998</text:p>
              </table:table-cell>
              <table:table-cell office:value-type="float" office:value="0.0224999999999995">
                <text:p>0.0224999999999995</text:p>
              </table:table-cell>
              <table:table-cell office:value-type="float" office:value="0.149999999999998">
                <text:p>0.149999999999998</text:p>
              </table:table-cell>
            </table:table-row>
            <table:table-row>
              <table:table-cell office:value-type="string">
                <text:p>39</text:p>
              </table:table-cell>
              <table:table-cell office:value-type="float" office:value="-0.0999999999999983">
                <text:p>-0.0999999999999983</text:p>
              </table:table-cell>
              <table:table-cell office:value-type="float" office:value="0.00999999999999966">
                <text:p>0.00999999999999966</text:p>
              </table:table-cell>
              <table:table-cell office:value-type="float" office:value="0.0999999999999983">
                <text:p>0.0999999999999983</text:p>
              </table:table-cell>
            </table:table-row>
            <table:table-row>
              <table:table-cell office:value-type="string">
                <text:p>40</text:p>
              </table:table-cell>
              <table:table-cell office:value-type="float" office:value="-0.0499999999999983">
                <text:p>-0.0499999999999983</text:p>
              </table:table-cell>
              <table:table-cell office:value-type="float" office:value="0.00249999999999983">
                <text:p>0.00249999999999983</text:p>
              </table:table-cell>
              <table:table-cell office:value-type="float" office:value="0.0499999999999983">
                <text:p>0.0499999999999983</text:p>
              </table:table-cell>
            </table:table-row>
            <table:table-row>
              <table:table-cell office:value-type="string">
                <text:p>41</text:p>
              </table:table-cell>
              <table:table-cell office:value-type="float" office:value="1.77635683940025E-015">
                <text:p>1.77635683940025E-015</text:p>
              </table:table-cell>
              <table:table-cell office:value-type="float" office:value="3.15544362088405E-030">
                <text:p>3.15544362088405E-030</text:p>
              </table:table-cell>
              <table:table-cell office:value-type="float" office:value="1.77635683940025E-015">
                <text:p>1.77635683940025E-015</text:p>
              </table:table-cell>
            </table:table-row>
            <table:table-row>
              <table:table-cell office:value-type="string">
                <text:p>42</text:p>
              </table:table-cell>
              <table:table-cell office:value-type="float" office:value="0.0500000000000016">
                <text:p>0.0500000000000016</text:p>
              </table:table-cell>
              <table:table-cell office:value-type="float" office:value="0.00250000000000016">
                <text:p>0.00250000000000016</text:p>
              </table:table-cell>
              <table:table-cell office:value-type="float" office:value="0.0500000000000016">
                <text:p>0.0500000000000016</text:p>
              </table:table-cell>
            </table:table-row>
            <table:table-row>
              <table:table-cell office:value-type="string">
                <text:p>43</text:p>
              </table:table-cell>
              <table:table-cell office:value-type="float" office:value="0.100000000000002">
                <text:p>0.100000000000002</text:p>
              </table:table-cell>
              <table:table-cell office:value-type="float" office:value="0.0100000000000004">
                <text:p>0.0100000000000004</text:p>
              </table:table-cell>
              <table:table-cell office:value-type="float" office:value="0.100000000000002">
                <text:p>0.100000000000002</text:p>
              </table:table-cell>
            </table:table-row>
            <table:table-row>
              <table:table-cell office:value-type="string">
                <text:p>44</text:p>
              </table:table-cell>
              <table:table-cell office:value-type="float" office:value="0.150000000000002">
                <text:p>0.150000000000002</text:p>
              </table:table-cell>
              <table:table-cell office:value-type="float" office:value="0.0225000000000006">
                <text:p>0.0225000000000006</text:p>
              </table:table-cell>
              <table:table-cell office:value-type="float" office:value="0.150000000000002">
                <text:p>0.150000000000002</text:p>
              </table:table-cell>
            </table:table-row>
            <table:table-row>
              <table:table-cell office:value-type="string">
                <text:p>45</text:p>
              </table:table-cell>
              <table:table-cell office:value-type="float" office:value="0.200000000000002">
                <text:p>0.200000000000002</text:p>
              </table:table-cell>
              <table:table-cell office:value-type="float" office:value="0.0400000000000008">
                <text:p>0.0400000000000008</text:p>
              </table:table-cell>
              <table:table-cell office:value-type="float" office:value="0.200000000000002">
                <text:p>0.200000000000002</text:p>
              </table:table-cell>
            </table:table-row>
            <table:table-row>
              <table:table-cell office:value-type="string">
                <text:p>46</text:p>
              </table:table-cell>
              <table:table-cell office:value-type="float" office:value="0.250000000000002">
                <text:p>0.250000000000002</text:p>
              </table:table-cell>
              <table:table-cell office:value-type="float" office:value="0.0625000000000009">
                <text:p>0.0625000000000009</text:p>
              </table:table-cell>
              <table:table-cell office:value-type="float" office:value="0.250000000000002">
                <text:p>0.250000000000002</text:p>
              </table:table-cell>
            </table:table-row>
            <table:table-row>
              <table:table-cell office:value-type="string">
                <text:p>47</text:p>
              </table:table-cell>
              <table:table-cell office:value-type="float" office:value="0.300000000000002">
                <text:p>0.300000000000002</text:p>
              </table:table-cell>
              <table:table-cell office:value-type="float" office:value="0.0900000000000012">
                <text:p>0.0900000000000012</text:p>
              </table:table-cell>
              <table:table-cell office:value-type="float" office:value="0.300000000000002">
                <text:p>0.300000000000002</text:p>
              </table:table-cell>
            </table:table-row>
            <table:table-row>
              <table:table-cell office:value-type="string">
                <text:p>48</text:p>
              </table:table-cell>
              <table:table-cell office:value-type="float" office:value="0.350000000000002">
                <text:p>0.350000000000002</text:p>
              </table:table-cell>
              <table:table-cell office:value-type="float" office:value="0.122500000000002">
                <text:p>0.122500000000002</text:p>
              </table:table-cell>
              <table:table-cell office:value-type="float" office:value="0.350000000000002">
                <text:p>0.350000000000002</text:p>
              </table:table-cell>
            </table:table-row>
            <table:table-row>
              <table:table-cell office:value-type="string">
                <text:p>49</text:p>
              </table:table-cell>
              <table:table-cell office:value-type="float" office:value="0.400000000000002">
                <text:p>0.400000000000002</text:p>
              </table:table-cell>
              <table:table-cell office:value-type="float" office:value="0.160000000000002">
                <text:p>0.160000000000002</text:p>
              </table:table-cell>
              <table:table-cell office:value-type="float" office:value="0.400000000000002">
                <text:p>0.400000000000002</text:p>
              </table:table-cell>
            </table:table-row>
            <table:table-row>
              <table:table-cell office:value-type="string">
                <text:p>50</text:p>
              </table:table-cell>
              <table:table-cell office:value-type="float" office:value="0.450000000000002">
                <text:p>0.450000000000002</text:p>
              </table:table-cell>
              <table:table-cell office:value-type="float" office:value="0.202500000000002">
                <text:p>0.202500000000002</text:p>
              </table:table-cell>
              <table:table-cell office:value-type="float" office:value="0.450000000000002">
                <text:p>0.450000000000002</text:p>
              </table:table-cell>
            </table:table-row>
            <table:table-row>
              <table:table-cell office:value-type="string">
                <text:p>51</text:p>
              </table:table-cell>
              <table:table-cell office:value-type="float" office:value="0.500000000000002">
                <text:p>0.500000000000002</text:p>
              </table:table-cell>
              <table:table-cell office:value-type="float" office:value="0.250000000000002">
                <text:p>0.250000000000002</text:p>
              </table:table-cell>
              <table:table-cell office:value-type="float" office:value="0.500000000000002">
                <text:p>0.500000000000002</text:p>
              </table:table-cell>
            </table:table-row>
            <table:table-row>
              <table:table-cell office:value-type="string">
                <text:p>52</text:p>
              </table:table-cell>
              <table:table-cell office:value-type="float" office:value="0.550000000000003">
                <text:p>0.550000000000003</text:p>
              </table:table-cell>
              <table:table-cell office:value-type="float" office:value="0.302500000000003">
                <text:p>0.302500000000003</text:p>
              </table:table-cell>
              <table:table-cell office:value-type="float" office:value="0.550000000000003">
                <text:p>0.550000000000003</text:p>
              </table:table-cell>
            </table:table-row>
            <table:table-row>
              <table:table-cell office:value-type="string">
                <text:p>53</text:p>
              </table:table-cell>
              <table:table-cell office:value-type="float" office:value="0.600000000000002">
                <text:p>0.600000000000002</text:p>
              </table:table-cell>
              <table:table-cell office:value-type="float" office:value="0.360000000000003">
                <text:p>0.360000000000003</text:p>
              </table:table-cell>
              <table:table-cell office:value-type="float" office:value="0.600000000000002">
                <text:p>0.600000000000002</text:p>
              </table:table-cell>
            </table:table-row>
            <table:table-row>
              <table:table-cell office:value-type="string">
                <text:p>54</text:p>
              </table:table-cell>
              <table:table-cell office:value-type="float" office:value="0.650000000000002">
                <text:p>0.650000000000002</text:p>
              </table:table-cell>
              <table:table-cell office:value-type="float" office:value="0.422500000000003">
                <text:p>0.422500000000003</text:p>
              </table:table-cell>
              <table:table-cell office:value-type="float" office:value="0.650000000000002">
                <text:p>0.650000000000002</text:p>
              </table:table-cell>
            </table:table-row>
            <table:table-row>
              <table:table-cell office:value-type="string">
                <text:p>55</text:p>
              </table:table-cell>
              <table:table-cell office:value-type="float" office:value="0.700000000000002">
                <text:p>0.700000000000002</text:p>
              </table:table-cell>
              <table:table-cell office:value-type="float" office:value="0.490000000000003">
                <text:p>0.490000000000003</text:p>
              </table:table-cell>
              <table:table-cell office:value-type="float" office:value="0.700000000000002">
                <text:p>0.700000000000002</text:p>
              </table:table-cell>
            </table:table-row>
            <table:table-row>
              <table:table-cell office:value-type="string">
                <text:p>56</text:p>
              </table:table-cell>
              <table:table-cell office:value-type="float" office:value="0.750000000000003">
                <text:p>0.750000000000003</text:p>
              </table:table-cell>
              <table:table-cell office:value-type="float" office:value="0.562500000000004">
                <text:p>0.562500000000004</text:p>
              </table:table-cell>
              <table:table-cell office:value-type="float" office:value="0.750000000000003">
                <text:p>0.750000000000003</text:p>
              </table:table-cell>
            </table:table-row>
            <table:table-row>
              <table:table-cell office:value-type="string">
                <text:p>57</text:p>
              </table:table-cell>
              <table:table-cell office:value-type="float" office:value="0.800000000000003">
                <text:p>0.800000000000003</text:p>
              </table:table-cell>
              <table:table-cell office:value-type="float" office:value="0.640000000000004">
                <text:p>0.640000000000004</text:p>
              </table:table-cell>
              <table:table-cell office:value-type="float" office:value="0.800000000000003">
                <text:p>0.800000000000003</text:p>
              </table:table-cell>
            </table:table-row>
            <table:table-row>
              <table:table-cell office:value-type="string">
                <text:p>58</text:p>
              </table:table-cell>
              <table:table-cell office:value-type="float" office:value="0.850000000000002">
                <text:p>0.850000000000002</text:p>
              </table:table-cell>
              <table:table-cell office:value-type="float" office:value="0.722500000000004">
                <text:p>0.722500000000004</text:p>
              </table:table-cell>
              <table:table-cell office:value-type="float" office:value="0.850000000000002">
                <text:p>0.850000000000002</text:p>
              </table:table-cell>
            </table:table-row>
            <table:table-row>
              <table:table-cell office:value-type="string">
                <text:p>59</text:p>
              </table:table-cell>
              <table:table-cell office:value-type="float" office:value="0.900000000000003">
                <text:p>0.900000000000003</text:p>
              </table:table-cell>
              <table:table-cell office:value-type="float" office:value="0.810000000000005">
                <text:p>0.810000000000005</text:p>
              </table:table-cell>
              <table:table-cell office:value-type="float" office:value="0.900000000000003">
                <text:p>0.900000000000003</text:p>
              </table:table-cell>
            </table:table-row>
            <table:table-row>
              <table:table-cell office:value-type="string">
                <text:p>60</text:p>
              </table:table-cell>
              <table:table-cell office:value-type="float" office:value="0.950000000000003">
                <text:p>0.950000000000003</text:p>
              </table:table-cell>
              <table:table-cell office:value-type="float" office:value="0.902500000000005">
                <text:p>0.902500000000005</text:p>
              </table:table-cell>
              <table:table-cell office:value-type="float" office:value="0.950000000000003">
                <text:p>0.950000000000003</text:p>
              </table:table-cell>
            </table:table-row>
            <table:table-row>
              <table:table-cell office:value-type="string">
                <text:p>61</text:p>
              </table:table-cell>
              <table:table-cell office:value-type="float" office:value="1">
                <text:p>1</text:p>
              </table:table-cell>
              <table:table-cell office:value-type="float" office:value="1.00000000000001">
                <text:p>1.00000000000001</text:p>
              </table:table-cell>
              <table:table-cell office:value-type="float" office:value="1">
                <text:p>1</text:p>
              </table:table-cell>
            </table:table-row>
            <table:table-row>
              <table:table-cell office:value-type="string">
                <text:p>62</text:p>
              </table:table-cell>
              <table:table-cell office:value-type="float" office:value="1.05">
                <text:p>1.05</text:p>
              </table:table-cell>
              <table:table-cell office:value-type="float" office:value="1.10250000000001">
                <text:p>1.10250000000001</text:p>
              </table:table-cell>
              <table:table-cell office:value-type="float" office:value="1.05">
                <text:p>1.05</text:p>
              </table:table-cell>
            </table:table-row>
            <table:table-row>
              <table:table-cell office:value-type="string">
                <text:p>63</text:p>
              </table:table-cell>
              <table:table-cell office:value-type="float" office:value="1.1">
                <text:p>1.1</text:p>
              </table:table-cell>
              <table:table-cell office:value-type="float" office:value="1.21000000000001">
                <text:p>1.21000000000001</text:p>
              </table:table-cell>
              <table:table-cell office:value-type="float" office:value="1.1">
                <text:p>1.1</text:p>
              </table:table-cell>
            </table:table-row>
            <table:table-row>
              <table:table-cell office:value-type="string">
                <text:p>64</text:p>
              </table:table-cell>
              <table:table-cell office:value-type="float" office:value="1.15">
                <text:p>1.15</text:p>
              </table:table-cell>
              <table:table-cell office:value-type="float" office:value="1.32250000000001">
                <text:p>1.32250000000001</text:p>
              </table:table-cell>
              <table:table-cell office:value-type="float" office:value="1.15">
                <text:p>1.15</text:p>
              </table:table-cell>
            </table:table-row>
            <table:table-row>
              <table:table-cell office:value-type="string">
                <text:p>65</text:p>
              </table:table-cell>
              <table:table-cell office:value-type="float" office:value="1.2">
                <text:p>1.2</text:p>
              </table:table-cell>
              <table:table-cell office:value-type="float" office:value="1.44000000000001">
                <text:p>1.44000000000001</text:p>
              </table:table-cell>
              <table:table-cell office:value-type="float" office:value="1.2">
                <text:p>1.2</text:p>
              </table:table-cell>
            </table:table-row>
            <table:table-row>
              <table:table-cell office:value-type="string">
                <text:p>66</text:p>
              </table:table-cell>
              <table:table-cell office:value-type="float" office:value="1.25">
                <text:p>1.25</text:p>
              </table:table-cell>
              <table:table-cell office:value-type="float" office:value="1.56250000000001">
                <text:p>1.56250000000001</text:p>
              </table:table-cell>
              <table:table-cell office:value-type="float" office:value="1.25">
                <text:p>1.25</text:p>
              </table:table-cell>
            </table:table-row>
            <table:table-row>
              <table:table-cell office:value-type="string">
                <text:p>67</text:p>
              </table:table-cell>
              <table:table-cell office:value-type="float" office:value="1.3">
                <text:p>1.3</text:p>
              </table:table-cell>
              <table:table-cell office:value-type="float" office:value="1.69000000000001">
                <text:p>1.69000000000001</text:p>
              </table:table-cell>
              <table:table-cell office:value-type="float" office:value="1.3">
                <text:p>1.3</text:p>
              </table:table-cell>
            </table:table-row>
            <table:table-row>
              <table:table-cell office:value-type="string">
                <text:p>68</text:p>
              </table:table-cell>
              <table:table-cell office:value-type="float" office:value="1.35">
                <text:p>1.35</text:p>
              </table:table-cell>
              <table:table-cell office:value-type="float" office:value="1.82250000000001">
                <text:p>1.82250000000001</text:p>
              </table:table-cell>
              <table:table-cell office:value-type="float" office:value="1.35">
                <text:p>1.35</text:p>
              </table:table-cell>
            </table:table-row>
            <table:table-row>
              <table:table-cell office:value-type="string">
                <text:p>69</text:p>
              </table:table-cell>
              <table:table-cell office:value-type="float" office:value="1.4">
                <text:p>1.4</text:p>
              </table:table-cell>
              <table:table-cell office:value-type="float" office:value="1.96000000000001">
                <text:p>1.96000000000001</text:p>
              </table:table-cell>
              <table:table-cell office:value-type="float" office:value="1.4">
                <text:p>1.4</text:p>
              </table:table-cell>
            </table:table-row>
            <table:table-row>
              <table:table-cell office:value-type="string">
                <text:p>70</text:p>
              </table:table-cell>
              <table:table-cell office:value-type="float" office:value="1.45">
                <text:p>1.45</text:p>
              </table:table-cell>
              <table:table-cell office:value-type="float" office:value="2.10250000000001">
                <text:p>2.10250000000001</text:p>
              </table:table-cell>
              <table:table-cell office:value-type="float" office:value="1.45">
                <text:p>1.45</text:p>
              </table:table-cell>
            </table:table-row>
            <table:table-row>
              <table:table-cell office:value-type="string">
                <text:p>71</text:p>
              </table:table-cell>
              <table:table-cell office:value-type="float" office:value="1.5">
                <text:p>1.5</text:p>
              </table:table-cell>
              <table:table-cell office:value-type="float" office:value="2.25000000000001">
                <text:p>2.25000000000001</text:p>
              </table:table-cell>
              <table:table-cell office:value-type="float" office:value="1.5">
                <text:p>1.5</text:p>
              </table:table-cell>
            </table:table-row>
            <table:table-row>
              <table:table-cell office:value-type="string">
                <text:p>72</text:p>
              </table:table-cell>
              <table:table-cell office:value-type="float" office:value="1.55">
                <text:p>1.55</text:p>
              </table:table-cell>
              <table:table-cell office:value-type="float" office:value="2.40250000000001">
                <text:p>2.40250000000001</text:p>
              </table:table-cell>
              <table:table-cell office:value-type="float" office:value="1.55">
                <text:p>1.55</text:p>
              </table:table-cell>
            </table:table-row>
            <table:table-row>
              <table:table-cell office:value-type="string">
                <text:p>73</text:p>
              </table:table-cell>
              <table:table-cell office:value-type="float" office:value="1.6">
                <text:p>1.6</text:p>
              </table:table-cell>
              <table:table-cell office:value-type="float" office:value="2.56000000000001">
                <text:p>2.56000000000001</text:p>
              </table:table-cell>
              <table:table-cell office:value-type="float" office:value="1.6">
                <text:p>1.6</text:p>
              </table:table-cell>
            </table:table-row>
            <table:table-row>
              <table:table-cell office:value-type="string">
                <text:p>74</text:p>
              </table:table-cell>
              <table:table-cell office:value-type="float" office:value="1.65">
                <text:p>1.65</text:p>
              </table:table-cell>
              <table:table-cell office:value-type="float" office:value="2.72250000000001">
                <text:p>2.72250000000001</text:p>
              </table:table-cell>
              <table:table-cell office:value-type="float" office:value="1.65">
                <text:p>1.65</text:p>
              </table:table-cell>
            </table:table-row>
            <table:table-row>
              <table:table-cell office:value-type="string">
                <text:p>75</text:p>
              </table:table-cell>
              <table:table-cell office:value-type="float" office:value="1.7">
                <text:p>1.7</text:p>
              </table:table-cell>
              <table:table-cell office:value-type="float" office:value="2.89000000000001">
                <text:p>2.89000000000001</text:p>
              </table:table-cell>
              <table:table-cell office:value-type="float" office:value="1.7">
                <text:p>1.7</text:p>
              </table:table-cell>
            </table:table-row>
            <table:table-row>
              <table:table-cell office:value-type="string">
                <text:p>76</text:p>
              </table:table-cell>
              <table:table-cell office:value-type="float" office:value="1.75">
                <text:p>1.75</text:p>
              </table:table-cell>
              <table:table-cell office:value-type="float" office:value="3.06250000000001">
                <text:p>3.06250000000001</text:p>
              </table:table-cell>
              <table:table-cell office:value-type="float" office:value="1.75">
                <text:p>1.75</text:p>
              </table:table-cell>
            </table:table-row>
            <table:table-row>
              <table:table-cell office:value-type="string">
                <text:p>77</text:p>
              </table:table-cell>
              <table:table-cell office:value-type="float" office:value="1.8">
                <text:p>1.8</text:p>
              </table:table-cell>
              <table:table-cell office:value-type="float" office:value="3.24000000000001">
                <text:p>3.24000000000001</text:p>
              </table:table-cell>
              <table:table-cell office:value-type="float" office:value="1.8">
                <text:p>1.8</text:p>
              </table:table-cell>
            </table:table-row>
            <table:table-row>
              <table:table-cell office:value-type="string">
                <text:p>78</text:p>
              </table:table-cell>
              <table:table-cell office:value-type="float" office:value="1.85">
                <text:p>1.85</text:p>
              </table:table-cell>
              <table:table-cell office:value-type="float" office:value="3.42250000000001">
                <text:p>3.42250000000001</text:p>
              </table:table-cell>
              <table:table-cell office:value-type="float" office:value="1.85">
                <text:p>1.85</text:p>
              </table:table-cell>
            </table:table-row>
            <table:table-row>
              <table:table-cell office:value-type="string">
                <text:p>79</text:p>
              </table:table-cell>
              <table:table-cell office:value-type="float" office:value="1.9">
                <text:p>1.9</text:p>
              </table:table-cell>
              <table:table-cell office:value-type="float" office:value="3.61000000000001">
                <text:p>3.61000000000001</text:p>
              </table:table-cell>
              <table:table-cell office:value-type="float" office:value="1.9">
                <text:p>1.9</text:p>
              </table:table-cell>
            </table:table-row>
            <table:table-row>
              <table:table-cell office:value-type="string">
                <text:p>80</text:p>
              </table:table-cell>
              <table:table-cell office:value-type="float" office:value="1.95">
                <text:p>1.95</text:p>
              </table:table-cell>
              <table:table-cell office:value-type="float" office:value="3.80250000000001">
                <text:p>3.80250000000001</text:p>
              </table:table-cell>
              <table:table-cell office:value-type="float" office:value="1.95">
                <text:p>1.95</text:p>
              </table:table-cell>
            </table:table-row>
            <table:table-row>
              <table:table-cell office:value-type="string">
                <text:p>81</text:p>
              </table:table-cell>
              <table:table-cell office:value-type="float" office:value="2">
                <text:p>2</text:p>
              </table:table-cell>
              <table:table-cell office:value-type="float" office:value="4.00000000000001">
                <text:p>4.0000000000000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math xmlns="http://www.w3.org/1998/Math/MathML">
  <semantics>
    <mrow>
      <mtable>
        <mtr>
          <mtd>
            <mrow>
              <mstyle color="red">
                <mrow>
                  <mi>y</mi>
                </mrow>
              </mstyle>
            </mrow>
          </mtd>
          <mtd>
            <mrow>
              <mtext>=</mtext>
            </mrow>
          </mtd>
          <mtd>
            <mrow>
              <mtext>sign</mtext>
              <mrow>
                <mo stretchy="false">(</mo>
                <mrow>
                  <mrow>
                    <mstyle color="green">
                      <mrow>
                        <mstyle mathvariant="bold">
                          <mrow>
                            <mi>w</mi>
                          </mrow>
                        </mstyle>
                      </mrow>
                    </mstyle>
                    <mo stretchy="false">⋅</mo>
                    <mstyle color="fuchsia">
                      <mrow>
                        <mstyle mathvariant="bold">
                          <mrow>
                            <mo stretchy="false">ϕ</mo>
                          </mrow>
                        </mstyle>
                      </mrow>
                    </mstyle>
                  </mrow>
                  <mrow>
                    <mo stretchy="false">(</mo>
                    <mrow>
                      <mstyle color="blue">
                        <mrow>
                          <mi>x</mi>
                        </mrow>
                      </mstyle>
                    </mrow>
                    <mo stretchy="false">)</mo>
                  </mrow>
                </mrow>
                <mo stretchy="false">)</mo>
              </mrow>
            </mrow>
          </mtd>
        </mtr>
        <mtr>
          <mtd>
            <mrow>
              <mrow/>
            </mrow>
          </mtd>
          <mtd>
            <mrow>
              <mtext>=</mtext>
            </mrow>
          </mtd>
          <mtd>
            <mrow>
              <mtext>sign</mtext>
              <mrow>
                <mo stretchy="false">(</mo>
                <mrow>
                  <mrow>
                    <mrow>
                      <msubsup>
                        <mo stretchy="false">∑</mo>
                        <mrow>
                          <mrow>
                            <mi>i</mi>
                            <mo stretchy="false">=</mo>
                            <mn>1</mn>
                          </mrow>
                        </mrow>
                        <mi>I</mi>
                      </msubsup>
                      <mstyle color="green">
                        <mrow>
                          <msub>
                            <mi>w</mi>
                            <mi>i</mi>
                          </msub>
                        </mrow>
                      </mstyle>
                    </mrow>
                    <mo stretchy="false">⋅</mo>
                    <mstyle color="fuchsia">
                      <mrow>
                        <msub>
                          <mo stretchy="false">ϕ</mo>
                          <mi>i</mi>
                        </msub>
                      </mrow>
                    </mstyle>
                  </mrow>
                  <mrow>
                    <mo stretchy="false">(</mo>
                    <mrow>
                      <mstyle color="blue">
                        <mrow>
                          <mi>x</mi>
                        </mrow>
                      </mstyle>
                    </mrow>
                    <mo stretchy="false">)</mo>
                  </mrow>
                </mrow>
                <mo stretchy="false">)</mo>
              </mrow>
            </mrow>
          </mtd>
        </mtr>
      </mtable>
    </mrow>
    <annotation encoding="StarMath 5.0">matrix{color red y # "=" # "sign"(color green bold w cdot color magenta bold %phi(color blue x)) ##
{} # "=" # "sign"(sum_{i=1}^I color green w_i cdot color magenta %phi_i(color blue x))}</annotation>
  </semantics>
</math>
</file>